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5in" fo:margin-left="0in" fo:break-before="page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2.5688in"/>
    </style:style>
    <style:style style:name="Table1.D" style:family="table-column">
      <style:table-column-properties style:column-width="2.0563in"/>
    </style:style>
    <style:style style:name="Table1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1.A2" style:family="table-cell">
      <style:table-cell-properties style:vertical-align="middle" fo:background-color="#eeeeee" fo:padding="0in" fo:border="none" style:writing-mode="page">
        <style:background-image/>
      </style:table-cell-properties>
    </style:style>
    <style:style style:name="Table1.A3" style:family="table-cell">
      <style:table-cell-properties style:vertical-align="middle" fo:padding="0in" fo:border="none" style:writing-mode="page"/>
    </style:style>
    <style:style style:name="Table1.B3" style:family="table-cell">
      <style:table-cell-properties style:vertical-align="middle" fo:padding="0in" fo:border="none" style:writing-mode="page"/>
    </style:style>
    <style:style style:name="Table1.C3" style:family="table-cell">
      <style:table-cell-properties style:vertical-align="middle" fo:padding="0in" fo:border="none" style:writing-mode="page"/>
    </style:style>
    <style:style style:name="Table1.D3" style:family="table-cell">
      <style:table-cell-properties style:vertical-align="middle" fo:padding="0in" fo:border="none" style:writing-mode="page"/>
    </style:style>
    <style:style style:name="Table1.A4" style:family="table-cell">
      <style:table-cell-properties style:vertical-align="middle"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style:vertical-align="middle" fo:padding="0in" fo:border="none" style:writing-mode="page"/>
    </style:style>
    <style:style style:name="Table1.D4" style:family="table-cell">
      <style:table-cell-properties style:vertical-align="middle" fo:padding="0in" fo:border="none" style:writing-mode="page"/>
    </style:style>
    <style:style style:name="Table1.A5" style:family="table-cell">
      <style:table-cell-properties style:vertical-align="middle" fo:padding="0in" fo:border="none" style:writing-mode="page"/>
    </style:style>
    <style:style style:name="Table1.B5" style:family="table-cell">
      <style:table-cell-properties style:vertical-align="middle" fo:padding="0in" fo:border="none" style:writing-mode="page"/>
    </style:style>
    <style:style style:name="Table1.C5" style:family="table-cell">
      <style:table-cell-properties style:vertical-align="middle" fo:padding="0in" fo:border="none" style:writing-mode="page"/>
    </style:style>
    <style:style style:name="Table1.D5" style:family="table-cell">
      <style:table-cell-properties style:vertical-align="middle" fo:padding="0in" fo:border="none" style:writing-mode="page"/>
    </style:style>
    <style:style style:name="Table1.A6" style:family="table-cell">
      <style:table-cell-properties style:vertical-align="middle" fo:padding="0in" fo:border="none" style:writing-mode="page"/>
    </style:style>
    <style:style style:name="Table1.B6" style:family="table-cell">
      <style:table-cell-properties style:vertical-align="middle" fo:padding="0in" fo:border="none" style:writing-mode="page"/>
    </style:style>
    <style:style style:name="Table1.C6" style:family="table-cell">
      <style:table-cell-properties style:vertical-align="middle" fo:padding="0in" fo:border="none" style:writing-mode="page"/>
    </style:style>
    <style:style style:name="Table1.D6" style:family="table-cell">
      <style:table-cell-properties style:vertical-align="middle" fo:padding="0in" fo:border="none" style:writing-mode="page"/>
    </style:style>
    <style:style style:name="Table1.A7" style:family="table-cell">
      <style:table-cell-properties style:vertical-align="middle"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Table1.D7" style:family="table-cell">
      <style:table-cell-properties fo:padding="0in" fo:border="none" style:writing-mode="page"/>
    </style:style>
    <style:style style:name="Table1.A8" style:family="table-cell">
      <style:table-cell-properties style:vertical-align="middle" fo:padding="0in" fo:border="none" style:writing-mode="page"/>
    </style:style>
    <style:style style:name="Table1.B8" style:family="table-cell">
      <style:table-cell-properties fo:padding="0in" fo:border="none" style:writing-mode="page"/>
    </style:style>
    <style:style style:name="Table1.C8" style:family="table-cell">
      <style:table-cell-properties fo:padding="0in" fo:border="none" style:writing-mode="page"/>
    </style:style>
    <style:style style:name="Table1.D8" style:family="table-cell">
      <style:table-cell-properties fo:padding="0in" fo:border="none" style:writing-mode="page"/>
    </style:style>
    <style:style style:name="Table1.A9" style:family="table-cell">
      <style:table-cell-properties style:vertical-align="middle" fo:padding="0in" fo:border="none" style:writing-mode="page"/>
    </style:style>
    <style:style style:name="Table1.B9" style:family="table-cell">
      <style:table-cell-properties fo:padding="0in" fo:border="none" style:writing-mode="page"/>
    </style:style>
    <style:style style:name="Table1.C9" style:family="table-cell">
      <style:table-cell-properties fo:padding="0in" fo:border="none" style:writing-mode="page"/>
    </style:style>
    <style:style style:name="Table1.D9" style:family="table-cell">
      <style:table-cell-properties fo:padding="0in" fo:border="none" style:writing-mode="page"/>
    </style:style>
    <style:style style:name="Table1.A10" style:family="table-cell">
      <style:table-cell-properties style:vertical-align="middle" fo:padding="0in" fo:border="none" style:writing-mode="page"/>
    </style:style>
    <style:style style:name="Table1.B10" style:family="table-cell">
      <style:table-cell-properties fo:padding="0in" fo:border="none" style:writing-mode="page"/>
    </style:style>
    <style:style style:name="Table1.C10" style:family="table-cell">
      <style:table-cell-properties fo:padding="0in" fo:border="none" style:writing-mode="page"/>
    </style:style>
    <style:style style:name="Table1.D10" style:family="table-cell">
      <style:table-cell-properties fo:padding="0in" fo:border="none" style:writing-mode="page"/>
    </style:style>
    <style:style style:name="Table1.A11" style:family="table-cell">
      <style:table-cell-properties style:vertical-align="middle" fo:padding="0in" fo:border="none" style:writing-mode="page"/>
    </style:style>
    <style:style style:name="Table1.B11" style:family="table-cell">
      <style:table-cell-properties fo:padding="0in" fo:border="none" style:writing-mode="page"/>
    </style:style>
    <style:style style:name="Table1.C11" style:family="table-cell">
      <style:table-cell-properties fo:padding="0in" fo:border="none" style:writing-mode="page"/>
    </style:style>
    <style:style style:name="Table1.D11" style:family="table-cell">
      <style:table-cell-properties fo:padding="0in" fo:border="none" style:writing-mode="page"/>
    </style:style>
    <style:style style:name="Table1.12" style:family="table-row">
      <style:table-row-properties style:min-row-height="1.2042in"/>
    </style:style>
    <style:style style:name="Table1.A12" style:family="table-cell">
      <style:table-cell-properties style:vertical-align="middle" fo:padding="0in" fo:border="none" style:writing-mode="page"/>
    </style:style>
    <style:style style:name="Table1.B12" style:family="table-cell">
      <style:table-cell-properties fo:padding="0in" fo:border="none" style:writing-mode="page"/>
    </style:style>
    <style:style style:name="Table1.C12" style:family="table-cell">
      <style:table-cell-properties fo:padding="0in" fo:border="none" style:writing-mode="page"/>
    </style:style>
    <style:style style:name="Table1.D12" style:family="table-cell">
      <style:table-cell-properties fo:padding="0in" fo:border="none" style:writing-mode="page"/>
    </style:style>
    <style:style style:name="Table1.A13" style:family="table-cell">
      <style:table-cell-properties style:vertical-align="middle" fo:padding="0in" fo:border="none" style:writing-mode="page"/>
    </style:style>
    <style:style style:name="Table1.B13" style:family="table-cell">
      <style:table-cell-properties fo:padding="0in" fo:border="none" style:writing-mode="page"/>
    </style:style>
    <style:style style:name="Table1.C13" style:family="table-cell">
      <style:table-cell-properties fo:padding="0in" fo:border="none" style:writing-mode="page"/>
    </style:style>
    <style:style style:name="Table1.D13" style:family="table-cell">
      <style:table-cell-properties fo:padding="0in" fo:border="none" style:writing-mode="page"/>
    </style:style>
    <style:style style:name="Table1.A14" style:family="table-cell">
      <style:table-cell-properties style:vertical-align="middle" fo:padding="0in" fo:border="none" style:writing-mode="page"/>
    </style:style>
    <style:style style:name="Table1.B14" style:family="table-cell">
      <style:table-cell-properties fo:padding="0in" fo:border="none" style:writing-mode="page"/>
    </style:style>
    <style:style style:name="Table1.C14" style:family="table-cell">
      <style:table-cell-properties fo:padding="0in" fo:border="none" style:writing-mode="page"/>
    </style:style>
    <style:style style:name="Table1.D14" style:family="table-cell">
      <style:table-cell-properties fo:padding="0in" fo:border="none" style:writing-mode="page"/>
    </style:style>
    <style:style style:name="Table1.A15" style:family="table-cell">
      <style:table-cell-properties style:vertical-align="middle" fo:padding="0in" fo:border="none" style:writing-mode="page"/>
    </style:style>
    <style:style style:name="Table1.B15" style:family="table-cell">
      <style:table-cell-properties fo:padding="0in" fo:border="none" style:writing-mode="page"/>
    </style:style>
    <style:style style:name="Table1.C15" style:family="table-cell">
      <style:table-cell-properties style:vertical-align="middle" fo:padding="0in" fo:border="none" style:writing-mode="page"/>
    </style:style>
    <style:style style:name="Table1.D15" style:family="table-cell">
      <style:table-cell-properties style:vertical-align="middle" fo:padding="0in" fo:border="none" style:writing-mode="page"/>
    </style:style>
    <style:style style:name="Table1.A16" style:family="table-cell">
      <style:table-cell-properties style:vertical-align="middle" fo:padding="0in" fo:border="none" style:writing-mode="page"/>
    </style:style>
    <style:style style:name="Table1.B16" style:family="table-cell">
      <style:table-cell-properties style:vertical-align="middle" fo:padding="0in" fo:border="none" style:writing-mode="page"/>
    </style:style>
    <style:style style:name="Table1.C16" style:family="table-cell">
      <style:table-cell-properties style:vertical-align="middle" fo:padding="0in" fo:border="none" style:writing-mode="page"/>
    </style:style>
    <style:style style:name="Table1.D16" style:family="table-cell">
      <style:table-cell-properties style:vertical-align="middle" fo:padding="0in" fo:border="none" style:writing-mode="page"/>
    </style:style>
    <style:style style:name="Table1.A17" style:family="table-cell">
      <style:table-cell-properties style:vertical-align="middle" fo:padding="0in" fo:border="none" style:writing-mode="page"/>
    </style:style>
    <style:style style:name="Table1.B17" style:family="table-cell">
      <style:table-cell-properties style:vertical-align="middle" fo:padding="0in" fo:border="none" style:writing-mode="page"/>
    </style:style>
    <style:style style:name="Table1.C17" style:family="table-cell">
      <style:table-cell-properties style:vertical-align="middle" fo:padding="0in" fo:border="none" style:writing-mode="page"/>
    </style:style>
    <style:style style:name="Table1.D17" style:family="table-cell">
      <style:table-cell-properties style:vertical-align="middle" fo:padding="0in" fo:border="none" style:writing-mode="page"/>
    </style:style>
    <style:style style:name="Table1.A18" style:family="table-cell">
      <style:table-cell-properties style:vertical-align="middle" fo:padding="0in" fo:border="none" style:writing-mode="page"/>
    </style:style>
    <style:style style:name="Table1.B18" style:family="table-cell">
      <style:table-cell-properties style:vertical-align="middle" fo:padding="0in" fo:border="none" style:writing-mode="page"/>
    </style:style>
    <style:style style:name="Table1.C18" style:family="table-cell">
      <style:table-cell-properties style:vertical-align="middle" fo:padding="0in" fo:border="none" style:writing-mode="page"/>
    </style:style>
    <style:style style:name="Table1.D18" style:family="table-cell">
      <style:table-cell-properties style:vertical-align="middle" fo:padding="0in" fo:border="none" style:writing-mode="page"/>
    </style:style>
    <style:style style:name="Table1.A19" style:family="table-cell">
      <style:table-cell-properties style:vertical-align="middle" fo:padding="0in" fo:border="none" style:writing-mode="page"/>
    </style:style>
    <style:style style:name="Table1.B19" style:family="table-cell">
      <style:table-cell-properties style:vertical-align="middle" fo:padding="0in" fo:border="none" style:writing-mode="page"/>
    </style:style>
    <style:style style:name="Table1.C19" style:family="table-cell">
      <style:table-cell-properties style:vertical-align="middle" fo:padding="0in" fo:border="none" style:writing-mode="page"/>
    </style:style>
    <style:style style:name="Table1.D19" style:family="table-cell">
      <style:table-cell-properties style:vertical-align="middle" fo:padding="0in" fo:border="none" style:writing-mode="page"/>
    </style:style>
    <style:style style:name="Table1.A20" style:family="table-cell">
      <style:table-cell-properties style:vertical-align="middle" fo:padding="0in" fo:border="none" style:writing-mode="page"/>
    </style:style>
    <style:style style:name="Table1.B20" style:family="table-cell">
      <style:table-cell-properties style:vertical-align="middle" fo:padding="0in" fo:border="none" style:writing-mode="page"/>
    </style:style>
    <style:style style:name="Table1.C20" style:family="table-cell">
      <style:table-cell-properties style:vertical-align="middle" fo:padding="0in" fo:border="none" style:writing-mode="page"/>
    </style:style>
    <style:style style:name="Table1.D20" style:family="table-cell">
      <style:table-cell-properties style:vertical-align="middle" fo:padding="0in" fo:border="none" style:writing-mode="page"/>
    </style:style>
    <style:style style:name="Table1.A21" style:family="table-cell">
      <style:table-cell-properties style:vertical-align="middle" fo:padding="0in" fo:border="none" style:writing-mode="page"/>
    </style:style>
    <style:style style:name="Table1.B21" style:family="table-cell">
      <style:table-cell-properties style:vertical-align="middle" fo:padding="0in" fo:border="none" style:writing-mode="page"/>
    </style:style>
    <style:style style:name="Table1.C21" style:family="table-cell">
      <style:table-cell-properties style:vertical-align="middle" fo:padding="0in" fo:border="none" style:writing-mode="page"/>
    </style:style>
    <style:style style:name="Table1.D21" style:family="table-cell">
      <style:table-cell-properties style:vertical-align="middle" fo:padding="0in" fo:border="none" style:writing-mode="page"/>
    </style:style>
    <style:style style:name="Table1.A22" style:family="table-cell">
      <style:table-cell-properties style:vertical-align="middle" fo:padding="0in" fo:border="none" style:writing-mode="page"/>
    </style:style>
    <style:style style:name="Table1.B22" style:family="table-cell">
      <style:table-cell-properties fo:padding="0in" fo:border="none" style:writing-mode="page"/>
    </style:style>
    <style:style style:name="Table1.C22" style:family="table-cell">
      <style:table-cell-properties fo:padding="0in" fo:border="none" style:writing-mode="page"/>
    </style:style>
    <style:style style:name="Table1.D22" style:family="table-cell">
      <style:table-cell-properties fo:padding="0in" fo:border="none" style:writing-mode="page"/>
    </style:style>
    <style:style style:name="Table1.A23" style:family="table-cell">
      <style:table-cell-properties style:vertical-align="middle" fo:padding="0in" fo:border="none" style:writing-mode="page"/>
    </style:style>
    <style:style style:name="Table1.B23" style:family="table-cell">
      <style:table-cell-properties fo:padding="0in" fo:border="none" style:writing-mode="page"/>
    </style:style>
    <style:style style:name="Table1.C23" style:family="table-cell">
      <style:table-cell-properties fo:padding="0in" fo:border="none" style:writing-mode="page"/>
    </style:style>
    <style:style style:name="Table1.D23" style:family="table-cell">
      <style:table-cell-properties fo:padding="0in" fo:border="none" style:writing-mode="page"/>
    </style:style>
    <style:style style:name="Table1.A24" style:family="table-cell">
      <style:table-cell-properties style:vertical-align="middle" fo:padding="0in" fo:border="none" style:writing-mode="page"/>
    </style:style>
    <style:style style:name="Table1.B24" style:family="table-cell">
      <style:table-cell-properties fo:padding="0in" fo:border="none" style:writing-mode="page"/>
    </style:style>
    <style:style style:name="Table1.C24" style:family="table-cell">
      <style:table-cell-properties fo:padding="0in" fo:border="none" style:writing-mode="page"/>
    </style:style>
    <style:style style:name="Table1.D24" style:family="table-cell">
      <style:table-cell-properties fo:padding="0in" fo:border="none" style:writing-mode="page"/>
    </style:style>
    <style:style style:name="Table1.A25" style:family="table-cell">
      <style:table-cell-properties style:vertical-align="middle" fo:padding="0in" fo:border="none" style:writing-mode="page"/>
    </style:style>
    <style:style style:name="Table1.B25" style:family="table-cell">
      <style:table-cell-properties fo:padding="0in" fo:border="none" style:writing-mode="page"/>
    </style:style>
    <style:style style:name="Table1.C25" style:family="table-cell">
      <style:table-cell-properties fo:padding="0in" fo:border="none" style:writing-mode="page"/>
    </style:style>
    <style:style style:name="Table1.D25" style:family="table-cell">
      <style:table-cell-properties fo:padding="0in" fo:border="none" style:writing-mode="page"/>
    </style:style>
    <style:style style:name="Table1.A26" style:family="table-cell">
      <style:table-cell-properties style:vertical-align="middle" fo:padding="0in" fo:border="none" style:writing-mode="page"/>
    </style:style>
    <style:style style:name="Table1.B26" style:family="table-cell">
      <style:table-cell-properties fo:padding="0in" fo:border="none" style:writing-mode="page"/>
    </style:style>
    <style:style style:name="Table1.C26" style:family="table-cell">
      <style:table-cell-properties fo:padding="0in" fo:border="none" style:writing-mode="page"/>
    </style:style>
    <style:style style:name="Table1.D26" style:family="table-cell">
      <style:table-cell-properties fo:padding="0in" fo:border="none" style:writing-mode="page"/>
    </style:style>
    <style:style style:name="Table1.A27" style:family="table-cell">
      <style:table-cell-properties style:vertical-align="middle" fo:padding="0in" fo:border="none" style:writing-mode="page"/>
    </style:style>
    <style:style style:name="Table1.B27" style:family="table-cell">
      <style:table-cell-properties fo:padding="0in" fo:border="none" style:writing-mode="page"/>
    </style:style>
    <style:style style:name="Table1.C27" style:family="table-cell">
      <style:table-cell-properties fo:padding="0in" fo:border="none" style:writing-mode="page"/>
    </style:style>
    <style:style style:name="Table1.D27" style:family="table-cell">
      <style:table-cell-properties fo:padding="0in" fo:border="none" style:writing-mode="page"/>
    </style:style>
    <style:style style:name="Table1.28" style:family="table-row">
      <style:table-row-properties style:min-row-height="0.2417in"/>
    </style:style>
    <style:style style:name="Table1.A28" style:family="table-cell">
      <style:table-cell-properties style:vertical-align="middle" fo:padding="0in" fo:border="none" style:writing-mode="page"/>
    </style:style>
    <style:style style:name="Table1.B28" style:family="table-cell">
      <style:table-cell-properties fo:padding="0in" fo:border="none" style:writing-mode="page"/>
    </style:style>
    <style:style style:name="Table1.C28" style:family="table-cell">
      <style:table-cell-properties fo:padding="0in" fo:border="none" style:writing-mode="page"/>
    </style:style>
    <style:style style:name="Table1.D28" style:family="table-cell">
      <style:table-cell-properties fo:padding="0in" fo:border="none" style:writing-mode="page"/>
    </style:style>
    <style:style style:name="Table1.A29" style:family="table-cell">
      <style:table-cell-properties style:vertical-align="middle" fo:padding="0in" fo:border="none" style:writing-mode="page"/>
    </style:style>
    <style:style style:name="Table1.B29" style:family="table-cell">
      <style:table-cell-properties fo:padding="0in" fo:border="none" style:writing-mode="page"/>
    </style:style>
    <style:style style:name="Table1.C29" style:family="table-cell">
      <style:table-cell-properties fo:padding="0in" fo:border="none" style:writing-mode="page"/>
    </style:style>
    <style:style style:name="Table1.D29" style:family="table-cell">
      <style:table-cell-properties fo:padding="0in" fo:border="none" style:writing-mode="page"/>
    </style:style>
    <style:style style:name="Table1.A30" style:family="table-cell">
      <style:table-cell-properties style:vertical-align="middle" fo:padding="0in" fo:border="none" style:writing-mode="page"/>
    </style:style>
    <style:style style:name="Table1.B30" style:family="table-cell">
      <style:table-cell-properties fo:padding="0in" fo:border="none" style:writing-mode="page"/>
    </style:style>
    <style:style style:name="Table1.C30" style:family="table-cell">
      <style:table-cell-properties fo:padding="0in" fo:border="none" style:writing-mode="page"/>
    </style:style>
    <style:style style:name="Table1.D30" style:family="table-cell">
      <style:table-cell-properties fo:padding="0in" fo:border="none" style:writing-mode="page"/>
    </style:style>
    <style:style style:name="Table1.31" style:family="table-row">
      <style:table-row-properties style:min-row-height="0.2667in"/>
    </style:style>
    <style:style style:name="Table1.A31" style:family="table-cell">
      <style:table-cell-properties style:vertical-align="middle" fo:padding="0in" fo:border="none" style:writing-mode="page"/>
    </style:style>
    <style:style style:name="Table1.B31" style:family="table-cell">
      <style:table-cell-properties fo:padding="0in" fo:border="none" style:writing-mode="page"/>
    </style:style>
    <style:style style:name="Table1.C31" style:family="table-cell">
      <style:table-cell-properties fo:padding="0in" fo:border="none" style:writing-mode="page"/>
    </style:style>
    <style:style style:name="Table1.D31" style:family="table-cell">
      <style:table-cell-properties fo:padding="0in" fo:border="none" style:writing-mode="page"/>
    </style:style>
    <style:style style:name="Table1.A32" style:family="table-cell">
      <style:table-cell-properties style:vertical-align="middle" fo:padding="0in" fo:border="none" style:writing-mode="page"/>
    </style:style>
    <style:style style:name="Table1.B32" style:family="table-cell">
      <style:table-cell-properties fo:padding="0in" fo:border="none" style:writing-mode="page"/>
    </style:style>
    <style:style style:name="Table1.C32" style:family="table-cell">
      <style:table-cell-properties fo:padding="0in" fo:border="none" style:writing-mode="page"/>
    </style:style>
    <style:style style:name="Table1.D32" style:family="table-cell">
      <style:table-cell-properties fo:padding="0in" fo:border="none" style:writing-mode="page"/>
    </style:style>
    <style:style style:name="Table4" style:family="table">
      <style:table-properties style:width="7.25in" fo:margin-left="0in" fo:break-before="page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6875in"/>
    </style:style>
    <style:style style:name="Table4.C" style:family="table-column">
      <style:table-column-properties style:column-width="2.5688in"/>
    </style:style>
    <style:style style:name="Table4.D" style:family="table-column">
      <style:table-column-properties style:column-width="2.0563in"/>
    </style:style>
    <style:style style:name="Table4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4.A2" style:family="table-cell">
      <style:table-cell-properties style:vertical-align="middle" fo:background-color="#eeeeee" fo:padding="0in" fo:border="none" style:writing-mode="page">
        <style:background-image/>
      </style:table-cell-properties>
    </style:style>
    <style:style style:name="Table4.A3" style:family="table-cell">
      <style:table-cell-properties style:vertical-align="middle" fo:padding="0in" fo:border="none" style:writing-mode="page"/>
    </style:style>
    <style:style style:name="Table4.B3" style:family="table-cell">
      <style:table-cell-properties style:vertical-align="middle" fo:padding="0in" fo:border="none" style:writing-mode="page"/>
    </style:style>
    <style:style style:name="Table4.C3" style:family="table-cell">
      <style:table-cell-properties style:vertical-align="middle" fo:padding="0in" fo:border="none" style:writing-mode="page"/>
    </style:style>
    <style:style style:name="Table4.D3" style:family="table-cell">
      <style:table-cell-properties style:vertical-align="middle" fo:padding="0in" fo:border="none" style:writing-mode="page"/>
    </style:style>
    <style:style style:name="Table4.A4" style:family="table-cell">
      <style:table-cell-properties style:vertical-align="middle" fo:padding="0in" fo:border="none" style:writing-mode="page"/>
    </style:style>
    <style:style style:name="Table4.B4" style:family="table-cell">
      <style:table-cell-properties fo:padding="0in" fo:border="none" style:writing-mode="page"/>
    </style:style>
    <style:style style:name="Table4.C4" style:family="table-cell">
      <style:table-cell-properties style:vertical-align="middle" fo:padding="0in" fo:border="none" style:writing-mode="page"/>
    </style:style>
    <style:style style:name="Table4.D4" style:family="table-cell">
      <style:table-cell-properties style:vertical-align="middle" fo:padding="0in" fo:border="none" style:writing-mode="page"/>
    </style:style>
    <style:style style:name="Table4.A5" style:family="table-cell">
      <style:table-cell-properties style:vertical-align="middle" fo:padding="0in" fo:border="none" style:writing-mode="page"/>
    </style:style>
    <style:style style:name="Table4.B5" style:family="table-cell">
      <style:table-cell-properties style:vertical-align="middle" fo:padding="0in" fo:border="none" style:writing-mode="page"/>
    </style:style>
    <style:style style:name="Table4.C5" style:family="table-cell">
      <style:table-cell-properties style:vertical-align="middle" fo:padding="0in" fo:border="none" style:writing-mode="page"/>
    </style:style>
    <style:style style:name="Table4.D5" style:family="table-cell">
      <style:table-cell-properties style:vertical-align="middle" fo:padding="0in" fo:border="none" style:writing-mode="page"/>
    </style:style>
    <style:style style:name="Table4.A6" style:family="table-cell">
      <style:table-cell-properties style:vertical-align="middle" fo:padding="0in" fo:border="none" style:writing-mode="page"/>
    </style:style>
    <style:style style:name="Table4.B6" style:family="table-cell">
      <style:table-cell-properties style:vertical-align="middle" fo:padding="0in" fo:border="none" style:writing-mode="page"/>
    </style:style>
    <style:style style:name="Table4.C6" style:family="table-cell">
      <style:table-cell-properties style:vertical-align="middle" fo:padding="0in" fo:border="none" style:writing-mode="page"/>
    </style:style>
    <style:style style:name="Table4.D6" style:family="table-cell">
      <style:table-cell-properties style:vertical-align="middle" fo:padding="0in" fo:border="none" style:writing-mode="page"/>
    </style:style>
    <style:style style:name="Table4.A7" style:family="table-cell">
      <style:table-cell-properties style:vertical-align="middle" fo:padding="0in" fo:border="none" style:writing-mode="page"/>
    </style:style>
    <style:style style:name="Table4.B7" style:family="table-cell">
      <style:table-cell-properties fo:padding="0in" fo:border="none" style:writing-mode="page"/>
    </style:style>
    <style:style style:name="Table4.C7" style:family="table-cell">
      <style:table-cell-properties fo:padding="0in" fo:border="none" style:writing-mode="page"/>
    </style:style>
    <style:style style:name="Table4.D7" style:family="table-cell">
      <style:table-cell-properties fo:padding="0in" fo:border="none" style:writing-mode="page"/>
    </style:style>
    <style:style style:name="Table4.A8" style:family="table-cell">
      <style:table-cell-properties style:vertical-align="middle" fo:padding="0in" fo:border="none" style:writing-mode="page"/>
    </style:style>
    <style:style style:name="Table4.B8" style:family="table-cell">
      <style:table-cell-properties fo:padding="0in" fo:border="none" style:writing-mode="page"/>
    </style:style>
    <style:style style:name="Table4.C8" style:family="table-cell">
      <style:table-cell-properties fo:padding="0in" fo:border="none" style:writing-mode="page"/>
    </style:style>
    <style:style style:name="Table4.D8" style:family="table-cell">
      <style:table-cell-properties fo:padding="0in" fo:border="none" style:writing-mode="page"/>
    </style:style>
    <style:style style:name="Table4.A9" style:family="table-cell">
      <style:table-cell-properties style:vertical-align="middle" fo:padding="0in" fo:border="none" style:writing-mode="page"/>
    </style:style>
    <style:style style:name="Table4.B9" style:family="table-cell">
      <style:table-cell-properties fo:padding="0in" fo:border="none" style:writing-mode="page"/>
    </style:style>
    <style:style style:name="Table4.C9" style:family="table-cell">
      <style:table-cell-properties fo:padding="0in" fo:border="none" style:writing-mode="page"/>
    </style:style>
    <style:style style:name="Table4.D9" style:family="table-cell">
      <style:table-cell-properties fo:padding="0in" fo:border="none" style:writing-mode="page"/>
    </style:style>
    <style:style style:name="Table4.A10" style:family="table-cell">
      <style:table-cell-properties style:vertical-align="middle" fo:padding="0in" fo:border="none" style:writing-mode="page"/>
    </style:style>
    <style:style style:name="Table4.B10" style:family="table-cell">
      <style:table-cell-properties fo:padding="0in" fo:border="none" style:writing-mode="page"/>
    </style:style>
    <style:style style:name="Table4.C10" style:family="table-cell">
      <style:table-cell-properties fo:padding="0in" fo:border="none" style:writing-mode="page"/>
    </style:style>
    <style:style style:name="Table4.D10" style:family="table-cell">
      <style:table-cell-properties fo:padding="0in" fo:border="none" style:writing-mode="page"/>
    </style:style>
    <style:style style:name="Table4.A11" style:family="table-cell">
      <style:table-cell-properties style:vertical-align="middle" fo:padding="0in" fo:border="none" style:writing-mode="page"/>
    </style:style>
    <style:style style:name="Table4.B11" style:family="table-cell">
      <style:table-cell-properties fo:padding="0in" fo:border="none" style:writing-mode="page"/>
    </style:style>
    <style:style style:name="Table4.C11" style:family="table-cell">
      <style:table-cell-properties fo:padding="0in" fo:border="none" style:writing-mode="page"/>
    </style:style>
    <style:style style:name="Table4.D11" style:family="table-cell">
      <style:table-cell-properties fo:padding="0in" fo:border="none" style:writing-mode="page"/>
    </style:style>
    <style:style style:name="Table4.12" style:family="table-row">
      <style:table-row-properties style:min-row-height="1.2042in"/>
    </style:style>
    <style:style style:name="Table4.A12" style:family="table-cell">
      <style:table-cell-properties style:vertical-align="middle" fo:padding="0in" fo:border="none" style:writing-mode="page"/>
    </style:style>
    <style:style style:name="Table4.B12" style:family="table-cell">
      <style:table-cell-properties fo:padding="0in" fo:border="none" style:writing-mode="page"/>
    </style:style>
    <style:style style:name="Table4.C12" style:family="table-cell">
      <style:table-cell-properties fo:padding="0in" fo:border="none" style:writing-mode="page"/>
    </style:style>
    <style:style style:name="Table4.D12" style:family="table-cell">
      <style:table-cell-properties fo:padding="0in" fo:border="none" style:writing-mode="page"/>
    </style:style>
    <style:style style:name="Table4.A13" style:family="table-cell">
      <style:table-cell-properties style:vertical-align="middle" fo:padding="0in" fo:border="none" style:writing-mode="page"/>
    </style:style>
    <style:style style:name="Table4.B13" style:family="table-cell">
      <style:table-cell-properties fo:padding="0in" fo:border="none" style:writing-mode="page"/>
    </style:style>
    <style:style style:name="Table4.C13" style:family="table-cell">
      <style:table-cell-properties fo:padding="0in" fo:border="none" style:writing-mode="page"/>
    </style:style>
    <style:style style:name="Table4.D13" style:family="table-cell">
      <style:table-cell-properties fo:padding="0in" fo:border="none" style:writing-mode="page"/>
    </style:style>
    <style:style style:name="Table4.A14" style:family="table-cell">
      <style:table-cell-properties style:vertical-align="middle" fo:padding="0in" fo:border="none" style:writing-mode="page"/>
    </style:style>
    <style:style style:name="Table4.B14" style:family="table-cell">
      <style:table-cell-properties style:vertical-align="middle" fo:padding="0in" fo:border="none" style:writing-mode="page"/>
    </style:style>
    <style:style style:name="Table4.C14" style:family="table-cell">
      <style:table-cell-properties style:vertical-align="middle" fo:padding="0in" fo:border="none" style:writing-mode="page"/>
    </style:style>
    <style:style style:name="Table4.D14" style:family="table-cell">
      <style:table-cell-properties style:vertical-align="middle" fo:padding="0in" fo:border="none" style:writing-mode="page"/>
    </style:style>
    <style:style style:name="Table4.A15" style:family="table-cell">
      <style:table-cell-properties style:vertical-align="middle" fo:padding="0in" fo:border="none" style:writing-mode="page"/>
    </style:style>
    <style:style style:name="Table4.B15" style:family="table-cell">
      <style:table-cell-properties style:vertical-align="middle" fo:padding="0in" fo:border="none" style:writing-mode="page"/>
    </style:style>
    <style:style style:name="Table4.C15" style:family="table-cell">
      <style:table-cell-properties style:vertical-align="middle" fo:padding="0in" fo:border="none" style:writing-mode="page"/>
    </style:style>
    <style:style style:name="Table4.D15" style:family="table-cell">
      <style:table-cell-properties style:vertical-align="middle" fo:padding="0in" fo:border="none" style:writing-mode="page"/>
    </style:style>
    <style:style style:name="Table4.A16" style:family="table-cell">
      <style:table-cell-properties style:vertical-align="middle" fo:padding="0in" fo:border="none" style:writing-mode="page"/>
    </style:style>
    <style:style style:name="Table4.B16" style:family="table-cell">
      <style:table-cell-properties style:vertical-align="middle" fo:padding="0in" fo:border="none" style:writing-mode="page"/>
    </style:style>
    <style:style style:name="Table4.C16" style:family="table-cell">
      <style:table-cell-properties style:vertical-align="middle" fo:padding="0in" fo:border="none" style:writing-mode="page"/>
    </style:style>
    <style:style style:name="Table4.D16" style:family="table-cell">
      <style:table-cell-properties style:vertical-align="middle" fo:padding="0in" fo:border="none" style:writing-mode="page"/>
    </style:style>
    <style:style style:name="Table4.A17" style:family="table-cell">
      <style:table-cell-properties style:vertical-align="middle" fo:padding="0in" fo:border="none" style:writing-mode="page"/>
    </style:style>
    <style:style style:name="Table4.B17" style:family="table-cell">
      <style:table-cell-properties style:vertical-align="middle" fo:padding="0in" fo:border="none" style:writing-mode="page"/>
    </style:style>
    <style:style style:name="Table4.C17" style:family="table-cell">
      <style:table-cell-properties style:vertical-align="middle" fo:padding="0in" fo:border="none" style:writing-mode="page"/>
    </style:style>
    <style:style style:name="Table4.D17" style:family="table-cell">
      <style:table-cell-properties style:vertical-align="middle" fo:padding="0in" fo:border="none" style:writing-mode="page"/>
    </style:style>
    <style:style style:name="Table4.A18" style:family="table-cell">
      <style:table-cell-properties style:vertical-align="middle" fo:padding="0in" fo:border="none" style:writing-mode="page"/>
    </style:style>
    <style:style style:name="Table4.B18" style:family="table-cell">
      <style:table-cell-properties style:vertical-align="middle" fo:padding="0in" fo:border="none" style:writing-mode="page"/>
    </style:style>
    <style:style style:name="Table4.C18" style:family="table-cell">
      <style:table-cell-properties style:vertical-align="middle" fo:padding="0in" fo:border="none" style:writing-mode="page"/>
    </style:style>
    <style:style style:name="Table4.D18" style:family="table-cell">
      <style:table-cell-properties style:vertical-align="middle" fo:padding="0in" fo:border="none" style:writing-mode="page"/>
    </style:style>
    <style:style style:name="Table4.A19" style:family="table-cell">
      <style:table-cell-properties style:vertical-align="middle" fo:padding="0in" fo:border="none" style:writing-mode="page"/>
    </style:style>
    <style:style style:name="Table4.B19" style:family="table-cell">
      <style:table-cell-properties style:vertical-align="middle" fo:padding="0in" fo:border="none" style:writing-mode="page"/>
    </style:style>
    <style:style style:name="Table4.C19" style:family="table-cell">
      <style:table-cell-properties style:vertical-align="middle" fo:padding="0in" fo:border="none" style:writing-mode="page"/>
    </style:style>
    <style:style style:name="Table4.D19" style:family="table-cell">
      <style:table-cell-properties style:vertical-align="middle" fo:padding="0in" fo:border="none" style:writing-mode="page"/>
    </style:style>
    <style:style style:name="Table4.20" style:family="table-row">
      <style:table-row-properties style:min-row-height="1.775in"/>
    </style:style>
    <style:style style:name="Table4.A20" style:family="table-cell">
      <style:table-cell-properties style:vertical-align="middle" fo:padding="0in" fo:border="none" style:writing-mode="page"/>
    </style:style>
    <style:style style:name="Table4.B20" style:family="table-cell">
      <style:table-cell-properties style:vertical-align="middle" fo:padding="0in" fo:border="none" style:writing-mode="page"/>
    </style:style>
    <style:style style:name="Table4.C20" style:family="table-cell">
      <style:table-cell-properties style:vertical-align="middle" fo:padding="0in" fo:border="none" style:writing-mode="page"/>
    </style:style>
    <style:style style:name="Table4.D20" style:family="table-cell">
      <style:table-cell-properties style:vertical-align="middle" fo:padding="0in" fo:border="none" style:writing-mode="page"/>
    </style:style>
    <style:style style:name="Table4.A21" style:family="table-cell">
      <style:table-cell-properties style:vertical-align="middle" fo:padding="0in" fo:border="none" style:writing-mode="page"/>
    </style:style>
    <style:style style:name="Table4.B21" style:family="table-cell">
      <style:table-cell-properties style:vertical-align="middle" fo:padding="0in" fo:border="none" style:writing-mode="page"/>
    </style:style>
    <style:style style:name="Table4.C21" style:family="table-cell">
      <style:table-cell-properties style:vertical-align="middle" fo:padding="0in" fo:border="none" style:writing-mode="page"/>
    </style:style>
    <style:style style:name="Table4.D21" style:family="table-cell">
      <style:table-cell-properties style:vertical-align="middle" fo:padding="0in" fo:border="none" style:writing-mode="page"/>
    </style:style>
    <style:style style:name="Table4.A22" style:family="table-cell">
      <style:table-cell-properties style:vertical-align="middle" fo:padding="0in" fo:border="none" style:writing-mode="page"/>
    </style:style>
    <style:style style:name="Table4.B22" style:family="table-cell">
      <style:table-cell-properties style:vertical-align="middle" fo:padding="0in" fo:border="none" style:writing-mode="page"/>
    </style:style>
    <style:style style:name="Table4.C22" style:family="table-cell">
      <style:table-cell-properties style:vertical-align="middle" fo:padding="0in" fo:border="none" style:writing-mode="page"/>
    </style:style>
    <style:style style:name="Table4.D22" style:family="table-cell">
      <style:table-cell-properties style:vertical-align="middle" fo:padding="0in" fo:border="none" style:writing-mode="page"/>
    </style:style>
    <style:style style:name="Table4.A23" style:family="table-cell">
      <style:table-cell-properties style:vertical-align="middle" fo:padding="0in" fo:border="none" style:writing-mode="page"/>
    </style:style>
    <style:style style:name="Table4.B23" style:family="table-cell">
      <style:table-cell-properties style:vertical-align="middle" fo:padding="0in" fo:border="none" style:writing-mode="page"/>
    </style:style>
    <style:style style:name="Table4.C23" style:family="table-cell">
      <style:table-cell-properties style:vertical-align="middle" fo:padding="0in" fo:border="none" style:writing-mode="page"/>
    </style:style>
    <style:style style:name="Table4.D23" style:family="table-cell">
      <style:table-cell-properties style:vertical-align="middle" fo:padding="0in" fo:border="none" style:writing-mode="page"/>
    </style:style>
    <style:style style:name="Table4.A24" style:family="table-cell">
      <style:table-cell-properties style:vertical-align="middle" fo:padding="0in" fo:border="none" style:writing-mode="page"/>
    </style:style>
    <style:style style:name="Table4.B24" style:family="table-cell">
      <style:table-cell-properties style:vertical-align="middle" fo:padding="0in" fo:border="none" style:writing-mode="page"/>
    </style:style>
    <style:style style:name="Table4.C24" style:family="table-cell">
      <style:table-cell-properties style:vertical-align="middle" fo:padding="0in" fo:border="none" style:writing-mode="page"/>
    </style:style>
    <style:style style:name="Table4.D24" style:family="table-cell">
      <style:table-cell-properties style:vertical-align="middle" fo:padding="0in" fo:border="none" style:writing-mode="page"/>
    </style:style>
    <style:style style:name="Table4.A25" style:family="table-cell">
      <style:table-cell-properties style:vertical-align="middle" fo:padding="0in" fo:border="none" style:writing-mode="page"/>
    </style:style>
    <style:style style:name="Table4.B25" style:family="table-cell">
      <style:table-cell-properties style:vertical-align="middle" fo:padding="0in" fo:border="none" style:writing-mode="page"/>
    </style:style>
    <style:style style:name="Table4.C25" style:family="table-cell">
      <style:table-cell-properties style:vertical-align="middle" fo:padding="0in" fo:border="none" style:writing-mode="page"/>
    </style:style>
    <style:style style:name="Table4.D25" style:family="table-cell">
      <style:table-cell-properties style:vertical-align="middle" fo:padding="0in" fo:border="none" style:writing-mode="page"/>
    </style:style>
    <style:style style:name="Table3" style:family="table">
      <style:table-properties style:width="7.25in" fo:margin-left="0in" fo:break-before="page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6875in"/>
    </style:style>
    <style:style style:name="Table3.C" style:family="table-column">
      <style:table-column-properties style:column-width="2.5688in"/>
    </style:style>
    <style:style style:name="Table3.D" style:family="table-column">
      <style:table-column-properties style:column-width="2.0563in"/>
    </style:style>
    <style:style style:name="Table3.A1" style:family="table-cell">
      <style:table-cell-properties fo:background-color="#eeeeee" fo:padding="0in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eeeee" fo:padding="0in" fo:border="none" style:writing-mode="page">
        <style:background-image/>
      </style:table-cell-properties>
    </style:style>
    <style:style style:name="Table3.A3" style:family="table-cell">
      <style:table-cell-properties style:vertical-align="middle" fo:padding="0in" fo:border="none" style:writing-mode="page"/>
    </style:style>
    <style:style style:name="Table3.B3" style:family="table-cell">
      <style:table-cell-properties style:vertical-align="middle" fo:padding="0in" fo:border="none" style:writing-mode="page"/>
    </style:style>
    <style:style style:name="Table3.C3" style:family="table-cell">
      <style:table-cell-properties style:vertical-align="middle" fo:padding="0in" fo:border="none" style:writing-mode="page"/>
    </style:style>
    <style:style style:name="Table3.D3" style:family="table-cell">
      <style:table-cell-properties style:vertical-align="middle" fo:padding="0in" fo:border="none" style:writing-mode="page"/>
    </style:style>
    <style:style style:name="Table3.A4" style:family="table-cell">
      <style:table-cell-properties style:vertical-align="middle" fo:padding="0in" fo:border="none" style:writing-mode="page"/>
    </style:style>
    <style:style style:name="Table3.B4" style:family="table-cell">
      <style:table-cell-properties fo:padding="0in" fo:border="none" style:writing-mode="page"/>
    </style:style>
    <style:style style:name="Table3.C4" style:family="table-cell">
      <style:table-cell-properties style:vertical-align="middle" fo:padding="0in" fo:border="none" style:writing-mode="page"/>
    </style:style>
    <style:style style:name="Table3.D4" style:family="table-cell">
      <style:table-cell-properties style:vertical-align="middle" fo:padding="0in" fo:border="none" style:writing-mode="page"/>
    </style:style>
    <style:style style:name="Table3.A5" style:family="table-cell">
      <style:table-cell-properties style:vertical-align="middle" fo:padding="0in" fo:border="none" style:writing-mode="page"/>
    </style:style>
    <style:style style:name="Table3.B5" style:family="table-cell">
      <style:table-cell-properties style:vertical-align="middle" fo:padding="0in" fo:border="none" style:writing-mode="page"/>
    </style:style>
    <style:style style:name="Table3.C5" style:family="table-cell">
      <style:table-cell-properties style:vertical-align="middle" fo:padding="0in" fo:border="none" style:writing-mode="page"/>
    </style:style>
    <style:style style:name="Table3.D5" style:family="table-cell">
      <style:table-cell-properties style:vertical-align="middle" fo:padding="0in" fo:border="none" style:writing-mode="page"/>
    </style:style>
    <style:style style:name="Table3.A6" style:family="table-cell">
      <style:table-cell-properties style:vertical-align="middle" fo:padding="0in" fo:border="none" style:writing-mode="page"/>
    </style:style>
    <style:style style:name="Table3.B6" style:family="table-cell">
      <style:table-cell-properties style:vertical-align="middle" fo:padding="0in" fo:border="none" style:writing-mode="page"/>
    </style:style>
    <style:style style:name="Table3.C6" style:family="table-cell">
      <style:table-cell-properties style:vertical-align="middle" fo:padding="0in" fo:border="none" style:writing-mode="page"/>
    </style:style>
    <style:style style:name="Table3.D6" style:family="table-cell">
      <style:table-cell-properties style:vertical-align="middle" fo:padding="0in" fo:border="none" style:writing-mode="page"/>
    </style:style>
    <style:style style:name="Table3.A7" style:family="table-cell">
      <style:table-cell-properties style:vertical-align="middle" fo:padding="0in" fo:border="none" style:writing-mode="page"/>
    </style:style>
    <style:style style:name="Table3.B7" style:family="table-cell">
      <style:table-cell-properties fo:padding="0in" fo:border="none" style:writing-mode="page"/>
    </style:style>
    <style:style style:name="Table3.C7" style:family="table-cell">
      <style:table-cell-properties fo:padding="0in" fo:border="none" style:writing-mode="page"/>
    </style:style>
    <style:style style:name="Table3.D7" style:family="table-cell">
      <style:table-cell-properties fo:padding="0in" fo:border="none" style:writing-mode="page"/>
    </style:style>
    <style:style style:name="Table3.A8" style:family="table-cell">
      <style:table-cell-properties style:vertical-align="middle" fo:padding="0in" fo:border="none" style:writing-mode="page"/>
    </style:style>
    <style:style style:name="Table3.B8" style:family="table-cell">
      <style:table-cell-properties fo:padding="0in" fo:border="none" style:writing-mode="page"/>
    </style:style>
    <style:style style:name="Table3.C8" style:family="table-cell">
      <style:table-cell-properties fo:padding="0in" fo:border="none" style:writing-mode="page"/>
    </style:style>
    <style:style style:name="Table3.D8" style:family="table-cell">
      <style:table-cell-properties fo:padding="0in" fo:border="none" style:writing-mode="page"/>
    </style:style>
    <style:style style:name="Table3.A9" style:family="table-cell">
      <style:table-cell-properties style:vertical-align="middle" fo:padding="0in" fo:border="none" style:writing-mode="page"/>
    </style:style>
    <style:style style:name="Table3.B9" style:family="table-cell">
      <style:table-cell-properties fo:padding="0in" fo:border="none" style:writing-mode="page"/>
    </style:style>
    <style:style style:name="Table3.C9" style:family="table-cell">
      <style:table-cell-properties fo:padding="0in" fo:border="none" style:writing-mode="page"/>
    </style:style>
    <style:style style:name="Table3.D9" style:family="table-cell">
      <style:table-cell-properties fo:padding="0in" fo:border="none" style:writing-mode="page"/>
    </style:style>
    <style:style style:name="Table3.A10" style:family="table-cell">
      <style:table-cell-properties style:vertical-align="middle" fo:padding="0in" fo:border="none" style:writing-mode="page"/>
    </style:style>
    <style:style style:name="Table3.B10" style:family="table-cell">
      <style:table-cell-properties fo:padding="0in" fo:border="none" style:writing-mode="page"/>
    </style:style>
    <style:style style:name="Table3.C10" style:family="table-cell">
      <style:table-cell-properties fo:padding="0in" fo:border="none" style:writing-mode="page"/>
    </style:style>
    <style:style style:name="Table3.D10" style:family="table-cell">
      <style:table-cell-properties fo:padding="0in" fo:border="none" style:writing-mode="page"/>
    </style:style>
    <style:style style:name="Table3.A11" style:family="table-cell">
      <style:table-cell-properties style:vertical-align="middle" fo:padding="0in" fo:border="none" style:writing-mode="page"/>
    </style:style>
    <style:style style:name="Table3.B11" style:family="table-cell">
      <style:table-cell-properties fo:padding="0in" fo:border="none" style:writing-mode="page"/>
    </style:style>
    <style:style style:name="Table3.C11" style:family="table-cell">
      <style:table-cell-properties fo:padding="0in" fo:border="none" style:writing-mode="page"/>
    </style:style>
    <style:style style:name="Table3.D11" style:family="table-cell">
      <style:table-cell-properties fo:padding="0in" fo:border="none" style:writing-mode="page"/>
    </style:style>
    <style:style style:name="Table3.12" style:family="table-row">
      <style:table-row-properties style:min-row-height="1.2042in"/>
    </style:style>
    <style:style style:name="Table3.A12" style:family="table-cell">
      <style:table-cell-properties style:vertical-align="middle" fo:padding="0in" fo:border="none" style:writing-mode="page"/>
    </style:style>
    <style:style style:name="Table3.B12" style:family="table-cell">
      <style:table-cell-properties fo:padding="0in" fo:border="none" style:writing-mode="page"/>
    </style:style>
    <style:style style:name="Table3.C12" style:family="table-cell">
      <style:table-cell-properties fo:padding="0in" fo:border="none" style:writing-mode="page"/>
    </style:style>
    <style:style style:name="Table3.D12" style:family="table-cell">
      <style:table-cell-properties fo:padding="0in" fo:border="none" style:writing-mode="page"/>
    </style:style>
    <style:style style:name="Table3.A13" style:family="table-cell">
      <style:table-cell-properties style:vertical-align="middle" fo:padding="0in" fo:border="none" style:writing-mode="page"/>
    </style:style>
    <style:style style:name="Table3.B13" style:family="table-cell">
      <style:table-cell-properties fo:padding="0in" fo:border="none" style:writing-mode="page"/>
    </style:style>
    <style:style style:name="Table3.C13" style:family="table-cell">
      <style:table-cell-properties fo:padding="0in" fo:border="none" style:writing-mode="page"/>
    </style:style>
    <style:style style:name="Table3.D13" style:family="table-cell">
      <style:table-cell-properties fo:padding="0in" fo:border="none" style:writing-mode="page"/>
    </style:style>
    <style:style style:name="Table3.A14" style:family="table-cell">
      <style:table-cell-properties style:vertical-align="middle" fo:padding="0in" fo:border="none" style:writing-mode="page"/>
    </style:style>
    <style:style style:name="Table3.B14" style:family="table-cell">
      <style:table-cell-properties style:vertical-align="middle" fo:padding="0in" fo:border="none" style:writing-mode="page"/>
    </style:style>
    <style:style style:name="Table3.C14" style:family="table-cell">
      <style:table-cell-properties style:vertical-align="middle" fo:padding="0in" fo:border="none" style:writing-mode="page"/>
    </style:style>
    <style:style style:name="Table3.D14" style:family="table-cell">
      <style:table-cell-properties style:vertical-align="middle" fo:padding="0in" fo:border="none" style:writing-mode="page"/>
    </style:style>
    <style:style style:name="Table3.A15" style:family="table-cell">
      <style:table-cell-properties style:vertical-align="middle" fo:padding="0in" fo:border="none" style:writing-mode="page"/>
    </style:style>
    <style:style style:name="Table3.B15" style:family="table-cell">
      <style:table-cell-properties style:vertical-align="middle" fo:padding="0in" fo:border="none" style:writing-mode="page"/>
    </style:style>
    <style:style style:name="Table3.C15" style:family="table-cell">
      <style:table-cell-properties style:vertical-align="middle" fo:padding="0in" fo:border="none" style:writing-mode="page"/>
    </style:style>
    <style:style style:name="Table3.D15" style:family="table-cell">
      <style:table-cell-properties style:vertical-align="middle" fo:padding="0in" fo:border="none" style:writing-mode="page"/>
    </style:style>
    <style:style style:name="Table3.A16" style:family="table-cell">
      <style:table-cell-properties style:vertical-align="middle" fo:padding="0in" fo:border="none" style:writing-mode="page"/>
    </style:style>
    <style:style style:name="Table3.B16" style:family="table-cell">
      <style:table-cell-properties style:vertical-align="middle" fo:padding="0in" fo:border="none" style:writing-mode="page"/>
    </style:style>
    <style:style style:name="Table3.C16" style:family="table-cell">
      <style:table-cell-properties style:vertical-align="middle" fo:padding="0in" fo:border="none" style:writing-mode="page"/>
    </style:style>
    <style:style style:name="Table3.D16" style:family="table-cell">
      <style:table-cell-properties style:vertical-align="middle" fo:padding="0in" fo:border="none" style:writing-mode="page"/>
    </style:style>
    <style:style style:name="Table3.A17" style:family="table-cell">
      <style:table-cell-properties style:vertical-align="middle" fo:padding="0in" fo:border="none" style:writing-mode="page"/>
    </style:style>
    <style:style style:name="Table3.B17" style:family="table-cell">
      <style:table-cell-properties style:vertical-align="middle" fo:padding="0in" fo:border="none" style:writing-mode="page"/>
    </style:style>
    <style:style style:name="Table3.C17" style:family="table-cell">
      <style:table-cell-properties style:vertical-align="middle" fo:padding="0in" fo:border="none" style:writing-mode="page"/>
    </style:style>
    <style:style style:name="Table3.D17" style:family="table-cell">
      <style:table-cell-properties style:vertical-align="middle" fo:padding="0in" fo:border="none" style:writing-mode="page"/>
    </style:style>
    <style:style style:name="Table3.A18" style:family="table-cell">
      <style:table-cell-properties style:vertical-align="middle" fo:padding="0in" fo:border="none" style:writing-mode="page"/>
    </style:style>
    <style:style style:name="Table3.B18" style:family="table-cell">
      <style:table-cell-properties style:vertical-align="middle" fo:padding="0in" fo:border="none" style:writing-mode="page"/>
    </style:style>
    <style:style style:name="Table3.C18" style:family="table-cell">
      <style:table-cell-properties style:vertical-align="middle" fo:padding="0in" fo:border="none" style:writing-mode="page"/>
    </style:style>
    <style:style style:name="Table3.D18" style:family="table-cell">
      <style:table-cell-properties style:vertical-align="middle" fo:padding="0in" fo:border="none" style:writing-mode="page"/>
    </style:style>
    <style:style style:name="Table3.19" style:family="table-row">
      <style:table-row-properties style:min-row-height="1.775in"/>
    </style:style>
    <style:style style:name="Table3.A19" style:family="table-cell">
      <style:table-cell-properties style:vertical-align="middle" fo:padding="0in" fo:border="none" style:writing-mode="page"/>
    </style:style>
    <style:style style:name="Table3.B19" style:family="table-cell">
      <style:table-cell-properties style:vertical-align="middle" fo:padding="0in" fo:border="none" style:writing-mode="page"/>
    </style:style>
    <style:style style:name="Table3.C19" style:family="table-cell">
      <style:table-cell-properties style:vertical-align="middle" fo:padding="0in" fo:border="none" style:writing-mode="page"/>
    </style:style>
    <style:style style:name="Table3.D19" style:family="table-cell">
      <style:table-cell-properties style:vertical-align="middle" fo:padding="0in" fo:border="none" style:writing-mode="page"/>
    </style:style>
    <style:style style:name="Table3.A20" style:family="table-cell">
      <style:table-cell-properties style:vertical-align="middle" fo:padding="0in" fo:border="none" style:writing-mode="page"/>
    </style:style>
    <style:style style:name="Table3.B20" style:family="table-cell">
      <style:table-cell-properties style:vertical-align="middle" fo:padding="0in" fo:border="none" style:writing-mode="page"/>
    </style:style>
    <style:style style:name="Table3.C20" style:family="table-cell">
      <style:table-cell-properties style:vertical-align="middle" fo:padding="0in" fo:border="none" style:writing-mode="page"/>
    </style:style>
    <style:style style:name="Table3.D20" style:family="table-cell">
      <style:table-cell-properties style:vertical-align="middle" fo:padding="0in" fo:border="none" style:writing-mode="page"/>
    </style:style>
    <style:style style:name="Table3.A21" style:family="table-cell">
      <style:table-cell-properties style:vertical-align="middle" fo:padding="0in" fo:border="none" style:writing-mode="page"/>
    </style:style>
    <style:style style:name="Table3.B21" style:family="table-cell">
      <style:table-cell-properties style:vertical-align="middle" fo:padding="0in" fo:border="none" style:writing-mode="page"/>
    </style:style>
    <style:style style:name="Table3.C21" style:family="table-cell">
      <style:table-cell-properties style:vertical-align="middle" fo:padding="0in" fo:border="none" style:writing-mode="page"/>
    </style:style>
    <style:style style:name="Table3.D2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background-color="#eeeeee" style:writing-mode="page">
        <style:background-image/>
      </style:table-cell-properties>
    </style:style>
    <style:style style:name="Table2.A2" style:family="table-cell">
      <style:table-cell-properties style:vertical-align="middle" fo:background-color="#eeeeee" style:writing-mode="page">
        <style:background-image/>
      </style:table-cell-properties>
    </style:style>
    <style:style style:name="Table2.A3" style:family="table-cell">
      <style:table-cell-properties style:vertical-align="middle" style:writing-mode="page"/>
    </style:style>
    <style:style style:name="Table2.B3" style:family="table-cell">
      <style:table-cell-properties style:writing-mode="page"/>
    </style:style>
    <style:style style:name="Table2.C3" style:family="table-cell">
      <style:table-cell-properties style:writing-mode="page"/>
    </style:style>
    <style:style style:name="Table2.D3" style:family="table-cell">
      <style:table-cell-properties style:writing-mode="page"/>
    </style:style>
    <style:style style:name="Table2.A4" style:family="table-cell">
      <style:table-cell-properties style:vertical-align="middle" style:writing-mode="page"/>
    </style:style>
    <style:style style:name="Table2.B4" style:family="table-cell">
      <style:table-cell-properties style:writing-mode="page"/>
    </style:style>
    <style:style style:name="Table2.C4" style:family="table-cell">
      <style:table-cell-properties style:writing-mode="page"/>
    </style:style>
    <style:style style:name="Table2.D4" style:family="table-cell">
      <style:table-cell-properties style:writing-mode="page"/>
    </style:style>
    <style:style style:name="Table2.A5" style:family="table-cell">
      <style:table-cell-properties style:vertical-align="middle" style:writing-mode="page"/>
    </style:style>
    <style:style style:name="Table2.B5" style:family="table-cell">
      <style:table-cell-properties style:writing-mode="page"/>
    </style:style>
    <style:style style:name="Table2.C5" style:family="table-cell">
      <style:table-cell-properties style:writing-mode="page"/>
    </style:style>
    <style:style style:name="Table2.D5" style:family="table-cell">
      <style:table-cell-properties style:writing-mode="page"/>
    </style:style>
    <style:style style:name="Table2.A6" style:family="table-cell">
      <style:table-cell-properties style:vertical-align="middle" style:writing-mode="page"/>
    </style:style>
    <style:style style:name="Table2.B6" style:family="table-cell">
      <style:table-cell-properties style:writing-mode="page"/>
    </style:style>
    <style:style style:name="Table2.C6" style:family="table-cell">
      <style:table-cell-properties style:writing-mode="page"/>
    </style:style>
    <style:style style:name="Table2.D6" style:family="table-cell">
      <style:table-cell-properties style:writing-mode="page"/>
    </style:style>
    <style:style style:name="Table2.A7" style:family="table-cell">
      <style:table-cell-properties style:vertical-align="middle" style:writing-mode="page"/>
    </style:style>
    <style:style style:name="Table2.B7" style:family="table-cell">
      <style:table-cell-properties style:writing-mode="page"/>
    </style:style>
    <style:style style:name="Table2.C7" style:family="table-cell">
      <style:table-cell-properties style:writing-mode="page"/>
    </style:style>
    <style:style style:name="Table2.D7" style:family="table-cell">
      <style:table-cell-properties style:writing-mode="page"/>
    </style:style>
    <style:style style:name="Table2.A8" style:family="table-cell">
      <style:table-cell-properties style:vertical-align="middle" style:writing-mode="page"/>
    </style:style>
    <style:style style:name="Table2.B8" style:family="table-cell">
      <style:table-cell-properties style:writing-mode="page"/>
    </style:style>
    <style:style style:name="Table2.C8" style:family="table-cell">
      <style:table-cell-properties style:writing-mode="page"/>
    </style:style>
    <style:style style:name="Table2.D8" style:family="table-cell">
      <style:table-cell-properties style:writing-mode="page"/>
    </style:style>
    <style:style style:name="Table2.A9" style:family="table-cell">
      <style:table-cell-properties style:vertical-align="middle" style:writing-mode="page"/>
    </style:style>
    <style:style style:name="Table2.B9" style:family="table-cell">
      <style:table-cell-properties style:writing-mode="page"/>
    </style:style>
    <style:style style:name="Table2.C9" style:family="table-cell">
      <style:table-cell-properties style:writing-mode="page"/>
    </style:style>
    <style:style style:name="Table2.D9" style:family="table-cell">
      <style:table-cell-properties style:writing-mode="page"/>
    </style:style>
    <style:style style:name="Table2.A10" style:family="table-cell">
      <style:table-cell-properties style:vertical-align="middle" style:writing-mode="page"/>
    </style:style>
    <style:style style:name="Table2.B10" style:family="table-cell">
      <style:table-cell-properties style:writing-mode="page"/>
    </style:style>
    <style:style style:name="Table2.C10" style:family="table-cell">
      <style:table-cell-properties style:writing-mode="page"/>
    </style:style>
    <style:style style:name="Table2.D10" style:family="table-cell">
      <style:table-cell-properties style:writing-mode="page"/>
    </style:style>
    <style:style style:name="Table2.A11" style:family="table-cell">
      <style:table-cell-properties style:vertical-align="middle" style:writing-mode="page"/>
    </style:style>
    <style:style style:name="Table2.B11" style:family="table-cell">
      <style:table-cell-properties style:writing-mode="page"/>
    </style:style>
    <style:style style:name="Table2.C11" style:family="table-cell">
      <style:table-cell-properties style:writing-mode="page"/>
    </style:style>
    <style:style style:name="Table2.D11" style:family="table-cell">
      <style:table-cell-properties style:writing-mode="page"/>
    </style:style>
    <style:style style:name="Table2.A12" style:family="table-cell">
      <style:table-cell-properties style:writing-mode="page"/>
    </style:style>
    <style:style style:name="Table2.B12" style:family="table-cell">
      <style:table-cell-properties style:writing-mode="page"/>
    </style:style>
    <style:style style:name="Table2.C12" style:family="table-cell">
      <style:table-cell-properties style:writing-mode="page"/>
    </style:style>
    <style:style style:name="Table2.D12" style:family="table-cell">
      <style:table-cell-properties style:writing-mode="page"/>
    </style:style>
    <style:style style:name="Table2.A13" style:family="table-cell">
      <style:table-cell-properties style:writing-mode="page"/>
    </style:style>
    <style:style style:name="Table2.B13" style:family="table-cell">
      <style:table-cell-properties style:writing-mode="page"/>
    </style:style>
    <style:style style:name="Table2.C13" style:family="table-cell">
      <style:table-cell-properties style:writing-mode="page"/>
    </style:style>
    <style:style style:name="Table2.D13" style:family="table-cell">
      <style:table-cell-properties style:writing-mode="page"/>
    </style:style>
    <style:style style:name="Table2.A14" style:family="table-cell">
      <style:table-cell-properties style:writing-mode="page"/>
    </style:style>
    <style:style style:name="Table2.B14" style:family="table-cell">
      <style:table-cell-properties style:writing-mode="page"/>
    </style:style>
    <style:style style:name="Table2.C14" style:family="table-cell">
      <style:table-cell-properties style:writing-mode="page"/>
    </style:style>
    <style:style style:name="Table2.D14" style:family="table-cell">
      <style:table-cell-properties style:writing-mode="page"/>
    </style:style>
    <style:style style:name="Table2.A15" style:family="table-cell">
      <style:table-cell-properties style:writing-mode="page"/>
    </style:style>
    <style:style style:name="Table2.B15" style:family="table-cell">
      <style:table-cell-properties style:writing-mode="page"/>
    </style:style>
    <style:style style:name="Table2.C15" style:family="table-cell">
      <style:table-cell-properties style:writing-mode="page"/>
    </style:style>
    <style:style style:name="Table2.D15" style:family="table-cell">
      <style:table-cell-properties style:writing-mode="page"/>
    </style:style>
    <style:style style:name="Table2.A16" style:family="table-cell">
      <style:table-cell-properties style:writing-mode="page"/>
    </style:style>
    <style:style style:name="Table2.B16" style:family="table-cell">
      <style:table-cell-properties style:writing-mode="page"/>
    </style:style>
    <style:style style:name="Table2.C16" style:family="table-cell">
      <style:table-cell-properties style:writing-mode="page"/>
    </style:style>
    <style:style style:name="Table2.D16" style:family="table-cell">
      <style:table-cell-properties style:writing-mode="page"/>
    </style:style>
    <style:style style:name="Table2.A17" style:family="table-cell">
      <style:table-cell-properties style:writing-mode="page"/>
    </style:style>
    <style:style style:name="Table2.B17" style:family="table-cell">
      <style:table-cell-properties style:writing-mode="page"/>
    </style:style>
    <style:style style:name="Table2.C17" style:family="table-cell">
      <style:table-cell-properties style:writing-mode="page"/>
    </style:style>
    <style:style style:name="Table2.D17" style:family="table-cell">
      <style:table-cell-properties style:writing-mode="page"/>
    </style:style>
    <style:style style:name="Table2.A18" style:family="table-cell">
      <style:table-cell-properties style:writing-mode="page"/>
    </style:style>
    <style:style style:name="Table2.B18" style:family="table-cell">
      <style:table-cell-properties style:writing-mode="page"/>
    </style:style>
    <style:style style:name="Table2.C18" style:family="table-cell">
      <style:table-cell-properties style:writing-mode="page"/>
    </style:style>
    <style:style style:name="Table2.D18" style:family="table-cell">
      <style:table-cell-properties style:writing-mode="page"/>
    </style:style>
    <style:style style:name="Table2.A19" style:family="table-cell">
      <style:table-cell-properties style:writing-mode="page"/>
    </style:style>
    <style:style style:name="Table2.B19" style:family="table-cell">
      <style:table-cell-properties style:writing-mode="page"/>
    </style:style>
    <style:style style:name="Table2.C19" style:family="table-cell">
      <style:table-cell-properties style:writing-mode="page"/>
    </style:style>
    <style:style style:name="Table2.D19" style:family="table-cell">
      <style:table-cell-properties style:writing-mode="page"/>
    </style:style>
    <style:style style:name="P1" style:family="paragraph" style:parent-style-name="Standard">
      <style:text-properties officeooo:paragraph-rsid="000afdf1"/>
    </style:style>
    <style:style style:name="P2" style:family="paragraph" style:parent-style-name="Table_20_Contents">
      <style:text-properties officeooo:paragraph-rsid="000afdf1"/>
    </style:style>
    <style:style style:name="P3" style:family="paragraph" style:parent-style-name="Standard">
      <style:text-properties officeooo:paragraph-rsid="005541c5"/>
    </style:style>
    <style:style style:name="P4" style:family="paragraph" style:parent-style-name="Table_20_Contents">
      <style:text-properties officeooo:paragraph-rsid="005541c5"/>
    </style:style>
    <style:style style:name="P5" style:family="paragraph" style:parent-style-name="Standard">
      <style:text-properties officeooo:paragraph-rsid="00874750"/>
    </style:style>
    <style:style style:name="P6" style:family="paragraph" style:parent-style-name="Table_20_Contents">
      <style:text-properties officeooo:paragraph-rsid="00874750"/>
    </style:style>
    <style:style style:name="P7" style:family="paragraph" style:parent-style-name="Table_20_Contents">
      <style:text-properties officeooo:rsid="000afdf1" officeooo:paragraph-rsid="000afdf1"/>
    </style:style>
    <style:style style:name="P8" style:family="paragraph" style:parent-style-name="Table_20_Contents">
      <style:paragraph-properties fo:text-align="center" style:justify-single-word="false"/>
      <style:text-properties officeooo:rsid="000afdf1" officeooo:paragraph-rsid="000afdf1"/>
    </style:style>
    <style:style style:name="P9" style:family="paragraph" style:parent-style-name="Table_20_Contents">
      <style:paragraph-properties fo:text-align="center" style:justify-single-word="false"/>
      <style:text-properties officeooo:rsid="000afdf1" officeooo:paragraph-rsid="005541c5"/>
    </style:style>
    <style:style style:name="P10" style:family="paragraph" style:parent-style-name="Table_20_Contents">
      <style:paragraph-properties fo:text-align="center" style:justify-single-word="false"/>
      <style:text-properties officeooo:rsid="000afdf1" officeooo:paragraph-rsid="00874750"/>
    </style:style>
    <style:style style:name="P11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weight="bold" officeooo:rsid="00090ca3" officeooo:paragraph-rsid="00090ca3" style:font-weight-asian="bold" style:font-weight-complex="bold"/>
    </style:style>
    <style:style style:name="P12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weight="bold" officeooo:rsid="00090ca3" officeooo:paragraph-rsid="000afdf1" style:font-weight-asian="bold" style:font-weight-complex="bold"/>
    </style:style>
    <style:style style:name="P13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weight="bold" officeooo:rsid="00090ca3" officeooo:paragraph-rsid="005541c5" style:font-weight-asian="bold" style:font-weight-complex="bold"/>
    </style:style>
    <style:style style:name="P14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font-weight="bold" officeooo:rsid="00090ca3" officeooo:paragraph-rsid="00874750" style:font-weight-asian="bold" style:font-weight-complex="bold"/>
    </style:style>
    <style:style style:name="P15" style:family="paragraph" style:parent-style-name="Table_20_Contents">
      <style:text-properties officeooo:rsid="000ba448" officeooo:paragraph-rsid="000ba448"/>
    </style:style>
    <style:style style:name="P16" style:family="paragraph" style:parent-style-name="Table_20_Contents">
      <style:text-properties officeooo:rsid="000ba448" officeooo:paragraph-rsid="001069d7"/>
    </style:style>
    <style:style style:name="P17" style:family="paragraph" style:parent-style-name="Table_20_Contents">
      <style:text-properties officeooo:rsid="000ba448" officeooo:paragraph-rsid="00227505"/>
    </style:style>
    <style:style style:name="P18" style:family="paragraph" style:parent-style-name="Table_20_Contents">
      <style:text-properties officeooo:rsid="000ba448" officeooo:paragraph-rsid="005541c5"/>
    </style:style>
    <style:style style:name="P19" style:family="paragraph" style:parent-style-name="Table_20_Contents">
      <style:text-properties officeooo:rsid="000ba448" officeooo:paragraph-rsid="00874750"/>
    </style:style>
    <style:style style:name="P20" style:family="paragraph" style:parent-style-name="Table_20_Contents">
      <style:text-properties officeooo:rsid="000d0831" officeooo:paragraph-rsid="0013e48a"/>
    </style:style>
    <style:style style:name="P21" style:family="paragraph" style:parent-style-name="Table_20_Contents">
      <style:text-properties officeooo:rsid="000d0831" officeooo:paragraph-rsid="00227505"/>
    </style:style>
    <style:style style:name="P22" style:family="paragraph" style:parent-style-name="Table_20_Contents">
      <style:text-properties officeooo:rsid="000d0831" officeooo:paragraph-rsid="002472af"/>
    </style:style>
    <style:style style:name="P23" style:family="paragraph" style:parent-style-name="Table_20_Contents">
      <style:text-properties officeooo:rsid="000d0831" officeooo:paragraph-rsid="00272802"/>
    </style:style>
    <style:style style:name="P24" style:family="paragraph" style:parent-style-name="Table_20_Contents">
      <style:text-properties officeooo:rsid="000d0831" officeooo:paragraph-rsid="002b32f4"/>
    </style:style>
    <style:style style:name="P25" style:family="paragraph" style:parent-style-name="Table_20_Contents">
      <style:text-properties officeooo:rsid="000d0831" officeooo:paragraph-rsid="002eb550"/>
    </style:style>
    <style:style style:name="P26" style:family="paragraph" style:parent-style-name="Table_20_Contents">
      <style:text-properties officeooo:rsid="000d0831" officeooo:paragraph-rsid="0030dedd"/>
    </style:style>
    <style:style style:name="P27" style:family="paragraph" style:parent-style-name="Table_20_Contents">
      <style:text-properties officeooo:rsid="000d0831" officeooo:paragraph-rsid="00356ca7"/>
    </style:style>
    <style:style style:name="P28" style:family="paragraph" style:parent-style-name="Table_20_Contents">
      <style:text-properties officeooo:rsid="000d0831" officeooo:paragraph-rsid="00368754"/>
    </style:style>
    <style:style style:name="P29" style:family="paragraph" style:parent-style-name="Table_20_Contents">
      <style:text-properties officeooo:rsid="000d0831" officeooo:paragraph-rsid="003dcabe"/>
    </style:style>
    <style:style style:name="P30" style:family="paragraph" style:parent-style-name="Table_20_Contents">
      <style:text-properties officeooo:rsid="000d0831" officeooo:paragraph-rsid="005541c5"/>
    </style:style>
    <style:style style:name="P31" style:family="paragraph" style:parent-style-name="Table_20_Contents">
      <style:text-properties officeooo:rsid="000d0831" officeooo:paragraph-rsid="0056d7d8"/>
    </style:style>
    <style:style style:name="P32" style:family="paragraph" style:parent-style-name="Table_20_Contents">
      <style:text-properties officeooo:rsid="000d0831" officeooo:paragraph-rsid="0057613f"/>
    </style:style>
    <style:style style:name="P33" style:family="paragraph" style:parent-style-name="Table_20_Contents">
      <style:text-properties officeooo:rsid="000d0831" officeooo:paragraph-rsid="0058317a"/>
    </style:style>
    <style:style style:name="P34" style:family="paragraph" style:parent-style-name="Table_20_Contents">
      <style:text-properties officeooo:rsid="000d0831" officeooo:paragraph-rsid="0058eb46"/>
    </style:style>
    <style:style style:name="P35" style:family="paragraph" style:parent-style-name="Table_20_Contents">
      <style:text-properties officeooo:rsid="000d0831" officeooo:paragraph-rsid="005a6184"/>
    </style:style>
    <style:style style:name="P36" style:family="paragraph" style:parent-style-name="Table_20_Contents">
      <style:text-properties officeooo:rsid="000d0831" officeooo:paragraph-rsid="005bae70"/>
    </style:style>
    <style:style style:name="P37" style:family="paragraph" style:parent-style-name="Table_20_Contents">
      <style:text-properties officeooo:rsid="000d0831" officeooo:paragraph-rsid="005c109b"/>
    </style:style>
    <style:style style:name="P38" style:family="paragraph" style:parent-style-name="Table_20_Contents">
      <style:text-properties officeooo:rsid="000d0831" officeooo:paragraph-rsid="007b2a58"/>
    </style:style>
    <style:style style:name="P39" style:family="paragraph" style:parent-style-name="Table_20_Contents">
      <style:text-properties officeooo:rsid="000d0831" officeooo:paragraph-rsid="00874750"/>
    </style:style>
    <style:style style:name="P40" style:family="paragraph" style:parent-style-name="Table_20_Contents">
      <style:text-properties officeooo:rsid="000d0831" officeooo:paragraph-rsid="0088b259"/>
    </style:style>
    <style:style style:name="P41" style:family="paragraph" style:parent-style-name="Table_20_Contents">
      <style:text-properties officeooo:rsid="000d0831" officeooo:paragraph-rsid="008b0b58"/>
    </style:style>
    <style:style style:name="P42" style:family="paragraph" style:parent-style-name="Table_20_Contents">
      <style:text-properties officeooo:rsid="000d0831" officeooo:paragraph-rsid="008bbbcc"/>
    </style:style>
    <style:style style:name="P43" style:family="paragraph" style:parent-style-name="Table_20_Contents">
      <style:text-properties officeooo:rsid="000d0831" officeooo:paragraph-rsid="008d2dcd"/>
    </style:style>
    <style:style style:name="P44" style:family="paragraph" style:parent-style-name="Table_20_Contents">
      <style:text-properties officeooo:rsid="000d0831" officeooo:paragraph-rsid="008f25b6"/>
    </style:style>
    <style:style style:name="P45" style:family="paragraph" style:parent-style-name="Table_20_Contents">
      <style:text-properties officeooo:rsid="000e6dcd" officeooo:paragraph-rsid="000e6dcd"/>
    </style:style>
    <style:style style:name="P46" style:family="paragraph" style:parent-style-name="Table_20_Contents">
      <style:text-properties officeooo:rsid="000e6dcd" officeooo:paragraph-rsid="0017ee9c"/>
    </style:style>
    <style:style style:name="P47" style:family="paragraph" style:parent-style-name="Table_20_Contents">
      <style:text-properties officeooo:rsid="000e6dcd" officeooo:paragraph-rsid="005541c5"/>
    </style:style>
    <style:style style:name="P48" style:family="paragraph" style:parent-style-name="Table_20_Contents">
      <style:text-properties officeooo:rsid="000e6dcd" officeooo:paragraph-rsid="00874750"/>
    </style:style>
    <style:style style:name="P49" style:family="paragraph" style:parent-style-name="Table_20_Contents">
      <style:text-properties officeooo:rsid="000fb1a2" officeooo:paragraph-rsid="000fb1a2"/>
    </style:style>
    <style:style style:name="P50" style:family="paragraph" style:parent-style-name="Table_20_Contents">
      <style:text-properties officeooo:rsid="000fb1a2" officeooo:paragraph-rsid="005541c5"/>
    </style:style>
    <style:style style:name="P51" style:family="paragraph" style:parent-style-name="Table_20_Contents">
      <style:text-properties officeooo:rsid="000fb1a2" officeooo:paragraph-rsid="00874750"/>
    </style:style>
    <style:style style:name="P52" style:family="paragraph" style:parent-style-name="Table_20_Contents">
      <style:paragraph-properties fo:text-align="center" style:justify-single-word="false"/>
      <style:text-properties officeooo:rsid="001069d7" officeooo:paragraph-rsid="001069d7"/>
    </style:style>
    <style:style style:name="P53" style:family="paragraph" style:parent-style-name="Table_20_Contents">
      <style:paragraph-properties fo:text-align="center" style:justify-single-word="false"/>
      <style:text-properties officeooo:rsid="001069d7" officeooo:paragraph-rsid="005541c5"/>
    </style:style>
    <style:style style:name="P54" style:family="paragraph" style:parent-style-name="Table_20_Contents">
      <style:paragraph-properties fo:text-align="center" style:justify-single-word="false"/>
      <style:text-properties officeooo:rsid="001069d7" officeooo:paragraph-rsid="00874750"/>
    </style:style>
    <style:style style:name="P55" style:family="paragraph" style:parent-style-name="Table_20_Contents">
      <style:text-properties officeooo:rsid="001069d7" officeooo:paragraph-rsid="001069d7"/>
    </style:style>
    <style:style style:name="P56" style:family="paragraph" style:parent-style-name="Table_20_Contents">
      <style:text-properties officeooo:rsid="001069d7" officeooo:paragraph-rsid="005541c5"/>
    </style:style>
    <style:style style:name="P57" style:family="paragraph" style:parent-style-name="Table_20_Contents">
      <style:text-properties officeooo:rsid="001069d7" officeooo:paragraph-rsid="00874750"/>
    </style:style>
    <style:style style:name="P58" style:family="paragraph" style:parent-style-name="Table_20_Contents">
      <style:paragraph-properties fo:text-align="center" style:justify-single-word="false"/>
      <style:text-properties officeooo:rsid="0011c31b" officeooo:paragraph-rsid="0011c31b"/>
    </style:style>
    <style:style style:name="P59" style:family="paragraph" style:parent-style-name="Table_20_Contents">
      <style:paragraph-properties fo:text-align="center" style:justify-single-word="false"/>
      <style:text-properties officeooo:rsid="0011c31b" officeooo:paragraph-rsid="005541c5"/>
    </style:style>
    <style:style style:name="P60" style:family="paragraph" style:parent-style-name="Table_20_Contents">
      <style:paragraph-properties fo:text-align="center" style:justify-single-word="false"/>
      <style:text-properties officeooo:rsid="0011c31b" officeooo:paragraph-rsid="00874750"/>
    </style:style>
    <style:style style:name="P61" style:family="paragraph" style:parent-style-name="Table_20_Contents">
      <style:text-properties officeooo:rsid="0011c31b" officeooo:paragraph-rsid="002472af"/>
    </style:style>
    <style:style style:name="P62" style:family="paragraph" style:parent-style-name="Table_20_Contents">
      <style:text-properties officeooo:rsid="0011c31b" officeooo:paragraph-rsid="005541c5"/>
    </style:style>
    <style:style style:name="P63" style:family="paragraph" style:parent-style-name="Table_20_Contents">
      <style:text-properties officeooo:rsid="0011c31b" officeooo:paragraph-rsid="00874750"/>
    </style:style>
    <style:style style:name="P64" style:family="paragraph" style:parent-style-name="Table_20_Contents">
      <style:text-properties officeooo:rsid="00121777" officeooo:paragraph-rsid="0013e48a"/>
    </style:style>
    <style:style style:name="P65" style:family="paragraph" style:parent-style-name="Table_20_Contents">
      <style:text-properties officeooo:rsid="00121777" officeooo:paragraph-rsid="005541c5"/>
    </style:style>
    <style:style style:name="P66" style:family="paragraph" style:parent-style-name="Table_20_Contents">
      <style:text-properties officeooo:rsid="00121777" officeooo:paragraph-rsid="00874750"/>
    </style:style>
    <style:style style:name="P67" style:family="paragraph" style:parent-style-name="Table_20_Contents">
      <style:text-properties officeooo:rsid="0013e48a" officeooo:paragraph-rsid="0017ee9c"/>
    </style:style>
    <style:style style:name="P68" style:family="paragraph" style:parent-style-name="Table_20_Contents">
      <style:text-properties officeooo:rsid="0013e48a" officeooo:paragraph-rsid="005541c5"/>
    </style:style>
    <style:style style:name="P69" style:family="paragraph" style:parent-style-name="Table_20_Contents">
      <style:text-properties officeooo:rsid="0013e48a" officeooo:paragraph-rsid="00874750"/>
    </style:style>
    <style:style style:name="P70" style:family="paragraph" style:parent-style-name="Table_20_Contents">
      <style:paragraph-properties fo:text-align="center" style:justify-single-word="false"/>
      <style:text-properties officeooo:rsid="00156171" officeooo:paragraph-rsid="00156171"/>
    </style:style>
    <style:style style:name="P71" style:family="paragraph" style:parent-style-name="Table_20_Contents">
      <style:text-properties officeooo:rsid="0017ee9c" officeooo:paragraph-rsid="0017ee9c"/>
    </style:style>
    <style:style style:name="P72" style:family="paragraph" style:parent-style-name="Table_20_Contents">
      <style:text-properties officeooo:paragraph-rsid="0017ee9c"/>
    </style:style>
    <style:style style:name="P73" style:family="paragraph" style:parent-style-name="Table_20_Contents">
      <style:text-properties officeooo:paragraph-rsid="00198d21"/>
    </style:style>
    <style:style style:name="P74" style:family="paragraph" style:parent-style-name="Table_20_Contents">
      <style:text-properties officeooo:rsid="001afc32" officeooo:paragraph-rsid="001cba77"/>
    </style:style>
    <style:style style:name="P75" style:family="paragraph" style:parent-style-name="Table_20_Contents">
      <style:paragraph-properties fo:text-align="start" style:justify-single-word="false"/>
      <style:text-properties officeooo:rsid="001f8748" officeooo:paragraph-rsid="001f8748"/>
    </style:style>
    <style:style style:name="P76" style:family="paragraph" style:parent-style-name="Table_20_Contents">
      <style:paragraph-properties fo:text-align="start" style:justify-single-word="false"/>
      <style:text-properties officeooo:rsid="00204534" officeooo:paragraph-rsid="00204534"/>
    </style:style>
    <style:style style:name="P77" style:family="paragraph" style:parent-style-name="Table_20_Contents">
      <style:paragraph-properties fo:text-align="center" style:justify-single-word="false"/>
      <style:text-properties officeooo:paragraph-rsid="00874750"/>
    </style:style>
    <style:style style:name="P78" style:family="paragraph" style:parent-style-name="Table_20_Contents">
      <style:paragraph-properties fo:text-align="start" style:justify-single-word="false"/>
    </style:style>
    <style:style style:name="P79" style:family="paragraph" style:parent-style-name="Table_20_Contents">
      <style:paragraph-properties fo:text-align="start" style:justify-single-word="false"/>
      <style:text-properties officeooo:paragraph-rsid="00368754"/>
    </style:style>
    <style:style style:name="P80" style:family="paragraph" style:parent-style-name="Table_20_Contents">
      <style:paragraph-properties fo:text-align="start" style:justify-single-word="false"/>
      <style:text-properties officeooo:paragraph-rsid="003c2403"/>
    </style:style>
    <style:style style:name="P81" style:family="paragraph" style:parent-style-name="Table_20_Contents">
      <style:text-properties officeooo:rsid="00227505" officeooo:paragraph-rsid="00227505"/>
    </style:style>
    <style:style style:name="P82" style:family="paragraph" style:parent-style-name="Table_20_Contents">
      <style:text-properties officeooo:rsid="00290634" officeooo:paragraph-rsid="00290634"/>
    </style:style>
    <style:style style:name="P83" style:family="paragraph" style:parent-style-name="Table_20_Contents">
      <style:text-properties officeooo:rsid="002b32f4" officeooo:paragraph-rsid="0030dedd"/>
    </style:style>
    <style:style style:name="P84" style:family="paragraph" style:parent-style-name="Table_20_Contents">
      <style:text-properties officeooo:rsid="002b32f4" officeooo:paragraph-rsid="00356ca7"/>
    </style:style>
    <style:style style:name="P85" style:family="paragraph" style:parent-style-name="Table_20_Contents">
      <style:text-properties officeooo:rsid="002b32f4" officeooo:paragraph-rsid="003f6913"/>
    </style:style>
    <style:style style:name="P86" style:family="paragraph" style:parent-style-name="Table_20_Contents">
      <style:text-properties officeooo:rsid="002b32f4" officeooo:paragraph-rsid="00412582"/>
    </style:style>
    <style:style style:name="P87" style:family="paragraph" style:parent-style-name="Table_20_Contents">
      <style:text-properties officeooo:rsid="002b32f4" officeooo:paragraph-rsid="005541c5"/>
    </style:style>
    <style:style style:name="P88" style:family="paragraph" style:parent-style-name="Table_20_Contents">
      <style:text-properties officeooo:rsid="002b32f4" officeooo:paragraph-rsid="0063af7d"/>
    </style:style>
    <style:style style:name="P89" style:family="paragraph" style:parent-style-name="Table_20_Contents">
      <style:text-properties officeooo:rsid="002b32f4" officeooo:paragraph-rsid="00874750"/>
    </style:style>
    <style:style style:name="P90" style:family="paragraph" style:parent-style-name="Table_20_Contents">
      <style:text-properties officeooo:rsid="002eb550" officeooo:paragraph-rsid="002eb550"/>
    </style:style>
    <style:style style:name="P91" style:family="paragraph" style:parent-style-name="Table_20_Contents">
      <style:text-properties officeooo:rsid="002eb550" officeooo:paragraph-rsid="0030dedd"/>
    </style:style>
    <style:style style:name="P92" style:family="paragraph" style:parent-style-name="Table_20_Contents">
      <style:text-properties officeooo:rsid="002eb550" officeooo:paragraph-rsid="005541c5"/>
    </style:style>
    <style:style style:name="P93" style:family="paragraph" style:parent-style-name="Table_20_Contents">
      <style:text-properties officeooo:rsid="002eb550" officeooo:paragraph-rsid="00874750"/>
    </style:style>
    <style:style style:name="P94" style:family="paragraph" style:parent-style-name="Table_20_Contents">
      <style:text-properties officeooo:paragraph-rsid="0030dedd"/>
    </style:style>
    <style:style style:name="P95" style:family="paragraph" style:parent-style-name="Table_20_Contents">
      <style:paragraph-properties fo:text-align="start" style:justify-single-word="false"/>
      <style:text-properties officeooo:rsid="00339592" officeooo:paragraph-rsid="00339592"/>
    </style:style>
    <style:style style:name="P96" style:family="paragraph" style:parent-style-name="Table_20_Contents">
      <style:paragraph-properties fo:text-align="start" style:justify-single-word="false"/>
      <style:text-properties officeooo:rsid="00339592" officeooo:paragraph-rsid="005541c5"/>
    </style:style>
    <style:style style:name="P97" style:family="paragraph" style:parent-style-name="Table_20_Contents">
      <style:paragraph-properties fo:text-align="start" style:justify-single-word="false"/>
      <style:text-properties officeooo:rsid="00356ca7" officeooo:paragraph-rsid="00356ca7"/>
    </style:style>
    <style:style style:name="P98" style:family="paragraph" style:parent-style-name="Table_20_Contents">
      <style:paragraph-properties fo:text-align="start" style:justify-single-word="false"/>
      <style:text-properties officeooo:rsid="00356ca7" officeooo:paragraph-rsid="005541c5"/>
    </style:style>
    <style:style style:name="P99" style:family="paragraph" style:parent-style-name="Table_20_Contents">
      <style:paragraph-properties fo:text-align="start" style:justify-single-word="false"/>
      <style:text-properties officeooo:rsid="00356ca7" officeooo:paragraph-rsid="005f16a4"/>
    </style:style>
    <style:style style:name="P100" style:family="paragraph" style:parent-style-name="Table_20_Contents">
      <style:paragraph-properties fo:text-align="start" style:justify-single-word="false"/>
      <style:text-properties fo:font-style="italic" officeooo:rsid="00356ca7" officeooo:paragraph-rsid="005541c5" style:font-style-asian="italic" style:font-style-complex="italic"/>
    </style:style>
    <style:style style:name="P101" style:family="paragraph" style:parent-style-name="Table_20_Contents">
      <style:paragraph-properties fo:text-align="start" style:justify-single-word="false"/>
      <style:text-properties fo:font-style="italic" officeooo:rsid="00356ca7" officeooo:paragraph-rsid="0078cd4f" style:font-style-asian="italic" style:font-style-complex="italic"/>
    </style:style>
    <style:style style:name="P102" style:family="paragraph" style:parent-style-name="Table_20_Contents">
      <style:paragraph-properties fo:text-align="start" style:justify-single-word="false"/>
      <style:text-properties fo:font-style="italic" officeooo:rsid="007b2a58" officeooo:paragraph-rsid="007b2a58" style:font-style-asian="italic" style:font-style-complex="italic"/>
    </style:style>
    <style:style style:name="P103" style:family="paragraph" style:parent-style-name="Table_20_Contents">
      <style:paragraph-properties fo:text-align="start" style:justify-single-word="false"/>
      <style:text-properties fo:font-style="italic" officeooo:rsid="007b2a58" officeooo:paragraph-rsid="00874750" style:font-style-asian="italic" style:font-style-complex="italic"/>
    </style:style>
    <style:style style:name="P104" style:family="paragraph" style:parent-style-name="Table_20_Contents">
      <style:paragraph-properties fo:text-align="start" style:justify-single-word="false"/>
      <style:text-properties fo:font-style="italic" officeooo:rsid="007dd222" officeooo:paragraph-rsid="007dd222" style:font-style-asian="italic" style:font-style-complex="italic"/>
    </style:style>
    <style:style style:name="P105" style:family="paragraph" style:parent-style-name="Table_20_Contents">
      <style:paragraph-properties fo:text-align="start" style:justify-single-word="false"/>
      <style:text-properties fo:font-style="italic" officeooo:rsid="007dd222" officeooo:paragraph-rsid="008519e4" style:font-style-asian="italic" style:font-style-complex="italic"/>
    </style:style>
    <style:style style:name="P106" style:family="paragraph" style:parent-style-name="Table_20_Contents">
      <style:paragraph-properties fo:text-align="start" style:justify-single-word="false"/>
      <style:text-properties fo:font-style="italic" officeooo:rsid="007dd222" officeooo:paragraph-rsid="00874750" style:font-style-asian="italic" style:font-style-complex="italic"/>
    </style:style>
    <style:style style:name="P107" style:family="paragraph" style:parent-style-name="Table_20_Contents">
      <style:paragraph-properties fo:text-align="start" style:justify-single-word="false"/>
      <style:text-properties fo:font-style="italic" officeooo:rsid="008519e4" officeooo:paragraph-rsid="008519e4" style:font-style-asian="italic" style:font-style-complex="italic"/>
    </style:style>
    <style:style style:name="P108" style:family="paragraph" style:parent-style-name="Table_20_Contents">
      <style:text-properties fo:font-style="normal" fo:font-weight="normal" officeooo:rsid="00356ca7" officeooo:paragraph-rsid="00356ca7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font-style="normal" fo:font-weight="normal" officeooo:rsid="00356ca7" officeooo:paragraph-rsid="005541c5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font-style="normal" fo:font-weight="normal" officeooo:rsid="00356ca7" officeooo:paragraph-rsid="00615f00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font-style="normal" fo:font-weight="normal" officeooo:rsid="00356ca7" officeooo:paragraph-rsid="0066b0bf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font-style="normal" fo:font-weight="normal" officeooo:rsid="00356ca7" officeooo:paragraph-rsid="006c0827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font-style="normal" fo:font-weight="normal" officeooo:rsid="00356ca7" officeooo:paragraph-rsid="007b2a58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font-style="normal" fo:font-weight="normal" officeooo:rsid="00356ca7" officeooo:paragraph-rsid="007dd222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font-style="normal" fo:font-weight="normal" officeooo:rsid="0066b0bf" officeooo:paragraph-rsid="0066b0bf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font-style="normal" fo:font-weight="normal" officeooo:rsid="0066dac3" officeooo:paragraph-rsid="0066dac3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font-style="normal" fo:font-weight="normal" officeooo:rsid="0066dac3" officeooo:paragraph-rsid="006c0827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font-style="normal" fo:font-weight="normal" officeooo:rsid="009205df" officeooo:paragraph-rsid="009205df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font-style="normal" fo:font-weight="normal" officeooo:rsid="0092d26c" officeooo:paragraph-rsid="0092d26c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font-style="normal" fo:font-weight="normal" officeooo:rsid="00960bef" officeooo:paragraph-rsid="00960bef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officeooo:rsid="00368230" officeooo:paragraph-rsid="00368230"/>
    </style:style>
    <style:style style:name="P122" style:family="paragraph" style:parent-style-name="Table_20_Contents">
      <style:text-properties officeooo:rsid="00368230" officeooo:paragraph-rsid="0036ff43"/>
    </style:style>
    <style:style style:name="P123" style:family="paragraph" style:parent-style-name="Table_20_Contents">
      <style:text-properties officeooo:rsid="00368230" officeooo:paragraph-rsid="003b9f26"/>
    </style:style>
    <style:style style:name="P124" style:family="paragraph" style:parent-style-name="Table_20_Contents">
      <style:text-properties officeooo:rsid="00368230" officeooo:paragraph-rsid="004cd172"/>
    </style:style>
    <style:style style:name="P125" style:family="paragraph" style:parent-style-name="Table_20_Contents">
      <style:text-properties officeooo:rsid="00368230" officeooo:paragraph-rsid="0063af7d"/>
    </style:style>
    <style:style style:name="P126" style:family="paragraph" style:parent-style-name="Table_20_Contents">
      <style:text-properties officeooo:rsid="00368230" officeooo:paragraph-rsid="00874750"/>
    </style:style>
    <style:style style:name="P127" style:family="paragraph" style:parent-style-name="Table_20_Contents">
      <style:paragraph-properties fo:text-align="center" style:justify-single-word="false"/>
      <style:text-properties officeooo:rsid="00368754" officeooo:paragraph-rsid="00368754"/>
    </style:style>
    <style:style style:name="P128" style:family="paragraph" style:parent-style-name="Table_20_Contents">
      <style:text-properties officeooo:rsid="00368754" officeooo:paragraph-rsid="00368754"/>
    </style:style>
    <style:style style:name="P129" style:family="paragraph" style:parent-style-name="Table_20_Contents">
      <style:paragraph-properties fo:text-align="start" style:justify-single-word="false"/>
      <style:text-properties officeooo:rsid="00368754" officeooo:paragraph-rsid="00368754"/>
    </style:style>
    <style:style style:name="P130" style:family="paragraph" style:parent-style-name="Table_20_Contents">
      <style:text-properties officeooo:rsid="00368754" officeooo:paragraph-rsid="003dcabe"/>
    </style:style>
    <style:style style:name="P131" style:family="paragraph" style:parent-style-name="Table_20_Contents">
      <style:paragraph-properties fo:text-align="start" style:justify-single-word="false"/>
      <style:text-properties officeooo:rsid="0036ff43" officeooo:paragraph-rsid="0036ff43"/>
    </style:style>
    <style:style style:name="P132" style:family="paragraph" style:parent-style-name="Table_20_Contents">
      <style:paragraph-properties fo:text-align="start" style:justify-single-word="false"/>
      <style:text-properties officeooo:rsid="0036ff43" officeooo:paragraph-rsid="00449715"/>
    </style:style>
    <style:style style:name="P133" style:family="paragraph" style:parent-style-name="Table_20_Contents">
      <style:paragraph-properties fo:text-align="start" style:justify-single-word="false"/>
      <style:text-properties officeooo:rsid="0036ff43" officeooo:paragraph-rsid="004cd172"/>
    </style:style>
    <style:style style:name="P134" style:family="paragraph" style:parent-style-name="Table_20_Contents">
      <style:paragraph-properties fo:text-align="start" style:justify-single-word="false"/>
      <style:text-properties officeooo:rsid="00384dbd" officeooo:paragraph-rsid="00384dbd"/>
    </style:style>
    <style:style style:name="P135" style:family="paragraph" style:parent-style-name="Table_20_Contents">
      <style:paragraph-properties fo:text-align="start" style:justify-single-word="false"/>
      <style:text-properties officeooo:rsid="0039bfd6" officeooo:paragraph-rsid="0039bfd6"/>
    </style:style>
    <style:style style:name="P136" style:family="paragraph" style:parent-style-name="Table_20_Contents">
      <style:paragraph-properties fo:text-align="start" style:justify-single-word="false"/>
      <style:text-properties officeooo:rsid="003dcabe" officeooo:paragraph-rsid="003dcabe"/>
    </style:style>
    <style:style style:name="P137" style:family="paragraph" style:parent-style-name="Table_20_Contents">
      <style:paragraph-properties fo:text-align="center" style:justify-single-word="false"/>
      <style:text-properties officeooo:rsid="00424513" officeooo:paragraph-rsid="00424513"/>
    </style:style>
    <style:style style:name="P138" style:family="paragraph" style:parent-style-name="Table_20_Contents">
      <style:paragraph-properties fo:text-align="start" style:justify-single-word="false"/>
      <style:text-properties officeooo:rsid="00424513" officeooo:paragraph-rsid="00424513"/>
    </style:style>
    <style:style style:name="P139" style:family="paragraph" style:parent-style-name="Table_20_Contents">
      <style:paragraph-properties fo:text-align="start" style:justify-single-word="false"/>
      <style:text-properties officeooo:rsid="0045fb83" officeooo:paragraph-rsid="0045fb83"/>
    </style:style>
    <style:style style:name="P140" style:family="paragraph" style:parent-style-name="Table_20_Contents">
      <style:paragraph-properties fo:text-align="start" style:justify-single-word="false"/>
      <style:text-properties officeooo:rsid="00471129" officeooo:paragraph-rsid="00471129"/>
    </style:style>
    <style:style style:name="P141" style:family="paragraph" style:parent-style-name="Table_20_Contents">
      <style:paragraph-properties fo:text-align="start" style:justify-single-word="false"/>
      <style:text-properties officeooo:rsid="00471129" officeooo:paragraph-rsid="004cd172"/>
    </style:style>
    <style:style style:name="P142" style:family="paragraph" style:parent-style-name="Table_20_Contents">
      <style:paragraph-properties fo:text-align="start" style:justify-single-word="false"/>
      <style:text-properties officeooo:rsid="0047b66c" officeooo:paragraph-rsid="0047b66c"/>
    </style:style>
    <style:style style:name="P143" style:family="paragraph" style:parent-style-name="Table_20_Contents">
      <style:text-properties officeooo:rsid="00498267" officeooo:paragraph-rsid="00498267"/>
    </style:style>
    <style:style style:name="P144" style:family="paragraph" style:parent-style-name="Table_20_Contents">
      <style:paragraph-properties fo:text-align="center" style:justify-single-word="false"/>
      <style:text-properties officeooo:rsid="004cc988" officeooo:paragraph-rsid="004cc988"/>
    </style:style>
    <style:style style:name="P145" style:family="paragraph" style:parent-style-name="Table_20_Contents">
      <style:paragraph-properties fo:text-align="start" style:justify-single-word="false"/>
      <style:text-properties officeooo:rsid="004cc988" officeooo:paragraph-rsid="004cc988"/>
    </style:style>
    <style:style style:name="P146" style:family="paragraph" style:parent-style-name="Table_20_Contents">
      <style:paragraph-properties fo:text-align="center" style:justify-single-word="false"/>
      <style:text-properties officeooo:rsid="005146f0" officeooo:paragraph-rsid="005146f0"/>
    </style:style>
    <style:style style:name="P147" style:family="paragraph" style:parent-style-name="Table_20_Contents">
      <style:paragraph-properties fo:text-align="start" style:justify-single-word="false"/>
      <style:text-properties officeooo:rsid="00533681" officeooo:paragraph-rsid="00533681"/>
    </style:style>
    <style:style style:name="P148" style:family="paragraph" style:parent-style-name="Table_20_Contents">
      <style:paragraph-properties fo:text-align="start" style:justify-single-word="false"/>
      <style:text-properties officeooo:rsid="00535752" officeooo:paragraph-rsid="00535752"/>
    </style:style>
    <style:style style:name="P149" style:family="paragraph" style:parent-style-name="Table_20_Contents">
      <style:text-properties officeooo:rsid="00535752" officeooo:paragraph-rsid="00535752"/>
    </style:style>
    <style:style style:name="P150" style:family="paragraph" style:parent-style-name="Table_20_Contents">
      <style:text-properties officeooo:rsid="0056d5f0" officeooo:paragraph-rsid="0056d5f0"/>
    </style:style>
    <style:style style:name="P151" style:family="paragraph" style:parent-style-name="Table_20_Contents">
      <style:text-properties officeooo:rsid="0056d5f0" officeooo:paragraph-rsid="00874750"/>
    </style:style>
    <style:style style:name="P152" style:family="paragraph" style:parent-style-name="Table_20_Contents">
      <style:paragraph-properties fo:text-align="center" style:justify-single-word="false"/>
      <style:text-properties officeooo:rsid="005bae70" officeooo:paragraph-rsid="005bae70"/>
    </style:style>
    <style:style style:name="P153" style:family="paragraph" style:parent-style-name="Table_20_Contents">
      <style:paragraph-properties fo:text-align="center" style:justify-single-word="false"/>
      <style:text-properties officeooo:rsid="0063af7d" officeooo:paragraph-rsid="0063af7d"/>
    </style:style>
    <style:style style:name="P154" style:family="paragraph" style:parent-style-name="Table_20_Contents">
      <style:paragraph-properties fo:text-align="start" style:justify-single-word="false"/>
      <style:text-properties officeooo:rsid="0063af7d" officeooo:paragraph-rsid="0063af7d"/>
    </style:style>
    <style:style style:name="P155" style:family="paragraph" style:parent-style-name="Table_20_Contents">
      <style:paragraph-properties fo:text-align="start" style:justify-single-word="false"/>
      <style:text-properties officeooo:rsid="0067e592" officeooo:paragraph-rsid="0068e94d"/>
    </style:style>
    <style:style style:name="P156" style:family="paragraph" style:parent-style-name="Table_20_Contents">
      <style:paragraph-properties fo:text-align="start" style:justify-single-word="false"/>
      <style:text-properties officeooo:rsid="0067e592" officeooo:paragraph-rsid="006cbd8e"/>
    </style:style>
    <style:style style:name="P157" style:family="paragraph" style:parent-style-name="Table_20_Contents">
      <style:text-properties officeooo:rsid="006a8cbc" officeooo:paragraph-rsid="006a8cbc"/>
    </style:style>
    <style:style style:name="P158" style:family="paragraph" style:parent-style-name="Table_20_Contents">
      <style:text-properties officeooo:rsid="007b2a58" officeooo:paragraph-rsid="007b2a58"/>
    </style:style>
    <style:style style:name="P159" style:family="paragraph" style:parent-style-name="Table_20_Contents">
      <style:text-properties officeooo:rsid="007d1c46" officeooo:paragraph-rsid="007d1c46"/>
    </style:style>
    <style:style style:name="P160" style:family="paragraph" style:parent-style-name="Table_20_Contents">
      <style:text-properties officeooo:rsid="007d1c46" officeooo:paragraph-rsid="007dd222"/>
    </style:style>
    <style:style style:name="P161" style:family="paragraph" style:parent-style-name="Table_20_Contents">
      <style:paragraph-properties fo:text-align="start" style:justify-single-word="false"/>
      <style:text-properties officeooo:rsid="009205df" officeooo:paragraph-rsid="009205df"/>
    </style:style>
    <style:style style:name="P162" style:family="paragraph" style:parent-style-name="Standard">
      <style:text-properties fo:font-style="normal" fo:font-weight="normal" officeooo:rsid="00356ca7" officeooo:paragraph-rsid="00a17818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officeooo:rsid="000d0831" officeooo:paragraph-rsid="00272802"/>
    </style:style>
    <style:style style:name="P164" style:family="paragraph" style:parent-style-name="Table_20_Contents">
      <style:text-properties officeooo:rsid="000d0831" officeooo:paragraph-rsid="00356ca7"/>
    </style:style>
    <style:style style:name="P165" style:family="paragraph" style:parent-style-name="Table_20_Contents">
      <style:text-properties officeooo:rsid="000d0831" officeooo:paragraph-rsid="00368754"/>
    </style:style>
    <style:style style:name="P166" style:family="paragraph" style:parent-style-name="Table_20_Contents">
      <style:text-properties officeooo:rsid="000d0831" officeooo:paragraph-rsid="005541c5"/>
    </style:style>
    <style:style style:name="P167" style:family="paragraph" style:parent-style-name="Table_20_Contents">
      <style:text-properties officeooo:rsid="000d0831" officeooo:paragraph-rsid="007b2a58"/>
    </style:style>
    <style:style style:name="P168" style:family="paragraph" style:parent-style-name="Table_20_Contents">
      <style:text-properties officeooo:rsid="000d0831" officeooo:paragraph-rsid="007dd222"/>
    </style:style>
    <style:style style:name="P169" style:family="paragraph" style:parent-style-name="Table_20_Contents">
      <style:text-properties fo:font-style="normal" fo:font-weight="normal" officeooo:rsid="00169ac6" officeooo:paragraph-rsid="00356ca7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font-style="normal" fo:font-weight="normal" officeooo:rsid="00356ca7" officeooo:paragraph-rsid="0096ce02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font-style="normal" fo:font-weight="normal" officeooo:rsid="00356ca7" officeooo:paragraph-rsid="0099e583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font-style="normal" fo:font-weight="normal" officeooo:rsid="00356ca7" officeooo:paragraph-rsid="00a17818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font-style="normal" fo:font-weight="normal" officeooo:rsid="00960bef" officeooo:paragraph-rsid="0099e583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font-style="normal" fo:font-weight="normal" officeooo:rsid="009af553" officeooo:paragraph-rsid="009af553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font-style="normal" fo:font-weight="normal" officeooo:rsid="0092d26c" officeooo:paragraph-rsid="00a17818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officeooo:rsid="006a8cbc" officeooo:paragraph-rsid="006a8cbc"/>
    </style:style>
    <style:style style:name="P177" style:family="paragraph" style:parent-style-name="Table_20_Contents">
      <style:paragraph-properties fo:text-align="start" style:justify-single-word="false"/>
      <style:text-properties fo:font-style="italic" officeooo:rsid="007b2a58" officeooo:paragraph-rsid="009de0dd" style:font-style-asian="italic" style:font-style-complex="italic"/>
    </style:style>
    <style:style style:name="P178" style:family="paragraph" style:parent-style-name="Table_20_Contents">
      <style:paragraph-properties fo:text-align="start" style:justify-single-word="false"/>
      <style:text-properties fo:font-style="italic" officeooo:rsid="007b2a58" officeooo:paragraph-rsid="00a2a347" style:font-style-asian="italic" style:font-style-complex="italic"/>
    </style:style>
    <style:style style:name="P179" style:family="paragraph" style:parent-style-name="Table_20_Contents">
      <style:paragraph-properties fo:text-align="start" style:justify-single-word="false"/>
      <style:text-properties fo:font-style="italic" officeooo:rsid="007b2a58" officeooo:paragraph-rsid="00a2d0b2" style:font-style-asian="italic" style:font-style-complex="italic"/>
    </style:style>
    <style:style style:name="P180" style:family="paragraph" style:parent-style-name="Table_20_Contents">
      <style:paragraph-properties fo:text-align="start" style:justify-single-word="false"/>
      <style:text-properties officeooo:rsid="009205df" officeooo:paragraph-rsid="00981c5a"/>
    </style:style>
    <style:style style:name="P181" style:family="paragraph" style:parent-style-name="Table_20_Contents">
      <style:paragraph-properties fo:text-align="center" style:justify-single-word="false"/>
      <style:text-properties officeooo:rsid="0099e583" officeooo:paragraph-rsid="0099e583"/>
    </style:style>
    <style:style style:name="P182" style:family="paragraph" style:parent-style-name="Table_20_Contents">
      <style:text-properties officeooo:rsid="00227505" officeooo:paragraph-rsid="00227505"/>
    </style:style>
    <style:style style:name="P183" style:family="paragraph" style:parent-style-name="Table_20_Contents">
      <style:text-properties officeooo:rsid="00290634" officeooo:paragraph-rsid="00290634"/>
    </style:style>
    <style:style style:name="P184" style:family="paragraph" style:parent-style-name="Table_20_Contents">
      <style:text-properties officeooo:paragraph-rsid="000afdf1"/>
    </style:style>
    <style:style style:name="P185" style:family="paragraph" style:parent-style-name="Table_20_Contents">
      <style:text-properties officeooo:rsid="00a3e988" officeooo:paragraph-rsid="00a3e988"/>
    </style:style>
    <style:style style:name="T1" style:family="text">
      <style:text-properties officeooo:rsid="000ba44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69d7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fb1a2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069d7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1c31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69ac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356ca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5c109b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069d7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7ee9c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6ff4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62e874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6cbd8e" style:font-style-asian="italic" style:font-weight-asian="normal" style:font-style-complex="italic" style:font-weight-complex="normal"/>
    </style:style>
    <style:style style:name="T17" style:family="text">
      <style:text-properties officeooo:rsid="000fb1a2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0fb1a2" style:font-style-asian="normal" style:font-style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69ac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68754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dcab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705e7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719921" style:font-style-asian="normal" style:font-weight-asian="normal" style:font-style-complex="normal" style:font-weight-complex="normal"/>
    </style:style>
    <style:style style:name="T26" style:family="text">
      <style:text-properties officeooo:rsid="001069d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14980"/>
    </style:style>
    <style:style style:name="T29" style:family="text">
      <style:text-properties officeooo:rsid="0011c31b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56d7d8" style:font-weight-asian="normal" style:font-weight-complex="normal"/>
    </style:style>
    <style:style style:name="T32" style:family="text">
      <style:text-properties fo:font-weight="normal" officeooo:rsid="0017ee9c" style:font-weight-asian="normal" style:font-weight-complex="normal"/>
    </style:style>
    <style:style style:name="T33" style:family="text">
      <style:text-properties fo:font-weight="normal" officeooo:rsid="005f16a4" style:font-weight-asian="normal" style:font-weight-complex="normal"/>
    </style:style>
    <style:style style:name="T34" style:family="text">
      <style:text-properties fo:font-weight="normal" officeooo:rsid="005f7972" style:font-weight-asian="normal" style:font-weight-complex="normal"/>
    </style:style>
    <style:style style:name="T35" style:family="text">
      <style:text-properties fo:font-weight="normal" officeooo:rsid="00767a24" style:font-weight-asian="normal" style:font-weight-complex="normal"/>
    </style:style>
    <style:style style:name="T36" style:family="text">
      <style:text-properties fo:font-weight="normal" officeooo:rsid="0078cd4f" style:font-weight-asian="normal" style:font-weight-complex="normal"/>
    </style:style>
    <style:style style:name="T37" style:family="text">
      <style:text-properties fo:font-weight="normal" officeooo:rsid="008144f5" style:font-weight-asian="normal" style:font-weight-complex="normal"/>
    </style:style>
    <style:style style:name="T38" style:family="text">
      <style:text-properties fo:font-weight="normal" officeooo:rsid="0083009d" style:font-weight-asian="normal" style:font-weight-complex="normal"/>
    </style:style>
    <style:style style:name="T39" style:family="text">
      <style:text-properties officeooo:rsid="0013e48a"/>
    </style:style>
    <style:style style:name="T40" style:family="text">
      <style:text-properties officeooo:rsid="00227505"/>
    </style:style>
    <style:style style:name="T41" style:family="text">
      <style:text-properties officeooo:rsid="00272802"/>
    </style:style>
    <style:style style:name="T42" style:family="text">
      <style:text-properties officeooo:rsid="00290634"/>
    </style:style>
    <style:style style:name="T43" style:family="text">
      <style:text-properties officeooo:rsid="002bf3e3"/>
    </style:style>
    <style:style style:name="T44" style:family="text">
      <style:text-properties officeooo:rsid="002cd0dd"/>
    </style:style>
    <style:style style:name="T45" style:family="text">
      <style:text-properties officeooo:rsid="002eb550"/>
    </style:style>
    <style:style style:name="T46" style:family="text">
      <style:text-properties officeooo:rsid="002ec554"/>
    </style:style>
    <style:style style:name="T47" style:family="text">
      <style:text-properties officeooo:rsid="002f0a7b"/>
    </style:style>
    <style:style style:name="T48" style:family="text">
      <style:text-properties officeooo:rsid="0030dedd"/>
    </style:style>
    <style:style style:name="T49" style:family="text">
      <style:text-properties officeooo:rsid="00356ca7"/>
    </style:style>
    <style:style style:name="T50" style:family="text">
      <style:text-properties officeooo:rsid="00359b2b"/>
    </style:style>
    <style:style style:name="T51" style:family="text">
      <style:text-properties officeooo:rsid="00368754"/>
    </style:style>
    <style:style style:name="T52" style:family="text">
      <style:text-properties officeooo:rsid="003b9f26"/>
    </style:style>
    <style:style style:name="T53" style:family="text">
      <style:text-properties officeooo:rsid="00449715"/>
    </style:style>
    <style:style style:name="T54" style:family="text">
      <style:text-properties officeooo:rsid="0045305a"/>
    </style:style>
    <style:style style:name="T55" style:family="text">
      <style:text-properties officeooo:rsid="0047b66c"/>
    </style:style>
    <style:style style:name="T56" style:family="text">
      <style:text-properties officeooo:rsid="004ba13e"/>
    </style:style>
    <style:style style:name="T57" style:family="text">
      <style:text-properties officeooo:rsid="004cd172"/>
    </style:style>
    <style:style style:name="T58" style:family="text">
      <style:text-properties officeooo:rsid="004e83de"/>
    </style:style>
    <style:style style:name="T59" style:family="text">
      <style:text-properties officeooo:rsid="004ed978"/>
    </style:style>
    <style:style style:name="T60" style:family="text">
      <style:text-properties officeooo:rsid="004fd8ad"/>
    </style:style>
    <style:style style:name="T61" style:family="text">
      <style:text-properties officeooo:rsid="00503256"/>
    </style:style>
    <style:style style:name="T62" style:family="text">
      <style:text-properties officeooo:rsid="005146f0"/>
    </style:style>
    <style:style style:name="T63" style:family="text">
      <style:text-properties officeooo:rsid="00520cd1"/>
    </style:style>
    <style:style style:name="T64" style:family="text">
      <style:text-properties officeooo:rsid="00535752"/>
    </style:style>
    <style:style style:name="T65" style:family="text">
      <style:text-properties officeooo:rsid="0056d7d8"/>
    </style:style>
    <style:style style:name="T66" style:family="text">
      <style:text-properties officeooo:rsid="005c109b"/>
    </style:style>
    <style:style style:name="T67" style:family="text">
      <style:text-properties officeooo:rsid="005d4306"/>
    </style:style>
    <style:style style:name="T68" style:family="text">
      <style:text-properties officeooo:rsid="005f16a4"/>
    </style:style>
    <style:style style:name="T69" style:family="text">
      <style:text-properties officeooo:rsid="005f7972"/>
    </style:style>
    <style:style style:name="T70" style:family="text">
      <style:text-properties officeooo:rsid="00615f00"/>
    </style:style>
    <style:style style:name="T71" style:family="text">
      <style:text-properties officeooo:rsid="0065015b"/>
    </style:style>
    <style:style style:name="T72" style:family="text">
      <style:text-properties officeooo:rsid="006e2276"/>
    </style:style>
    <style:style style:name="T73" style:family="text">
      <style:text-properties officeooo:rsid="00752e51"/>
    </style:style>
    <style:style style:name="T74" style:family="text">
      <style:text-properties officeooo:rsid="007565a4"/>
    </style:style>
    <style:style style:name="T75" style:family="text">
      <style:text-properties officeooo:rsid="00767a24"/>
    </style:style>
    <style:style style:name="T76" style:family="text">
      <style:text-properties officeooo:rsid="00772ed5"/>
    </style:style>
    <style:style style:name="T77" style:family="text">
      <style:text-properties officeooo:rsid="007854ff"/>
    </style:style>
    <style:style style:name="T78" style:family="text">
      <style:text-properties officeooo:rsid="007866f3"/>
    </style:style>
    <style:style style:name="T79" style:family="text">
      <style:text-properties officeooo:rsid="007b2a58"/>
    </style:style>
    <style:style style:name="T80" style:family="text">
      <style:text-properties officeooo:rsid="007dd222"/>
    </style:style>
    <style:style style:name="T81" style:family="text">
      <style:text-properties officeooo:rsid="007ed17c"/>
    </style:style>
    <style:style style:name="T82" style:family="text">
      <style:text-properties officeooo:rsid="00836e05"/>
    </style:style>
    <style:style style:name="T83" style:family="text">
      <style:text-properties officeooo:rsid="0088b259"/>
    </style:style>
    <style:style style:name="T84" style:family="text">
      <style:text-properties officeooo:rsid="009205df"/>
    </style:style>
    <style:style style:name="T85" style:family="text">
      <style:text-properties officeooo:rsid="0093c9ca"/>
    </style:style>
    <style:style style:name="T86" style:family="text">
      <style:text-properties officeooo:rsid="0096ce02"/>
    </style:style>
    <style:style style:name="T87" style:family="text">
      <style:text-properties officeooo:rsid="0097bc52"/>
    </style:style>
    <style:style style:name="T88" style:family="text">
      <style:text-properties officeooo:rsid="00981c5a"/>
    </style:style>
    <style:style style:name="T89" style:family="text">
      <style:text-properties officeooo:rsid="0099e583"/>
    </style:style>
    <style:style style:name="T90" style:family="text">
      <style:text-properties officeooo:rsid="009af553"/>
    </style:style>
    <style:style style:name="T91" style:family="text">
      <style:text-properties officeooo:rsid="009cc533"/>
    </style:style>
    <style:style style:name="T92" style:family="text">
      <style:text-properties officeooo:rsid="009de0dd"/>
    </style:style>
    <style:style style:name="T93" style:family="text">
      <style:text-properties officeooo:rsid="009f78b7"/>
    </style:style>
    <style:style style:name="T94" style:family="text">
      <style:text-properties officeooo:rsid="00a17818"/>
    </style:style>
    <style:style style:name="T95" style:family="text">
      <style:text-properties officeooo:rsid="00a2a3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7">Roster Tab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1">Test Case #</text:p>
          </table:table-cell>
          <table:table-cell table:style-name="Table1.A2" office:value-type="string">
            <text:p text:style-name="P11">Requirement</text:p>
          </table:table-cell>
          <table:table-cell table:style-name="Table1.A2" office:value-type="string">
            <text:p text:style-name="P11">Test description and Input Data</text:p>
          </table:table-cell>
          <table:table-cell table:style-name="Table1.A2" office:value-type="string">
            <text:p text:style-name="P11">Expected result/output</text:p>
          </table:table-cell>
        </table:table-row>
        <table:table-row>
          <table:table-cell table:style-name="Table1.A3" table:number-rows-spanned="2" office:value-type="string">
            <text:p text:style-name="P8">1</text:p>
          </table:table-cell>
          <table:table-cell table:style-name="Table1.B3" table:number-rows-spanned="2" office:value-type="string">
            <text:p text:style-name="P21"><text:span text:style-name="T1">A student must </text:span><text:span text:style-name="T39">input</text:span><text:span text:style-name="T1"> a first name in</text:span><text:span text:style-name="T39">to the field.</text:span></text:p>
          </table:table-cell>
          <table:table-cell table:style-name="Table1.C3" office:value-type="string">
            <text:p text:style-name="P21">When the ‘Add’, ‘<text:span text:style-name="T39">Remove’, or ‘Change Major’</text:span> button is clicked on the <text:span text:style-name="T2">Roster </text:span>tab, a <text:span text:style-name="T4">First Name</text:span> must be inputted in the text field.</text:p>
            <text:p text:style-name="P15"/>
            <text:p text:style-name="P45">Test input: “” <text:span text:style-name="T17">as a </text:span><text:span text:style-name="T5">First Name</text:span></text:p>
          </table:table-cell>
          <table:table-cell table:style-name="Table1.D3" office:value-type="string">
            <text:p text:style-name="P49">“Please enter a first name.”</text:p>
          </table:table-cell>
        </table:table-row>
        <table:table-row>
          <table:covered-table-cell table:style-name="Table1.A3"/>
          <table:covered-table-cell table:style-name="Table1.B4"/>
          <table:table-cell table:style-name="Table1.C4" office:value-type="string">
            <text:p text:style-name="P21">When the ‘Add’, ‘<text:span text:style-name="T39">Remove’, or ‘Change Major’</text:span> button is clicked on the <text:span text:style-name="T2">Roster </text:span>tab, a <text:span text:style-name="T4">First Name</text:span> must be inputted in the text field.</text:p>
            <text:p text:style-name="P15"/>
            <text:p text:style-name="P46">Test input: “<text:span text:style-name="T17">Charlie</text:span>” <text:span text:style-name="T17">as a </text:span><text:span text:style-name="T5">First Name</text:span></text:p>
          </table:table-cell>
          <table:table-cell table:style-name="Table1.D4" office:value-type="string">
            <text:p text:style-name="P85">“Brown Charlie 3/2/1990 added to the roster.” <text:span text:style-name="T3">(given that all previous fields that are required for adding a student are provided)</text:span></text:p>
          </table:table-cell>
        </table:table-row>
        <table:table-row>
          <table:table-cell table:style-name="Table1.A5" table:number-rows-spanned="2" office:value-type="string">
            <text:p text:style-name="P52">2</text:p>
          </table:table-cell>
          <table:table-cell table:style-name="Table1.B5" table:number-rows-spanned="2" office:value-type="string">
            <text:p text:style-name="P17">A student must <text:span text:style-name="T39">input a</text:span> <text:span text:style-name="T26">last</text:span> name <text:span text:style-name="T39">into the field.</text:span></text:p>
          </table:table-cell>
          <table:table-cell table:style-name="Table1.C5" office:value-type="string">
            <text:p text:style-name="P21">When the ‘Add’, ‘<text:span text:style-name="T39">Remove’, or ‘Change Major’</text:span> button is clicked on the <text:span text:style-name="T2">Roster </text:span>tab, a <text:span text:style-name="T40">valid </text:span><text:span text:style-name="T7">Last</text:span><text:span text:style-name="T4"> Name</text:span> must be inputted in the text field.</text:p>
            <text:p text:style-name="P21"/>
            <text:p text:style-name="P45">Test input: “” <text:span text:style-name="T19">as a</text:span><text:span text:style-name="T17"> </text:span><text:span text:style-name="T6">Last Name</text:span><text:span text:style-name="T3"> </text:span></text:p>
          </table:table-cell>
          <table:table-cell table:style-name="Table1.D5" office:value-type="string">
            <text:p text:style-name="P72">“<text:span text:style-name="T28">Please enter a last name.” </text:span><text:span text:style-name="T3">(given that all previous fields that are required for adding a student are provided)</text:span></text:p>
          </table:table-cell>
        </table:table-row>
        <table:table-row>
          <table:covered-table-cell table:style-name="Table1.A5"/>
          <table:covered-table-cell table:style-name="Table1.B5"/>
          <table:table-cell table:style-name="Table1.C6" office:value-type="string">
            <text:p text:style-name="P22">When the ‘Add’, ‘<text:span text:style-name="T39">Remove’, or ‘Change Major’</text:span> button is clicked on the <text:span text:style-name="T2">Roster </text:span>tab, a <text:span text:style-name="T40">valid </text:span><text:span text:style-name="T7">Last</text:span><text:span text:style-name="T4"> Name</text:span> must be inputted in the text field.</text:p>
            <text:p text:style-name="P16"/>
            <text:p text:style-name="P55">Test input: “Brown” as<text:span text:style-name="T19"> a</text:span><text:span text:style-name="T17"> </text:span><text:span text:style-name="T4">Last Name</text:span></text:p>
          </table:table-cell>
          <table:table-cell table:style-name="Table1.D6" office:value-type="string">
            <text:p text:style-name="P86">“Brown Charlie 3/2/1990 added to the roster.” <text:span text:style-name="T12">(given that all previous fields that are required for adding a student are provided)</text:span></text:p>
          </table:table-cell>
        </table:table-row>
        <table:table-row>
          <table:table-cell table:style-name="Table1.A7" table:number-rows-spanned="7" office:value-type="string">
            <text:p text:style-name="P58">3</text:p>
          </table:table-cell>
          <table:table-cell table:style-name="Table1.B7" table:number-rows-spanned="7" office:value-type="string">
            <text:p text:style-name="P61">A student must have a <text:span text:style-name="T41">valid</text:span> date that is in proper notation.</text:p>
            <text:p text:style-name="P61"/>
            <text:p text:style-name="P20"/>
          </table:table-cell>
          <table:table-cell table:style-name="Table1.C7" office:value-type="string">
            <text:p text:style-name="P22">When the ‘Add’, ‘<text:span text:style-name="T39">Remove’, or ‘Change Major’</text:span> button is clicked on the <text:span text:style-name="T2">Roster </text:span>tab, <text:span text:style-name="T43">the</text:span><text:span text:style-name="T29"> </text:span><text:span text:style-name="T7">Date of Birth</text:span> <text:span text:style-name="T43">field cannot be empty.</text:span></text:p>
            <text:p text:style-name="P22"/>
            <text:p text:style-name="P64">Test input: “” as a <text:span text:style-name="T4">DOB </text:span></text:p>
          </table:table-cell>
          <table:table-cell table:style-name="Table1.D7" office:value-type="string">
            <text:p text:style-name="P67">“Please select a date.” 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1.A8"/>
          <table:covered-table-cell table:style-name="Table1.B7"/>
          <table:table-cell table:style-name="Table1.C8" office:value-type="string">
            <text:p text:style-name="P22">When the ‘Add’, ‘<text:span text:style-name="T39">Remove’, or ‘Change Major’</text:span> button is clicked on the <text:span text:style-name="T2">Roster </text:span>tab, a<text:span text:style-name="T29"> </text:span><text:span text:style-name="T7">Date of Birth</text:span> <text:span text:style-name="T44">that provides a month, day, and year </text:span>must be inputted in the text field.</text:p>
            <text:p text:style-name="P22"/>
            <text:p text:style-name="P64">Test input: “aSL120!)@%&amp;!)(#” as a <text:span text:style-name="T4">DOB </text:span></text:p>
          </table:table-cell>
          <table:table-cell table:style-name="Table1.D8" office:value-type="string">
            <text:p text:style-name="P73">“<text:span text:style-name="T39">Please select a date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1.A8"/>
          <table:covered-table-cell table:style-name="Table1.B7"/>
          <table:table-cell table:style-name="Table1.C7" office:value-type="string">
            <text:p text:style-name="P24">When the ‘Add’, ‘<text:span text:style-name="T39">Remove’, or ‘Change Major’</text:span> button is clicked on the <text:span text:style-name="T2">Roster </text:span>tab, a <text:span text:style-name="T29">valid </text:span><text:span text:style-name="T7">Date of Birth</text:span> must <text:span text:style-name="T45">allow the student must be 16 years or older.</text:span></text:p>
            <text:p text:style-name="P24"/>
            <text:p text:style-name="P90">Test input: “3/1/2007”</text:p>
          </table:table-cell>
          <table:table-cell table:style-name="Table1.D7" office:value-type="string">
            <text:p text:style-name="P94">“<text:span text:style-name="T45">DOB invalid: 3/1/2007 younger than 16 years old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1.A8"/>
          <table:covered-table-cell table:style-name="Table1.B7"/>
          <table:table-cell table:style-name="Table1.C8" office:value-type="string">
            <text:p text:style-name="P25">When the ‘Add’, ‘<text:span text:style-name="T39">Remove’, or ‘Change Major’</text:span> button is clicked on <text:soft-page-break/>the <text:span text:style-name="T2">Roster </text:span>tab, a <text:span text:style-name="T29">valid </text:span><text:span text:style-name="T7">Date of Birth</text:span> must <text:span text:style-name="T45">allow the student cannot be born </text:span><text:span text:style-name="T46">today or at a future date.</text:span></text:p>
            <text:p text:style-name="P25"/>
            <text:p text:style-name="P90">Test input: “<text:span text:style-name="T47">3/19/2027”</text:span></text:p>
          </table:table-cell>
          <table:table-cell table:style-name="Table1.D8" office:value-type="string">
            <text:p text:style-name="P94">“<text:span text:style-name="T47">DOB invalid: 3/19/2027 younger than 16 years old.” </text:span><text:soft-page-break/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1.A8"/>
          <table:covered-table-cell table:style-name="Table1.B7"/>
          <table:table-cell table:style-name="Table1.C8" office:value-type="string">
            <text:p text:style-name="P26">When the ‘Add’, ‘<text:span text:style-name="T39">Remove’, or ‘Change Major’</text:span> button is clicked on the <text:span text:style-name="T2">Roster </text:span>tab, a <text:span text:style-name="T29">valid </text:span><text:span text:style-name="T7">Date of Birth</text:span> <text:span text:style-name="T48">must be a valid calendar date.</text:span></text:p>
            <text:p text:style-name="P26"/>
            <text:p text:style-name="P91">Test input: “<text:span text:style-name="T48">2</text:span><text:span text:style-name="T47">/</text:span><text:span text:style-name="T48">29/2000</text:span><text:span text:style-name="T47">”</text:span></text:p>
          </table:table-cell>
          <table:table-cell table:style-name="Table1.D8" office:value-type="string">
            <text:p text:style-name="P83">“Brown Charlie <text:span text:style-name="T48">2</text:span>/2<text:span text:style-name="T48">9</text:span>/<text:span text:style-name="T48">200</text:span>0 added to the roster.” <text:span text:style-name="T12">(given that all previous fields that are required for adding a student are provided)</text:span></text:p>
          </table:table-cell>
        </table:table-row>
        <table:table-row table:style-name="Table1.12">
          <table:covered-table-cell table:style-name="Table1.A8"/>
          <table:covered-table-cell table:style-name="Table1.B7"/>
          <table:table-cell table:style-name="Table1.C8" office:value-type="string">
            <text:p text:style-name="P26">When the ‘Add’, ‘<text:span text:style-name="T39">Remove’, or ‘Change Major’</text:span> button is clicked on the <text:span text:style-name="T2">Roster </text:span>tab, a <text:span text:style-name="T29">valid </text:span><text:span text:style-name="T7">Date of Birth</text:span> <text:span text:style-name="T48">must be a valid calendar date.</text:span></text:p>
            <text:p text:style-name="P26"/>
            <text:p text:style-name="P91">Test input: “<text:span text:style-name="T48">2</text:span><text:span text:style-name="T47">/</text:span><text:span text:style-name="T48">29/2001</text:span><text:span text:style-name="T47">”</text:span></text:p>
          </table:table-cell>
          <table:table-cell table:style-name="Table1.D8" office:value-type="string">
            <text:p text:style-name="P83">“<text:span text:style-name="T48">DOB invalid: 2</text:span>/2<text:span text:style-name="T48">9</text:span>/<text:span text:style-name="T48">2001 not a valid calendar date!</text:span>” 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1.A8"/>
          <table:covered-table-cell table:style-name="Table1.B7"/>
          <table:table-cell table:style-name="Table1.C8" office:value-type="string">
            <text:p text:style-name="P26">When the ‘Add’, ‘<text:span text:style-name="T39">Remove’, or ‘Change Major’</text:span> button is clicked on the <text:span text:style-name="T2">Roster </text:span>tab, a <text:span text:style-name="T29">valid </text:span><text:span text:style-name="T7">Date of Birth</text:span> <text:span text:style-name="T48">must be a valid calendar date.</text:span></text:p>
            <text:p text:style-name="P26"/>
            <text:p text:style-name="P91">Test input: “<text:span text:style-name="T48">3</text:span><text:span text:style-name="T47">/</text:span><text:span text:style-name="T48">2/1990</text:span><text:span text:style-name="T47">”</text:span></text:p>
          </table:table-cell>
          <table:table-cell table:style-name="Table1.D8" office:value-type="string">
            <text:p text:style-name="P121">“Brown Charlie 3/2/1990 added to the roster.” <text:span text:style-name="T12">(given that all previous fields that are required for adding a student are provided)</text:span></text:p>
          </table:table-cell>
        </table:table-row>
        <table:table-row>
          <table:table-cell table:style-name="Table1.A14" table:number-rows-spanned="2" office:value-type="string">
            <text:p text:style-name="P70">4</text:p>
          </table:table-cell>
          <table:table-cell table:style-name="Table1.B14" table:number-rows-spanned="2" office:value-type="string">
            <text:p text:style-name="P23"><text:span text:style-name="T41">When adding a student, </text:span><text:span text:style-name="T59">or changing their major, </text:span><text:span text:style-name="T41">they must have a major </text:span><text:span text:style-name="T59">inputted.</text:span></text:p>
            <text:p text:style-name="P23"/>
          </table:table-cell>
          <table:table-cell table:style-name="Table1.C7" office:value-type="string">
            <text:p text:style-name="P23">When the ‘Add’ button is clicked on the <text:span text:style-name="T2">Roster </text:span>tab, a <text:span text:style-name="T29">valid </text:span><text:span text:style-name="T8">Major </text:span><text:span text:style-name="T21">radio button must be clicked.</text:span></text:p>
            <text:p text:style-name="P71"/>
            <text:p text:style-name="P71">Test input: “” as the <text:span text:style-name="T4">Major.</text:span></text:p>
          </table:table-cell>
          <table:table-cell table:style-name="Table1.D7" office:value-type="string">
            <text:p text:style-name="P74">“Please select a major.” <text:span text:style-name="T13">(given that all previous fields that are required for adding a student are provided)</text:span></text:p>
          </table:table-cell>
        </table:table-row>
        <table:table-row>
          <table:covered-table-cell table:style-name="Table1.A14"/>
          <table:covered-table-cell table:style-name="Table1.B14"/>
          <table:table-cell table:style-name="Table1.C15" office:value-type="string">
            <text:p text:style-name="P23">When the ‘Add’ button is clicked on the <text:span text:style-name="T2">Roster </text:span>tab, a <text:span text:style-name="T29">valid </text:span><text:span text:style-name="T8">Major </text:span><text:span text:style-name="T21">radio button must be clicked.</text:span></text:p>
            <text:p text:style-name="P75"/>
            <text:p text:style-name="P76">Test input: <text:span text:style-name="T2">CS </text:span><text:span text:style-name="T18">as the </text:span><text:span text:style-name="T4">Major.</text:span></text:p>
          </table:table-cell>
          <table:table-cell table:style-name="Table1.D15" office:value-type="string">
            <text:p text:style-name="P84">“Brown Charlie 3/2/1990 added to the roster.” <text:span text:style-name="T13">(given that all previous fields that are required for adding a student are provided)</text:span></text:p>
          </table:table-cell>
        </table:table-row>
        <table:table-row>
          <table:table-cell table:style-name="Table1.A16" table:number-rows-spanned="4" office:value-type="string">
            <text:p text:style-name="P137">5</text:p>
          </table:table-cell>
          <table:table-cell table:style-name="Table1.B16" table:number-rows-spanned="4" office:value-type="string">
            <text:p text:style-name="P95">When adding a student, they must have a valid credits completed.</text:p>
          </table:table-cell>
          <table:table-cell table:style-name="Table1.C16" office:value-type="string">
            <text:p text:style-name="P27">When the ‘Add’ button is clicked on the <text:span text:style-name="T2">Roster </text:span>tab, <text:span text:style-name="T49">the user must enter a value for </text:span><text:span text:style-name="T9">credits completed</text:span><text:span text:style-name="T21">.</text:span></text:p>
            <text:p text:style-name="P27"/>
            <text:p text:style-name="P108">Test input: “”</text:p>
          </table:table-cell>
          <table:table-cell table:style-name="Table1.D16" office:value-type="string">
            <text:p text:style-name="P97">“Please enter credits completed.” <text:span text:style-name="T13">(given that all previous fields that are required for adding a student are provided)</text:span></text:p>
          </table:table-cell>
        </table:table-row>
        <table:table-row>
          <table:covered-table-cell table:style-name="Table1.A16"/>
          <table:covered-table-cell table:style-name="Table1.B16"/>
          <table:table-cell table:style-name="Table1.C15" office:value-type="string">
            <text:p text:style-name="P27">When the ‘Add’ button is clicked on the <text:span text:style-name="T2">Roster </text:span>tab, <text:span text:style-name="T49">the user must enter a</text:span><text:span text:style-name="T50">n integer</text:span><text:span text:style-name="T49"> for </text:span><text:span text:style-name="T9">credits completed</text:span><text:span text:style-name="T21">.</text:span></text:p>
            <text:p text:style-name="P27"/>
            <text:p text:style-name="P108">Test input: “<text:span text:style-name="T50">What should I put here</text:span>”</text:p>
          </table:table-cell>
          <table:table-cell table:style-name="Table1.D15" office:value-type="string">
            <text:p text:style-name="P97">“<text:span text:style-name="T50">Credits completed invalid: not an integer!</text:span>” <text:span text:style-name="T13">(given that all previous fields that are required for adding a student are provided)</text:span></text:p>
          </table:table-cell>
        </table:table-row>
        <table:table-row>
          <table:covered-table-cell table:style-name="Table1.A16"/>
          <table:covered-table-cell table:style-name="Table1.B16"/>
          <table:table-cell table:style-name="Table1.C16" office:value-type="string">
            <text:p text:style-name="P27">When the ‘Add’ button is clicked on the <text:span text:style-name="T2">Roster </text:span>tab, <text:span text:style-name="T49">the user must enter a </text:span><text:span text:style-name="T50">positive integer</text:span><text:span text:style-name="T49"> for </text:span><text:span text:style-name="T9">credits completed</text:span><text:span text:style-name="T21">.</text:span></text:p>
            <text:p text:style-name="P27"/>
            <text:p text:style-name="P108">Test input: “-<text:span text:style-name="T50">69</text:span>”</text:p>
          </table:table-cell>
          <table:table-cell table:style-name="Table1.D16" office:value-type="string">
            <text:p text:style-name="P97">“<text:span text:style-name="T50">Credits completed invalid: cannot be negative!</text:span>” <text:span text:style-name="T13">(given that all previous fields that are required for adding a student are provided)</text:span></text:p>
          </table:table-cell>
        </table:table-row>
        <table:table-row>
          <table:covered-table-cell table:style-name="Table1.A16"/>
          <table:covered-table-cell table:style-name="Table1.B16"/>
          <table:table-cell table:style-name="Table1.C15" office:value-type="string">
            <text:p text:style-name="P27">When the ‘Add’ button is clicked on the <text:span text:style-name="T2">Roster </text:span>tab, <text:span text:style-name="T49">the user must enter a </text:span><text:span text:style-name="T50">positive integer</text:span><text:span text:style-name="T49"> for </text:span><text:span text:style-name="T9">credits completed</text:span><text:span text:style-name="T21">.</text:span></text:p>
            <text:p text:style-name="P169"><text:s text:c="2"/></text:p>
            <text:p text:style-name="P108">Test input: “<text:span text:style-name="T50">69</text:span>”</text:p>
          </table:table-cell>
          <table:table-cell table:style-name="Table1.D15" office:value-type="string">
            <text:p text:style-name="P121"><text:span text:style-name="T13">“Brown Charlie 3/2/1990 added to the roster.” </text:span><text:span text:style-name="T12">(given that all previous fields that are required for adding a student are provided)</text:span></text:p>
          </table:table-cell>
        </table:table-row>
        <table:table-row>
          <table:table-cell table:style-name="Table1.A20" table:number-rows-spanned="2" office:value-type="string">
            <text:p text:style-name="P127">6</text:p>
          </table:table-cell>
          <table:table-cell table:style-name="Table1.B20" table:number-rows-spanned="2" office:value-type="string">
            <text:p text:style-name="P129">The student must assign themselves as either a Resident or Non-Resident (Tri-state, International)</text:p>
          </table:table-cell>
          <table:table-cell table:style-name="Table1.C16" office:value-type="string">
            <text:p text:style-name="P28">When the ‘Add’ button is clicked on the <text:span text:style-name="T2">Roster </text:span>tab, <text:span text:style-name="T49">the user must </text:span><text:span text:style-name="T22">click a radio button signifying a location status.</text:span></text:p>
            <text:p text:style-name="P28"/>
            <text:p text:style-name="P128"><text:span text:style-name="T20">Test input: “”</text:span></text:p>
          </table:table-cell>
          <table:table-cell table:style-name="Table1.D16" office:value-type="string">
            <text:p text:style-name="P79">“<text:span text:style-name="T51">The student must have a location status.” </text:span><text:span text:style-name="T12">(given that all previous fields that are required for adding a student are provided)</text:span></text:p>
            <text:p text:style-name="P78"/>
          </table:table-cell>
        </table:table-row>
        <table:table-row>
          <table:covered-table-cell table:style-name="Table1.A20"/>
          <table:covered-table-cell table:style-name="Table1.B20"/>
          <table:table-cell table:style-name="Table1.C15" office:value-type="string">
            <text:p text:style-name="P29">When the ‘Add’ button is clicked on the <text:span text:style-name="T2">Roster </text:span>tab, <text:span text:style-name="T49">the user must </text:span><text:span text:style-name="T22">click a radio button signifying a location status.</text:span></text:p>
            <text:p text:style-name="P130"><text:span text:style-name="T20">Test input: </text:span><text:span text:style-name="T23">Resident (is checked)</text:span></text:p>
          </table:table-cell>
          <table:table-cell table:style-name="Table1.D15" office:value-type="string">
            <text:p text:style-name="P123"><text:span text:style-name="T13">“Brown Charlie 3/2/1990 added to the roster.” </text:span><text:span text:style-name="T12">(given that all previous fields that are required for adding a student are provided)</text:span></text:p>
          </table:table-cell>
        </table:table-row>
        <table:table-row>
          <table:table-cell table:style-name="Table1.A22" table:number-rows-spanned="2" office:value-type="string">
            <text:p text:style-name="P127">7</text:p>
          </table:table-cell>
          <table:table-cell table:style-name="Table1.B22" table:number-rows-spanned="2" office:value-type="string">
            <text:p text:style-name="P134">Only international students can study abroad.</text:p>
          </table:table-cell>
          <table:table-cell table:style-name="Table1.C7" office:value-type="string">
            <text:p text:style-name="P135">The student claims to study abroad despite not being an international student.</text:p>
            <text:p text:style-name="P135"/>
            <text:p text:style-name="P136">Test input: Resident (is checked), Study Abroad (is highlighted)</text:p>
          </table:table-cell>
          <table:table-cell table:style-name="Table1.D7" office:value-type="string">
            <text:p text:style-name="P80">“<text:span text:style-name="T52">Only international students can study abroad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1.A22"/>
          <table:covered-table-cell table:style-name="Table1.B22"/>
          <table:table-cell table:style-name="Table1.C7" office:value-type="string">
            <text:p text:style-name="P135">The student claims to study abroad and is an international student.</text:p>
            <text:p text:style-name="P135"/>
            <text:p text:style-name="P136">Test input: International (is checked), Study Abroad (is highlighted)</text:p>
          </table:table-cell>
          <table:table-cell table:style-name="Table1.D7" office:value-type="string">
            <text:p text:style-name="P123"><text:span text:style-name="T13">“Brown Charlie 3/2/1990 added to the roster.” </text:span><text:span text:style-name="T12">(given that all previous fields that are required for adding a student are provided)</text:span></text:p>
          </table:table-cell>
        </table:table-row>
        <table:table-row>
          <table:table-cell table:style-name="Table1.A24" office:value-type="string">
            <text:p text:style-name="P127">8</text:p>
          </table:table-cell>
          <table:table-cell table:style-name="Table1.B24" office:value-type="string">
            <text:p text:style-name="P129">If the student is already in the roster, they cannot add themselves again.</text:p>
          </table:table-cell>
          <table:table-cell table:style-name="Table1.C24" office:value-type="string">
            <text:p text:style-name="P131">Given the student has already been added to the roster, let this new input be another submission of the same exact student details.</text:p>
            <text:p text:style-name="P131">Test input:</text:p>
            <text:p text:style-name="P131"><text:s text:c="5"/>First Name: Charlie</text:p>
            <text:p text:style-name="P131"><text:s text:c="5"/>Last Name: Brown</text:p>
            <text:p text:style-name="P131"><text:s text:c="5"/>Date of Birth: 01/01/2000</text:p>
            <text:p text:style-name="P131"><text:s text:c="5"/>Major: CS</text:p>
            <text:p text:style-name="P131"><text:s text:c="5"/>Credits Completed: 80</text:p>
            <text:p text:style-name="P131"><text:s text:c="5"/>Status: Resident</text:p>
            <text:p text:style-name="P139"><text:s text:c="5"/>Action: Add</text:p>
          </table:table-cell>
          <table:table-cell table:style-name="Table1.D24" office:value-type="string">
            <text:p text:style-name="P122"><text:span text:style-name="T13">“Brown Charlie 3/2/1990 </text:span><text:span text:style-name="T14">is already in the roster</text:span><text:span text:style-name="T13">.”</text:span></text:p>
          </table:table-cell>
        </table:table-row>
        <table:table-row>
          <table:table-cell table:style-name="Table1.A25" table:number-rows-spanned="3" office:value-type="string">
            <text:p text:style-name="P137">9</text:p>
          </table:table-cell>
          <table:table-cell table:style-name="Table1.B25" table:number-rows-spanned="3" office:value-type="string">
            <text:p text:style-name="P138">When removing a student, a student must be in <text:span text:style-name="T56">an existing</text:span> roster.</text:p>
          </table:table-cell>
          <table:table-cell table:style-name="Table1.C25" office:value-type="string">
            <text:p text:style-name="P140">Attempt to remove a student who has yet to be added to the roster.</text:p>
            <text:p text:style-name="P132">Test input:</text:p>
            <text:p text:style-name="P132"><text:s text:c="5"/>First Name: Charlie</text:p>
            <text:p text:style-name="P132"><text:s text:c="5"/>Last Name: Brown</text:p>
            <text:p text:style-name="P132"><text:s text:c="5"/>Date of Birth: 01/01/2000</text:p>
            <text:p text:style-name="P132"><text:s text:c="5"/>Major: CS</text:p>
            <text:p text:style-name="P132"><text:s text:c="5"/>Credits Completed: 80</text:p>
            <text:p text:style-name="P132"><text:s text:c="5"/>Status: Resident</text:p>
            <text:p text:style-name="P132"><text:s text:c="5"/><text:span text:style-name="T54">Action: Remove</text:span></text:p>
          </table:table-cell>
          <table:table-cell table:style-name="Table1.D25" office:value-type="string">
            <text:p text:style-name="P122">“<text:span text:style-name="T55">Charlie Brown 1/1/2000 is not in the roster.”</text:span></text:p>
          </table:table-cell>
        </table:table-row>
        <table:table-row>
          <table:covered-table-cell table:style-name="Table1.A25"/>
          <table:covered-table-cell table:style-name="Table1.B25"/>
          <table:table-cell table:style-name="Table1.C26" office:value-type="string">
            <text:p text:style-name="P132">Given the student has already been added to the roster, let this new input <text:span text:style-name="T53">request its removal.</text:span></text:p>
            <text:p text:style-name="P132">Test input:</text:p>
            <text:p text:style-name="P132"><text:s text:c="5"/>First Name: Charlie</text:p>
            <text:p text:style-name="P132"><text:s text:c="5"/>Last Name: Brown</text:p>
            <text:p text:style-name="P132"><text:s text:c="5"/>Date of Birth: 01/01/2000</text:p>
            <text:p text:style-name="P132"><text:s text:c="5"/>Major: CS</text:p>
            <text:p text:style-name="P132"><text:s text:c="5"/>Credits Completed: 80</text:p>
            <text:p text:style-name="P132"><text:s text:c="5"/>Status: Resident</text:p>
            <text:p text:style-name="P132"><text:s text:c="5"/><text:span text:style-name="T54">Action: Remove</text:span></text:p>
          </table:table-cell>
          <table:table-cell table:style-name="Table1.D26" office:value-type="string">
            <text:p text:style-name="P122">“<text:span text:style-name="T55">Charlie Brown 1/1/2000 removed from the roster.”</text:span></text:p>
          </table:table-cell>
        </table:table-row>
        <table:table-row>
          <table:covered-table-cell table:style-name="Table1.A25"/>
          <table:covered-table-cell table:style-name="Table1.B25"/>
          <table:table-cell table:style-name="Table1.C27" office:value-type="string">
            <text:p text:style-name="P142">Attempt to remove a student from an empty roster</text:p>
            <text:p text:style-name="P142">Test input:</text:p>
            <text:p text:style-name="P142"><text:s text:c="4"/>Action: Remove</text:p>
          </table:table-cell>
          <table:table-cell table:style-name="Table1.D27" office:value-type="string">
            <text:p text:style-name="P143">“Roster is empty.”</text:p>
          </table:table-cell>
        </table:table-row>
        <table:table-row table:style-name="Table1.28">
          <table:table-cell table:style-name="Table1.A28" table:number-rows-spanned="3" office:value-type="string">
            <text:p text:style-name="P144">10</text:p>
          </table:table-cell>
          <table:table-cell table:style-name="Table1.B28" table:number-rows-spanned="3" office:value-type="string">
            <text:p text:style-name="P145">A student must be in the roster in order to change their major.</text:p>
          </table:table-cell>
          <table:table-cell table:style-name="Table1.C28" office:value-type="string">
            <text:p text:style-name="P141">Attempt to <text:span text:style-name="T57">change the major of</text:span> a student who has yet to be added to the roster.</text:p>
            <text:p text:style-name="P133">Test input:</text:p>
            <text:p text:style-name="P133"><text:s text:c="5"/>First Name: Charlie</text:p>
            <text:p text:style-name="P133"><text:s text:c="5"/>Last Name: Brown</text:p>
            <text:p text:style-name="P133"><text:s text:c="5"/>Date of Birth: 01/01/2000</text:p>
            <text:p text:style-name="P133"><text:s text:c="5"/>Major: CS</text:p>
            <text:p text:style-name="P133"><text:s text:c="5"/>Credits Completed: 80</text:p>
            <text:p text:style-name="P133"><text:s text:c="5"/>Status: Resident</text:p>
            <text:p text:style-name="P133"><text:s text:c="5"/><text:span text:style-name="T54">Action: Remove</text:span></text:p>
          </table:table-cell>
          <table:table-cell table:style-name="Table1.D28" office:value-type="string">
            <text:p text:style-name="P124">“<text:span text:style-name="T55">Charlie Brown 1/1/2000 is not in the roster.”</text:span></text:p>
          </table:table-cell>
        </table:table-row>
        <table:table-row table:style-name="Table1.28">
          <table:covered-table-cell table:style-name="Table1.A28"/>
          <table:covered-table-cell table:style-name="Table1.B28"/>
          <table:table-cell table:style-name="Table1.C29" office:value-type="string">
            <text:p text:style-name="P141">Attempt to <text:span text:style-name="T57">change the major of</text:span> a student who <text:span text:style-name="T57">is in </text:span>the roster.</text:p>
            <text:p text:style-name="P133">Test input:</text:p>
            <text:p text:style-name="P133"><text:s text:c="5"/>First Name: Charlie</text:p>
            <text:p text:style-name="P133"><text:s text:c="5"/>Last Name: Brown</text:p>
            <text:p text:style-name="P133"><text:s text:c="5"/>Date of Birth: 01/01/2000</text:p>
            <text:p text:style-name="P133"><text:s text:c="5"/>Major: CS</text:p>
            <text:p text:style-name="P133"><text:s text:c="5"/>Credits Completed: 80</text:p>
            <text:p text:style-name="P133"><text:s text:c="5"/>Status: Resident</text:p>
            <text:p text:style-name="P133"><text:s text:c="5"/><text:span text:style-name="T54">Action: Remove</text:span></text:p>
          </table:table-cell>
          <table:table-cell table:style-name="Table1.D29" office:value-type="string">
            <text:p text:style-name="P124">“<text:span text:style-name="T58">Charlie Brown 1/1/2000 major changed to CS”</text:span></text:p>
          </table:table-cell>
        </table:table-row>
        <table:table-row table:style-name="Table1.28">
          <table:covered-table-cell table:style-name="Table1.A28"/>
          <table:covered-table-cell table:style-name="Table1.B28"/>
          <table:table-cell table:style-name="Table1.C30" office:value-type="string">
            <text:p text:style-name="P142">Attempt to <text:span text:style-name="T60">change the major of</text:span> a student <text:span text:style-name="T61">despite the roster being </text:span>empty.</text:p>
            <text:p text:style-name="P142">Test input:</text:p>
            <text:p text:style-name="P142"><text:s text:c="4"/>Action: Remove</text:p>
          </table:table-cell>
          <table:table-cell table:style-name="Table1.D30" office:value-type="string">
            <text:p text:style-name="P143">“Roster is empty!”</text:p>
          </table:table-cell>
        </table:table-row>
        <table:table-row table:style-name="Table1.31">
          <table:table-cell table:style-name="Table1.A31" table:number-rows-spanned="2" office:value-type="string">
            <text:p text:style-name="P146">11</text:p>
          </table:table-cell>
          <table:table-cell table:style-name="Table1.B31" table:number-rows-spanned="2" office:value-type="string">
            <text:p text:style-name="P145"><text:s/><text:span text:style-name="T63">A roster can be loaded from a file.</text:span></text:p>
          </table:table-cell>
          <table:table-cell table:style-name="Table1.C31" office:value-type="string">
            <text:p text:style-name="P147">Attempt to load the file via a valid directory.</text:p>
          </table:table-cell>
          <table:table-cell table:style-name="Table1.D31" office:value-type="string">
            <text:p text:style-name="P143">“<text:span text:style-name="T62">Students loaded </text:span><text:span text:style-name="T64">to</text:span><text:span text:style-name="T62"> the roster.”</text:span></text:p>
          </table:table-cell>
        </table:table-row>
        <table:table-row table:style-name="Table1.31">
          <table:covered-table-cell table:style-name="Table1.A31"/>
          <table:covered-table-cell table:style-name="Table1.B31"/>
          <table:table-cell table:style-name="Table1.C32" office:value-type="string">
            <text:p text:style-name="P148">File is not found</text:p>
          </table:table-cell>
          <table:table-cell table:style-name="Table1.D32" office:value-type="string">
            <text:p text:style-name="P149">*throws FileNotFoundException*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table:number-columns-spanned="4" office:value-type="string">
            <text:p text:style-name="P150">Enroll/Drop Tab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3">Test Case #</text:p>
          </table:table-cell>
          <table:table-cell table:style-name="Table4.A2" office:value-type="string">
            <text:p text:style-name="P13">Requirement</text:p>
          </table:table-cell>
          <table:table-cell table:style-name="Table4.A2" office:value-type="string">
            <text:p text:style-name="P13">Test description and Input Data</text:p>
          </table:table-cell>
          <table:table-cell table:style-name="Table4.A2" office:value-type="string">
            <text:p text:style-name="P13">Expected result/output</text:p>
          </table:table-cell>
        </table:table-row>
        <table:table-row>
          <table:table-cell table:style-name="Table4.A3" table:number-rows-spanned="2" office:value-type="string">
            <text:p text:style-name="P9">1</text:p>
          </table:table-cell>
          <table:table-cell table:style-name="Table4.B3" table:number-rows-spanned="2" office:value-type="string">
            <text:p text:style-name="P30"><text:span text:style-name="T1">A student must </text:span><text:span text:style-name="T39">input</text:span><text:span text:style-name="T1"> a first name in</text:span><text:span text:style-name="T39">to the field.</text:span></text:p>
          </table:table-cell>
          <table:table-cell table:style-name="Table4.C3" office:value-type="string">
            <text:p text:style-name="P30"><text:span text:style-name="T65">To Enroll or Drop</text:span>, a <text:span text:style-name="T4">First Name</text:span> must be inputted in the text field.</text:p>
            <text:p text:style-name="P18"/>
            <text:p text:style-name="P47">Test input: “” <text:span text:style-name="T17">as a </text:span><text:span text:style-name="T5">First Name</text:span></text:p>
          </table:table-cell>
          <table:table-cell table:style-name="Table4.D3" office:value-type="string">
            <text:p text:style-name="P50">“Please enter a first name.”</text:p>
          </table:table-cell>
        </table:table-row>
        <table:table-row>
          <table:covered-table-cell table:style-name="Table4.A3"/>
          <table:covered-table-cell table:style-name="Table4.B4"/>
          <table:table-cell table:style-name="Table4.C4" office:value-type="string">
            <text:p text:style-name="P31"><text:span text:style-name="T65">To Enroll or Drop</text:span>, a <text:span text:style-name="T4">First Name</text:span> must be inputted in the text field.</text:p>
            <text:p text:style-name="P18"/>
            <text:p text:style-name="P47">Test input: “<text:span text:style-name="T17">Charlie</text:span>” <text:span text:style-name="T17">as a </text:span><text:span text:style-name="T5">First Name</text:span></text:p>
          </table:table-cell>
          <table:table-cell table:style-name="Table4.D4" office:value-type="string">
            <text:p text:style-name="P88"><text:span text:style-name="T13">“</text:span><text:span text:style-name="T15">John Doe 1/2/2007 enrolled 14 credits</text:span><text:span text:style-name="T13">”</text:span> <text:span text:style-name="T3">(given that all previous fields that are required for adding a student are provided)</text:span></text:p>
          </table:table-cell>
        </table:table-row>
        <table:table-row>
          <table:table-cell table:style-name="Table4.A5" table:number-rows-spanned="2" office:value-type="string">
            <text:p text:style-name="P53">2</text:p>
          </table:table-cell>
          <table:table-cell table:style-name="Table4.B5" table:number-rows-spanned="2" office:value-type="string">
            <text:p text:style-name="P18">A student must <text:span text:style-name="T39">input a</text:span> <text:span text:style-name="T26">last</text:span> name <text:span text:style-name="T39">into the field.</text:span></text:p>
          </table:table-cell>
          <table:table-cell table:style-name="Table4.C5" office:value-type="string">
            <text:p text:style-name="P31"><text:span text:style-name="T65">To Enroll or Drop</text:span>, a <text:span text:style-name="T40">valid </text:span><text:span text:style-name="T7">Last</text:span><text:span text:style-name="T4"> Name</text:span> must be inputted in the text field.</text:p>
            <text:p text:style-name="P30"/>
            <text:p text:style-name="P47">Test input: “” <text:span text:style-name="T19">as a</text:span><text:span text:style-name="T17"> </text:span><text:span text:style-name="T6">Last Name</text:span><text:span text:style-name="T3"> </text:span></text:p>
          </table:table-cell>
          <table:table-cell table:style-name="Table4.D5" office:value-type="string">
            <text:p text:style-name="P4">“<text:span text:style-name="T28">Please enter a last name.” </text:span><text:span text:style-name="T3">(given that all previous fields that are required for adding a student are provided)</text:span></text:p>
          </table:table-cell>
        </table:table-row>
        <table:table-row>
          <table:covered-table-cell table:style-name="Table4.A5"/>
          <table:covered-table-cell table:style-name="Table4.B5"/>
          <table:table-cell table:style-name="Table4.C6" office:value-type="string">
            <text:p text:style-name="P32"><text:span text:style-name="T65">To Enroll or Drop</text:span>, a <text:span text:style-name="T40">valid </text:span><text:span text:style-name="T7">Last</text:span><text:span text:style-name="T4"> Name</text:span> must be inputted in the text field.</text:p>
            <text:p text:style-name="P18"/>
            <text:p text:style-name="P56">Test input: “Brown” as<text:span text:style-name="T19"> a</text:span><text:span text:style-name="T17"> </text:span><text:span text:style-name="T4">Last Name</text:span></text:p>
          </table:table-cell>
          <table:table-cell table:style-name="Table4.D6" office:value-type="string">
            <text:p text:style-name="P88"><text:span text:style-name="T13">“</text:span><text:span text:style-name="T15">John Doe 1/2/2007 enrolled 14 credits</text:span><text:span text:style-name="T13">”</text:span> <text:span text:style-name="T12">(given that all previous fields that are required for adding a student are provided)</text:span></text:p>
          </table:table-cell>
        </table:table-row>
        <table:table-row>
          <table:table-cell table:style-name="Table4.A7" table:number-rows-spanned="7" office:value-type="string">
            <text:p text:style-name="P59">3</text:p>
          </table:table-cell>
          <table:table-cell table:style-name="Table4.B7" table:number-rows-spanned="7" office:value-type="string">
            <text:p text:style-name="P62">A student must have a <text:span text:style-name="T41">valid</text:span> date that is in proper notation.</text:p>
            <text:p text:style-name="P62"/>
            <text:p text:style-name="P30"/>
          </table:table-cell>
          <table:table-cell table:style-name="Table4.C7" office:value-type="string">
            <text:p text:style-name="P33"><text:span text:style-name="T65">To Enroll or Drop</text:span>, <text:span text:style-name="T43">the</text:span><text:span text:style-name="T29"> </text:span><text:span text:style-name="T7">Date of Birth</text:span> <text:span text:style-name="T43">field cannot be empty.</text:span></text:p>
            <text:p text:style-name="P30"/>
            <text:p text:style-name="P65">Test input: “” as a <text:span text:style-name="T4">DOB </text:span></text:p>
          </table:table-cell>
          <table:table-cell table:style-name="Table4.D7" office:value-type="string">
            <text:p text:style-name="P68">“Please select a date.” 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4.A8"/>
          <table:covered-table-cell table:style-name="Table4.B7"/>
          <table:table-cell table:style-name="Table4.C8" office:value-type="string">
            <text:p text:style-name="P34"><text:span text:style-name="T65">To Enroll or Drop</text:span>, a<text:span text:style-name="T29"> </text:span><text:span text:style-name="T7">Date of Birth</text:span> <text:span text:style-name="T44">that provides a month, day, and year </text:span>must be inputted in the text field.</text:p>
            <text:p text:style-name="P30"/>
            <text:p text:style-name="P65">Test input: “aSL120!)@%&amp;!)(#” as a <text:span text:style-name="T4">DOB </text:span></text:p>
          </table:table-cell>
          <table:table-cell table:style-name="Table4.D8" office:value-type="string">
            <text:p text:style-name="P4">“<text:span text:style-name="T39">Please select a date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4.A8"/>
          <table:covered-table-cell table:style-name="Table4.B7"/>
          <table:table-cell table:style-name="Table4.C7" office:value-type="string">
            <text:p text:style-name="P34"><text:span text:style-name="T65">To Enroll or Drop</text:span>, a <text:span text:style-name="T29">valid </text:span><text:span text:style-name="T7">Date of Birth</text:span> must <text:span text:style-name="T45">allow the student must be 16 years or older.</text:span></text:p>
            <text:p text:style-name="P30"/>
            <text:p text:style-name="P92">Test input: “3/1/2007”</text:p>
          </table:table-cell>
          <table:table-cell table:style-name="Table4.D7" office:value-type="string">
            <text:p text:style-name="P4">“<text:span text:style-name="T45">DOB invalid: 3/1/2007 younger than 16 years old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4.A8"/>
          <table:covered-table-cell table:style-name="Table4.B7"/>
          <table:table-cell table:style-name="Table4.C8" office:value-type="string">
            <text:p text:style-name="P34"><text:span text:style-name="T65">To Enroll or Drop</text:span>, a <text:span text:style-name="T29">valid </text:span><text:span text:style-name="T7">Date of Birth</text:span> must <text:span text:style-name="T45">allow the student cannot be born </text:span><text:span text:style-name="T46">today or at a future date.</text:span></text:p>
            <text:p text:style-name="P30"/>
            <text:p text:style-name="P92">Test input: “<text:span text:style-name="T47">3/19/2027”</text:span></text:p>
          </table:table-cell>
          <table:table-cell table:style-name="Table4.D8" office:value-type="string">
            <text:p text:style-name="P4">“<text:span text:style-name="T47">DOB invalid: 3/19/2027 younger than 16 years old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4.A8"/>
          <table:covered-table-cell table:style-name="Table4.B7"/>
          <table:table-cell table:style-name="Table4.C8" office:value-type="string">
            <text:p text:style-name="P35"><text:span text:style-name="T65">To Enroll or Drop</text:span>, a <text:span text:style-name="T29">valid </text:span><text:span text:style-name="T7">Date of Birth</text:span> <text:span text:style-name="T48">must be a valid calendar date.</text:span></text:p>
            <text:p text:style-name="P30"/>
            <text:p text:style-name="P92">Test input: “<text:span text:style-name="T48">2</text:span><text:span text:style-name="T47">/</text:span><text:span text:style-name="T48">29/2000</text:span><text:span text:style-name="T47">”</text:span></text:p>
          </table:table-cell>
          <table:table-cell table:style-name="Table4.D8" office:value-type="string">
            <text:p text:style-name="P88"><text:span text:style-name="T13">“</text:span><text:span text:style-name="T15">John Doe 1/2/2007 enrolled 14 credits</text:span><text:span text:style-name="T13">”</text:span> <text:span text:style-name="T12">(given that all previous fields that are required for adding a student are provided)</text:span></text:p>
          </table:table-cell>
        </table:table-row>
        <table:table-row table:style-name="Table4.12">
          <table:covered-table-cell table:style-name="Table4.A8"/>
          <table:covered-table-cell table:style-name="Table4.B7"/>
          <table:table-cell table:style-name="Table4.C8" office:value-type="string">
            <text:p text:style-name="P35"><text:span text:style-name="T65">To Enroll or Drop</text:span>, a <text:span text:style-name="T29">valid </text:span><text:span text:style-name="T7">Date of Birth</text:span> <text:span text:style-name="T48">must be a valid calendar date.</text:span></text:p>
            <text:p text:style-name="P30"/>
            <text:p text:style-name="P92">Test input: “<text:span text:style-name="T48">2</text:span><text:span text:style-name="T47">/</text:span><text:span text:style-name="T48">29/2001</text:span><text:span text:style-name="T47">”</text:span></text:p>
          </table:table-cell>
          <table:table-cell table:style-name="Table4.D8" office:value-type="string">
            <text:p text:style-name="P87">“<text:span text:style-name="T48">DOB invalid: 2</text:span>/2<text:span text:style-name="T48">9</text:span>/<text:span text:style-name="T48">2001 not a valid calendar date!</text:span>” <text:span text:style-name="T12">(given that all previous fields that are required for adding a </text:span><text:soft-page-break/><text:span text:style-name="T12">student are provided)</text:span></text:p>
          </table:table-cell>
        </table:table-row>
        <table:table-row>
          <table:covered-table-cell table:style-name="Table4.A8"/>
          <table:covered-table-cell table:style-name="Table4.B7"/>
          <table:table-cell table:style-name="Table4.C8" office:value-type="string">
            <text:p text:style-name="P36"><text:span text:style-name="T65">To Enroll or Drop</text:span>, a <text:span text:style-name="T29">valid </text:span><text:span text:style-name="T7">Date of Birth</text:span> <text:span text:style-name="T48">must be a valid calendar date.</text:span></text:p>
            <text:p text:style-name="P30"/>
            <text:p text:style-name="P92">Test input: “<text:span text:style-name="T48">3</text:span><text:span text:style-name="T47">/</text:span><text:span text:style-name="T48">2/1990</text:span><text:span text:style-name="T47">”</text:span></text:p>
          </table:table-cell>
          <table:table-cell table:style-name="Table4.D8" office:value-type="string">
            <text:p text:style-name="P125"><text:span text:style-name="T13">“</text:span><text:span text:style-name="T15">John Doe 1/2/2007 enrolled 14 credits</text:span><text:span text:style-name="T13">”</text:span> <text:span text:style-name="T12">(given that all previous fields that are required for adding a student are provided)</text:span></text:p>
          </table:table-cell>
        </table:table-row>
        <table:table-row>
          <table:table-cell table:style-name="Table4.A14" table:number-rows-spanned="10" office:value-type="string">
            <text:p text:style-name="P152">4</text:p>
          </table:table-cell>
          <table:table-cell table:style-name="Table4.B14" table:number-rows-spanned="10" office:value-type="string">
            <text:p text:style-name="P96">When <text:span text:style-name="T69">enrolling</text:span> a student, they must have a valid credits <text:span text:style-name="T66">enrolled</text:span>.</text:p>
          </table:table-cell>
          <table:table-cell table:style-name="Table4.C14" office:value-type="string">
            <text:p text:style-name="P36"><text:span text:style-name="T65">To Enroll</text:span>, <text:span text:style-name="T49">the user must enter a value for </text:span><text:span text:style-name="T9">credits </text:span><text:span text:style-name="T10">enrolled</text:span><text:span text:style-name="T21">.</text:span></text:p>
            <text:p text:style-name="P30"/>
            <text:p text:style-name="P109">Test input: “”</text:p>
          </table:table-cell>
          <table:table-cell table:style-name="Table4.D14" office:value-type="string">
            <text:p text:style-name="P98">“<text:span text:style-name="T67">Credits enrolled is not an integer.</text:span>” <text:span text:style-name="T13">(given that all previous fields that are required for adding a student are provided)</text:span>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5" office:value-type="string">
            <text:p text:style-name="P37"><text:span text:style-name="T65">To Enroll</text:span>, <text:span text:style-name="T49">the user must enter a</text:span><text:span text:style-name="T50">n integer</text:span><text:span text:style-name="T49"> for </text:span><text:span text:style-name="T9">credits </text:span><text:span text:style-name="T10">enrolled</text:span><text:span text:style-name="T21">.</text:span></text:p>
            <text:p text:style-name="P30"/>
            <text:p text:style-name="P109">Test input: “<text:span text:style-name="T50">What should I put here</text:span>”</text:p>
          </table:table-cell>
          <table:table-cell table:style-name="Table4.D15" office:value-type="string">
            <text:p text:style-name="P99">“<text:span text:style-name="T67">Credits enrolled is not an integer.</text:span>” <text:span text:style-name="T13">(given that all previous fields that are required for adding a student are provided)</text:span>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4" office:value-type="string">
            <text:p text:style-name="P37"><text:span text:style-name="T31">To Enroll</text:span><text:span text:style-name="T30">,</text:span><text:span text:style-name="T27"> </text:span><text:span text:style-name="T49">the user must enter a</text:span><text:span text:style-name="T74">n integer of at least 3</text:span><text:span text:style-name="T49"> for </text:span><text:span text:style-name="T9">credits </text:span><text:span text:style-name="T10">enrolled</text:span><text:span text:style-name="T21">.</text:span></text:p>
            <text:p text:style-name="P30"/>
            <text:p text:style-name="P109">Test input:</text:p>
            <text:p text:style-name="P109"><text:s text:c="5"/><text:span text:style-name="T69">First Name: John</text:span></text:p>
            <text:p text:style-name="P109"><text:s text:c="5"/><text:span text:style-name="T69">Last Name: Doe</text:span></text:p>
            <text:p text:style-name="P109"><text:s text:c="5"/><text:span text:style-name="T69">DOB: 1/2/2007</text:span></text:p>
            <text:p text:style-name="P109"><text:s text:c="5"/><text:span text:style-name="T69">Credits: </text:span><text:span text:style-name="T78">2</text:span></text:p>
          </table:table-cell>
          <table:table-cell table:style-name="Table4.D14" office:value-type="string">
            <text:p text:style-name="P100">“<text:span text:style-name="T68">(</text:span><text:span text:style-name="T69">Resident) </text:span><text:span text:style-name="T75">2</text:span><text:span text:style-name="T69">: invalid credit hours</text:span>”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5" office:value-type="string">
            <text:p text:style-name="P37"><text:span text:style-name="T31">To Enroll</text:span><text:span text:style-name="T30">,</text:span> <text:span text:style-name="T49">the user must enter a </text:span><text:span text:style-name="T76">maximum integer of 2</text:span><text:span text:style-name="T77">4</text:span><text:span text:style-name="T72"> </text:span><text:span text:style-name="T49">for </text:span><text:span text:style-name="T9">credits </text:span><text:span text:style-name="T10">enrolled</text:span><text:span text:style-name="T21">. </text:span><text:span text:style-name="T24">Th</text:span><text:span text:style-name="T25">e </text:span><text:span text:style-name="T24">newly entered credits will replace the number of credits previously entered.</text:span></text:p>
            <text:p text:style-name="P30"/>
            <text:p text:style-name="P110">Test input:</text:p>
            <text:p text:style-name="P110"><text:s text:c="5"/><text:span text:style-name="T69">First Name: John</text:span></text:p>
            <text:p text:style-name="P110"><text:s text:c="5"/><text:span text:style-name="T69">Last Name: Doe</text:span></text:p>
            <text:p text:style-name="P110"><text:s text:c="5"/><text:span text:style-name="T69">DOB: 1/2/2007</text:span></text:p>
            <text:p text:style-name="P110"><text:s text:c="5"/><text:span text:style-name="T69">Credits: </text:span><text:span text:style-name="T78">25</text:span></text:p>
            <text:p text:style-name="P110"><text:s text:c="6"/><text:span text:style-name="T73">(Status: Resident)</text:span></text:p>
          </table:table-cell>
          <table:table-cell table:style-name="Table4.D15" office:value-type="string">
            <text:p text:style-name="P101"><text:span text:style-name="T32">“</text:span><text:span text:style-name="T33">(</text:span><text:span text:style-name="T34">Resident) </text:span><text:span text:style-name="T35">2</text:span><text:span text:style-name="T36">5</text:span><text:span text:style-name="T34">: invalid credit hours</text:span><text:span text:style-name="T32">”</text:span>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5" office:value-type="string">
            <text:p text:style-name="P158"><text:span text:style-name="T24">I</text:span><text:span text:style-name="T20">nternational </text:span></text:p>
            <text:p text:style-name="P38"/>
            <text:p text:style-name="P113">Test input:</text:p>
            <text:p text:style-name="P113"><text:s text:c="5"/><text:span text:style-name="T69">First Name: John</text:span></text:p>
            <text:p text:style-name="P113"><text:s text:c="5"/><text:span text:style-name="T69">Last Name: Doe</text:span></text:p>
            <text:p text:style-name="P113"><text:s text:c="5"/><text:span text:style-name="T69">DOB: 1/2/2007</text:span></text:p>
            <text:p text:style-name="P113"><text:s text:c="5"/><text:span text:style-name="T69">Credits: </text:span><text:span text:style-name="T79">3</text:span></text:p>
            <text:p text:style-name="P113"><text:s text:c="6"/><text:span text:style-name="T73">(Status: Resident)</text:span></text:p>
          </table:table-cell>
          <table:table-cell table:style-name="Table4.D15" office:value-type="string">
            <text:p text:style-name="P102">John Doe 1/2/2007 enrolled 3 credits.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5" office:value-type="string">
            <text:p text:style-name="P38"><text:span text:style-name="T31">To Enroll</text:span><text:span text:style-name="T30">,</text:span> <text:span text:style-name="T49">the user must enter a </text:span><text:span text:style-name="T76">maximum integer of 2</text:span><text:span text:style-name="T77">4</text:span><text:span text:style-name="T72"> </text:span><text:span text:style-name="T49">for </text:span><text:span text:style-name="T9">credits </text:span><text:span text:style-name="T10">enrolled</text:span><text:span text:style-name="T21">. </text:span><text:span text:style-name="T24">Th</text:span><text:span text:style-name="T25">e </text:span><text:span text:style-name="T24">newly entered credits </text:span><text:soft-page-break/><text:span text:style-name="T24">will replace the number of credits previously entered.</text:span></text:p>
            <text:p text:style-name="P38"/>
            <text:p text:style-name="P113">Test input:</text:p>
            <text:p text:style-name="P113"><text:s text:c="5"/><text:span text:style-name="T69">First Name: John</text:span></text:p>
            <text:p text:style-name="P113"><text:s text:c="5"/><text:span text:style-name="T69">Last Name: Doe</text:span></text:p>
            <text:p text:style-name="P113"><text:s text:c="5"/><text:span text:style-name="T69">DOB: 1/2/2007</text:span></text:p>
            <text:p text:style-name="P113"><text:s text:c="5"/><text:span text:style-name="T69">Credits: </text:span><text:span text:style-name="T78">2</text:span><text:span text:style-name="T79">4</text:span></text:p>
            <text:p text:style-name="P113"><text:s text:c="6"/><text:span text:style-name="T73">(Status: Resident)</text:span></text:p>
          </table:table-cell>
          <table:table-cell table:style-name="Table4.D15" office:value-type="string">
            <text:p text:style-name="P102">John Doe 1/2/2007 enrolled 24 credits.</text:p>
          </table:table-cell>
        </table:table-row>
        <table:table-row table:style-name="Table4.20">
          <table:covered-table-cell table:style-name="Table4.A15"/>
          <table:covered-table-cell table:style-name="Table4.B15"/>
          <table:table-cell table:style-name="Table4.C15" office:value-type="string">
            <text:p text:style-name="P159"><text:span text:style-name="T31">I</text:span><text:span text:style-name="T30">nternational, study-abroad students can only have a max of 12 credits.</text:span></text:p>
            <text:p text:style-name="P38"/>
            <text:p text:style-name="P113">Test input:</text:p>
            <text:p text:style-name="P113"><text:s text:c="5"/><text:span text:style-name="T69">First Name: John</text:span></text:p>
            <text:p text:style-name="P113"><text:s text:c="5"/><text:span text:style-name="T69">Last Name: Doe</text:span></text:p>
            <text:p text:style-name="P113"><text:s text:c="5"/><text:span text:style-name="T69">DOB: 1/2/2007</text:span></text:p>
            <text:p text:style-name="P113"><text:s text:c="5"/><text:span text:style-name="T69">Credits: </text:span><text:span text:style-name="T80">12</text:span></text:p>
            <text:p text:style-name="P113"><text:s text:c="6"/><text:span text:style-name="T73">(Status: </text:span><text:span text:style-name="T80">Internation</text:span><text:span text:style-name="T82">al + Study Abroad</text:span><text:span text:style-name="T73">)</text:span></text:p>
          </table:table-cell>
          <table:table-cell table:style-name="Table4.D15" office:value-type="string">
            <text:p text:style-name="P104">John Doe 1/2/2007 enrolled 12 credits.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5" office:value-type="string">
            <text:p text:style-name="P160"><text:span text:style-name="T31">I</text:span><text:span text:style-name="T30">nternational, study-abroad students can only have a max of 12 credits.</text:span></text:p>
            <text:p text:style-name="P168"/>
            <text:p text:style-name="P114">Test input:</text:p>
            <text:p text:style-name="P114"><text:s text:c="5"/><text:span text:style-name="T69">First Name: John</text:span></text:p>
            <text:p text:style-name="P114"><text:s text:c="5"/><text:span text:style-name="T69">Last Name: Doe</text:span></text:p>
            <text:p text:style-name="P114"><text:s text:c="5"/><text:span text:style-name="T69">DOB: 1/2/2007</text:span></text:p>
            <text:p text:style-name="P114"><text:s text:c="5"/><text:span text:style-name="T69">Credits: </text:span><text:span text:style-name="T80">13</text:span></text:p>
            <text:p text:style-name="P114"><text:s text:c="6"/><text:span text:style-name="T73">(Status: </text:span><text:span text:style-name="T80">International </text:span><text:span text:style-name="T82">+ Study Abroad</text:span><text:span text:style-name="T73">)</text:span></text:p>
          </table:table-cell>
          <table:table-cell table:style-name="Table4.D15" office:value-type="string">
            <text:p text:style-name="P104">(International stud<text:span text:style-name="T81">ent</text:span>study abroad) 13: invalid credit hours.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5" office:value-type="string">
            <text:p text:style-name="P159"><text:span text:style-name="T31">I</text:span><text:span text:style-name="T30">nternational, </text:span><text:span text:style-name="T37">non-</text:span><text:span text:style-name="T30">study-abroad students </text:span><text:span text:style-name="T38">need at least</text:span><text:span text:style-name="T30"> 12 credits.</text:span></text:p>
            <text:p text:style-name="P38"/>
            <text:p text:style-name="P113">Test input:</text:p>
            <text:p text:style-name="P113"><text:s text:c="5"/><text:span text:style-name="T69">First Name: John</text:span></text:p>
            <text:p text:style-name="P113"><text:s text:c="5"/><text:span text:style-name="T69">Last Name: Doe</text:span></text:p>
            <text:p text:style-name="P113"><text:s text:c="5"/><text:span text:style-name="T69">DOB: 1/2/2007</text:span></text:p>
            <text:p text:style-name="P113"><text:s text:c="5"/><text:span text:style-name="T69">Credits: </text:span><text:span text:style-name="T80">12</text:span></text:p>
            <text:p text:style-name="P113"><text:s text:c="6"/><text:span text:style-name="T73">(Status: </text:span><text:span text:style-name="T80">International</text:span><text:span text:style-name="T73">)</text:span></text:p>
          </table:table-cell>
          <table:table-cell table:style-name="Table4.D15" office:value-type="string">
            <text:p text:style-name="P105">John Doe 1/2/2007 enrolled 12 credits.</text:p>
          </table:table-cell>
        </table:table-row>
        <table:table-row>
          <table:covered-table-cell table:style-name="Table4.A15"/>
          <table:covered-table-cell table:style-name="Table4.B15"/>
          <table:table-cell table:style-name="Table4.C15" office:value-type="string">
            <text:p text:style-name="P160"><text:span text:style-name="T31">I</text:span><text:span text:style-name="T30">nternational, </text:span><text:span text:style-name="T38">non-</text:span><text:span text:style-name="T30">study-abroad students </text:span><text:span text:style-name="T38">need at least</text:span><text:span text:style-name="T30"> 12 credits.</text:span></text:p>
            <text:p text:style-name="P168"/>
            <text:p text:style-name="P114">Test input:</text:p>
            <text:p text:style-name="P114"><text:s text:c="5"/><text:span text:style-name="T69">First Name: John</text:span></text:p>
            <text:p text:style-name="P114"><text:s text:c="5"/><text:span text:style-name="T69">Last Name: Doe</text:span></text:p>
            <text:p text:style-name="P114"><text:s text:c="5"/><text:span text:style-name="T69">DOB: 1/2/2007</text:span></text:p>
            <text:p text:style-name="P114"><text:s text:c="5"/><text:span text:style-name="T69">Credits: </text:span><text:span text:style-name="T80">1</text:span><text:span text:style-name="T82">1</text:span></text:p>
            <text:p text:style-name="P114"><text:s text:c="6"/><text:span text:style-name="T73">(Status: </text:span><text:span text:style-name="T80">International</text:span><text:span text:style-name="T73">)</text:span></text:p>
          </table:table-cell>
          <table:table-cell table:style-name="Table4.D15" office:value-type="string">
            <text:p text:style-name="P107">(International student) 11: invalid credit hours.</text:p>
          </table:table-cell>
        </table:table-row>
        <table:table-row>
          <table:table-cell table:style-name="Table4.A24" table:number-rows-spanned="2" office:value-type="string">
            <text:p text:style-name="P153">5</text:p>
          </table:table-cell>
          <table:table-cell table:style-name="Table4.B24" table:number-rows-spanned="2" office:value-type="string">
            <text:p text:style-name="P154">When dropping a student, <text:span text:style-name="T71">they must be in </text:span><text:soft-page-break/><text:span text:style-name="T71">the enrollment list.</text:span></text:p>
          </table:table-cell>
          <table:table-cell table:style-name="Table4.C14" office:value-type="string">
            <text:p text:style-name="P115">Drop a student who is already in the enrollment list.</text:p>
            <text:p text:style-name="P111"><text:soft-page-break/></text:p>
            <text:p text:style-name="P111">Test input:</text:p>
            <text:p text:style-name="P111"><text:s text:c="5"/><text:span text:style-name="T69">First Name: John</text:span></text:p>
            <text:p text:style-name="P111"><text:s text:c="5"/><text:span text:style-name="T69">Last Name: Doe</text:span></text:p>
            <text:p text:style-name="P111"><text:s text:c="5"/><text:span text:style-name="T69">DOB: 1/2/2007</text:span></text:p>
            <text:p text:style-name="P111"><text:s text:c="5"/><text:span text:style-name="T69">Credits: </text:span><text:span text:style-name="T70">14</text:span></text:p>
            <text:p text:style-name="P116"><text:s text:c="5"/>Action: Drop</text:p>
          </table:table-cell>
          <table:table-cell table:style-name="Table4.D14" office:value-type="string">
            <text:p text:style-name="P155"><text:span text:style-name="T12">“</text:span><text:span text:style-name="T11">John Doe 1/2/2007 dropped.”</text:span></text:p>
          </table:table-cell>
        </table:table-row>
        <table:table-row>
          <table:covered-table-cell table:style-name="Table4.A25"/>
          <table:covered-table-cell table:style-name="Table4.B25"/>
          <table:table-cell table:style-name="Table4.C25" office:value-type="string">
            <text:p text:style-name="P157"><text:span text:style-name="T23">A</text:span><text:span text:style-name="T20">ttempt to drop a student who is not in the enrollment list.</text:span></text:p>
            <text:p text:style-name="P157"/>
            <text:p text:style-name="P112">Test input:</text:p>
            <text:p text:style-name="P112"><text:s text:c="5"/><text:span text:style-name="T69">First Name: John</text:span></text:p>
            <text:p text:style-name="P112"><text:s text:c="5"/><text:span text:style-name="T69">Last Name: Doe</text:span></text:p>
            <text:p text:style-name="P112"><text:s text:c="5"/><text:span text:style-name="T69">DOB: 1/2/2007</text:span></text:p>
            <text:p text:style-name="P112"><text:s text:c="5"/><text:span text:style-name="T69">Credits: </text:span><text:span text:style-name="T70">14</text:span></text:p>
            <text:p text:style-name="P117"><text:s text:c="5"/>Action: Drop</text:p>
          </table:table-cell>
          <table:table-cell table:style-name="Table4.D25" office:value-type="string">
            <text:p text:style-name="P156"><text:span text:style-name="T12">“John Doe 1/2/2007 </text:span><text:span text:style-name="T16">is not enrolled</text:span><text:span text:style-name="T12">.”</text:span></text:p>
          </table:table-cell>
        </table:table-row>
      </table:table>
      <text:p text:style-name="P3"/>
      <text:p text:style-name="P1"/>
      <text:p text:style-name="P1"/>
      <text:p text:style-name="P1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151"><text:span text:style-name="T83">Scholarship</text:span> Tab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4">Test Case #</text:p>
          </table:table-cell>
          <table:table-cell table:style-name="Table3.A2" office:value-type="string">
            <text:p text:style-name="P14">Requirement</text:p>
          </table:table-cell>
          <table:table-cell table:style-name="Table3.A2" office:value-type="string">
            <text:p text:style-name="P14">Test description and Input Data</text:p>
          </table:table-cell>
          <table:table-cell table:style-name="Table3.A2" office:value-type="string">
            <text:p text:style-name="P14">Expected result/output</text:p>
          </table:table-cell>
        </table:table-row>
        <table:table-row>
          <table:table-cell table:style-name="Table3.A3" table:number-rows-spanned="2" office:value-type="string">
            <text:p text:style-name="P10">1</text:p>
          </table:table-cell>
          <table:table-cell table:style-name="Table3.B3" table:number-rows-spanned="2" office:value-type="string">
            <text:p text:style-name="P39"><text:span text:style-name="T1">A student must </text:span><text:span text:style-name="T39">input</text:span><text:span text:style-name="T1"> a first name in</text:span><text:span text:style-name="T39">to the field.</text:span></text:p>
          </table:table-cell>
          <table:table-cell table:style-name="Table3.C3" office:value-type="string">
            <text:p text:style-name="P39"><text:span text:style-name="T65">To </text:span><text:span text:style-name="T83">be granted a scholarship</text:span>, a <text:span text:style-name="T4">First Name</text:span> must be inputted in the text field.</text:p>
            <text:p text:style-name="P19"/>
            <text:p text:style-name="P48">Test input: “” <text:span text:style-name="T17">as a </text:span><text:span text:style-name="T5">First Name</text:span></text:p>
          </table:table-cell>
          <table:table-cell table:style-name="Table3.D3" office:value-type="string">
            <text:p text:style-name="P51">“Please enter a first name.”</text:p>
          </table:table-cell>
        </table:table-row>
        <table:table-row>
          <table:covered-table-cell table:style-name="Table3.A3"/>
          <table:covered-table-cell table:style-name="Table3.B4"/>
          <table:table-cell table:style-name="Table3.C4" office:value-type="string">
            <text:p text:style-name="P40"><text:span text:style-name="T65">To </text:span><text:span text:style-name="T83">be granted a scholarship</text:span>, a <text:span text:style-name="T4">First Name</text:span> must be inputted in the text field.</text:p>
            <text:p text:style-name="P19"/>
            <text:p text:style-name="P48">Test input: “<text:span text:style-name="T17">Charlie</text:span>” <text:span text:style-name="T17">as a </text:span><text:span text:style-name="T5">First Name</text:span></text:p>
          </table:table-cell>
          <table:table-cell table:style-name="Table3.D4" office:value-type="string">
            <text:p text:style-name="P89"><text:span text:style-name="T13">“</text:span><text:span text:style-name="T15">John Doe 1/2/2007 enrolled 14 credits</text:span><text:span text:style-name="T13">”</text:span> <text:span text:style-name="T3">(given that all previous fields that are required for adding a student are provided)</text:span></text:p>
          </table:table-cell>
        </table:table-row>
        <table:table-row>
          <table:table-cell table:style-name="Table3.A5" table:number-rows-spanned="2" office:value-type="string">
            <text:p text:style-name="P54">2</text:p>
          </table:table-cell>
          <table:table-cell table:style-name="Table3.B5" table:number-rows-spanned="2" office:value-type="string">
            <text:p text:style-name="P19">A student must <text:span text:style-name="T39">input a</text:span> <text:span text:style-name="T26">last</text:span> name <text:span text:style-name="T39">into the field.</text:span></text:p>
          </table:table-cell>
          <table:table-cell table:style-name="Table3.C5" office:value-type="string">
            <text:p text:style-name="P41"><text:span text:style-name="T65">To </text:span><text:span text:style-name="T83">be granted a scholarship</text:span>, a <text:span text:style-name="T40">valid </text:span><text:span text:style-name="T7">Last</text:span><text:span text:style-name="T4"> Name</text:span> must be inputted in the text field.</text:p>
            <text:p text:style-name="P39"/>
            <text:p text:style-name="P48">Test input: “” <text:span text:style-name="T19">as a</text:span><text:span text:style-name="T17"> </text:span><text:span text:style-name="T6">Last Name</text:span><text:span text:style-name="T3"> </text:span></text:p>
          </table:table-cell>
          <table:table-cell table:style-name="Table3.D5" office:value-type="string">
            <text:p text:style-name="P6">“<text:span text:style-name="T28">Please enter a last name.” </text:span><text:span text:style-name="T3">(given that all previous fields that are required for adding a student are provided)</text:span></text:p>
          </table:table-cell>
        </table:table-row>
        <table:table-row>
          <table:covered-table-cell table:style-name="Table3.A5"/>
          <table:covered-table-cell table:style-name="Table3.B5"/>
          <table:table-cell table:style-name="Table3.C6" office:value-type="string">
            <text:p text:style-name="P41"><text:span text:style-name="T65">To </text:span><text:span text:style-name="T83">be granted a scholarship</text:span>, a <text:span text:style-name="T40">valid </text:span><text:span text:style-name="T7">Last</text:span><text:span text:style-name="T4"> Name</text:span> must be inputted in the text field.</text:p>
            <text:p text:style-name="P19"/>
            <text:p text:style-name="P57">Test input: “Brown” as<text:span text:style-name="T19"> a</text:span><text:span text:style-name="T17"> </text:span><text:span text:style-name="T4">Last Name</text:span></text:p>
          </table:table-cell>
          <table:table-cell table:style-name="Table3.D6" office:value-type="string">
            <text:p text:style-name="P89"><text:span text:style-name="T13">“</text:span><text:span text:style-name="T15">John Doe 1/2/2007 enrolled 14 credits</text:span><text:span text:style-name="T13">”</text:span> <text:span text:style-name="T12">(given that all previous fields that are required for adding a student are provided)</text:span></text:p>
          </table:table-cell>
        </table:table-row>
        <table:table-row>
          <table:table-cell table:style-name="Table3.A7" table:number-rows-spanned="7" office:value-type="string">
            <text:p text:style-name="P60">3</text:p>
          </table:table-cell>
          <table:table-cell table:style-name="Table3.B7" table:number-rows-spanned="7" office:value-type="string">
            <text:p text:style-name="P63">A student must have a <text:span text:style-name="T41">valid</text:span> date that is in proper notation.</text:p>
            <text:p text:style-name="P63"/>
            <text:p text:style-name="P39"/>
          </table:table-cell>
          <table:table-cell table:style-name="Table3.C7" office:value-type="string">
            <text:p text:style-name="P41"><text:span text:style-name="T65">To </text:span><text:span text:style-name="T83">be granted a scholarship</text:span>, <text:span text:style-name="T43">the</text:span><text:span text:style-name="T29"> </text:span><text:span text:style-name="T7">Date of Birth</text:span> <text:span text:style-name="T43">field cannot be empty.</text:span></text:p>
            <text:p text:style-name="P39"/>
            <text:p text:style-name="P66">Test input: “” as a <text:span text:style-name="T4">DOB </text:span></text:p>
          </table:table-cell>
          <table:table-cell table:style-name="Table3.D7" office:value-type="string">
            <text:p text:style-name="P69">“Please select a date.” 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3.A8"/>
          <table:covered-table-cell table:style-name="Table3.B7"/>
          <table:table-cell table:style-name="Table3.C8" office:value-type="string">
            <text:p text:style-name="P41"><text:span text:style-name="T65">To </text:span><text:span text:style-name="T83">be granted a scholarship</text:span>, a<text:span text:style-name="T29"> </text:span><text:span text:style-name="T7">Date of Birth</text:span> <text:span text:style-name="T44">that provides a month, day, and year </text:span>must be inputted in the text field.</text:p>
            <text:p text:style-name="P39"/>
            <text:p text:style-name="P66">Test input: “aSL120!)@%&amp;!)(#” as a <text:span text:style-name="T4">DOB </text:span></text:p>
          </table:table-cell>
          <table:table-cell table:style-name="Table3.D8" office:value-type="string">
            <text:p text:style-name="P6">“<text:span text:style-name="T39">Please select a date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3.A8"/>
          <table:covered-table-cell table:style-name="Table3.B7"/>
          <table:table-cell table:style-name="Table3.C7" office:value-type="string">
            <text:p text:style-name="P42"><text:span text:style-name="T65">To </text:span><text:span text:style-name="T83">be granted a scholarship</text:span>, a <text:span text:style-name="T29">valid </text:span><text:span text:style-name="T7">Date of Birth</text:span> must <text:span text:style-name="T45">allow the student must be 16 years or older.</text:span></text:p>
            <text:p text:style-name="P39"/>
            <text:p text:style-name="P93">Test input: “3/1/2007”</text:p>
          </table:table-cell>
          <table:table-cell table:style-name="Table3.D7" office:value-type="string">
            <text:p text:style-name="P6">“<text:span text:style-name="T45">DOB invalid: 3/1/2007 younger than 16 years old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3.A8"/>
          <table:covered-table-cell table:style-name="Table3.B7"/>
          <table:table-cell table:style-name="Table3.C8" office:value-type="string">
            <text:p text:style-name="P42"><text:span text:style-name="T65">To </text:span><text:span text:style-name="T83">be granted a scholarship</text:span>, a <text:span text:style-name="T29">valid </text:span><text:span text:style-name="T7">Date of Birth</text:span> must <text:span text:style-name="T45">allow the student cannot be born </text:span><text:span text:style-name="T46">today or at a future date.</text:span></text:p>
            <text:p text:style-name="P39"/>
            <text:p text:style-name="P93">Test input: “<text:span text:style-name="T47">3/19/2027”</text:span></text:p>
          </table:table-cell>
          <table:table-cell table:style-name="Table3.D8" office:value-type="string">
            <text:p text:style-name="P6">“<text:span text:style-name="T47">DOB invalid: 3/19/2027 younger than 16 years old.” </text:span>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3.A8"/>
          <table:covered-table-cell table:style-name="Table3.B7"/>
          <table:table-cell table:style-name="Table3.C8" office:value-type="string">
            <text:p text:style-name="P43"><text:span text:style-name="T65">To </text:span><text:span text:style-name="T83">be granted a scholarship</text:span>, a <text:span text:style-name="T29">valid </text:span><text:span text:style-name="T7">Date of Birth</text:span> <text:span text:style-name="T48">must be a valid calendar date.</text:span></text:p>
            <text:p text:style-name="P39"/>
            <text:p text:style-name="P93">Test input: “<text:span text:style-name="T48">2</text:span><text:span text:style-name="T47">/</text:span><text:span text:style-name="T48">29/2000</text:span><text:span text:style-name="T47">”</text:span></text:p>
          </table:table-cell>
          <table:table-cell table:style-name="Table3.D8" office:value-type="string">
            <text:p text:style-name="P89"><text:span text:style-name="T13">“</text:span><text:span text:style-name="T15">John Doe 1/2/2007 enrolled 14 credits</text:span><text:span text:style-name="T13">”</text:span> <text:span text:style-name="T12">(given that all previous fields that are required for adding a student are provided)</text:span></text:p>
          </table:table-cell>
        </table:table-row>
        <table:table-row table:style-name="Table3.12">
          <table:covered-table-cell table:style-name="Table3.A8"/>
          <table:covered-table-cell table:style-name="Table3.B7"/>
          <table:table-cell table:style-name="Table3.C8" office:value-type="string">
            <text:p text:style-name="P44"><text:span text:style-name="T65">To </text:span><text:span text:style-name="T83">be granted a scholarship</text:span>, a <text:span text:style-name="T29">valid </text:span><text:soft-page-break/><text:span text:style-name="T7">Date of Birth</text:span> <text:span text:style-name="T48">must be a valid calendar date.</text:span></text:p>
            <text:p text:style-name="P39"/>
            <text:p text:style-name="P93">Test input: “<text:span text:style-name="T48">2</text:span><text:span text:style-name="T47">/</text:span><text:span text:style-name="T48">29/2001</text:span><text:span text:style-name="T47">”</text:span></text:p>
          </table:table-cell>
          <table:table-cell table:style-name="Table3.D8" office:value-type="string">
            <text:p text:style-name="P89">“<text:span text:style-name="T48">DOB invalid: 2</text:span>/2<text:span text:style-name="T48">9</text:span>/<text:span text:style-name="T48">2001 not </text:span><text:soft-page-break/><text:span text:style-name="T48">a valid calendar date!</text:span>” <text:span text:style-name="T12">(given that all previous fields that are required for adding a student are provided)</text:span></text:p>
          </table:table-cell>
        </table:table-row>
        <table:table-row>
          <table:covered-table-cell table:style-name="Table3.A8"/>
          <table:covered-table-cell table:style-name="Table3.B7"/>
          <table:table-cell table:style-name="Table3.C8" office:value-type="string">
            <text:p text:style-name="P44"><text:span text:style-name="T65">To </text:span><text:span text:style-name="T83">be granted a scholarship</text:span>, a <text:span text:style-name="T29">valid </text:span><text:span text:style-name="T7">Date of Birth</text:span> <text:span text:style-name="T48">must be a valid calendar date.</text:span></text:p>
            <text:p text:style-name="P39"/>
            <text:p text:style-name="P93">Test input: “<text:span text:style-name="T48">3</text:span><text:span text:style-name="T47">/</text:span><text:span text:style-name="T48">2/1990</text:span><text:span text:style-name="T47">”</text:span></text:p>
          </table:table-cell>
          <table:table-cell table:style-name="Table3.D8" office:value-type="string">
            <text:p text:style-name="P126"><text:span text:style-name="T13">“</text:span><text:span text:style-name="T15">John Doe 1/2/2007 enrolled 14 credits</text:span><text:span text:style-name="T13">”</text:span> <text:span text:style-name="T12">(given that all previous fields that are required for adding a student are provided)</text:span></text:p>
          </table:table-cell>
        </table:table-row>
        <table:table-row>
          <table:table-cell table:style-name="Table3.A14" office:value-type="string">
            <text:p text:style-name="P181">4</text:p>
          </table:table-cell>
          <table:table-cell table:style-name="Table3.B14" office:value-type="string">
            <text:p text:style-name="P161">Scholarship amount must be valid</text:p>
          </table:table-cell>
          <table:table-cell table:style-name="Table3.C14" office:value-type="string">
            <text:p text:style-name="P118">If scholarship is 0 or less</text:p>
            <text:p text:style-name="P118"/>
            <text:p text:style-name="P118">Test input: 0</text:p>
          </table:table-cell>
          <table:table-cell table:style-name="Table3.D14" office:value-type="string">
            <text:p text:style-name="P103">“<text:span text:style-name="T84">0: invalid amount”</text:span></text:p>
          </table:table-cell>
        </table:table-row>
        <table:table-row>
          <table:table-cell table:style-name="Table3.A14" office:value-type="string">
            <text:p text:style-name="P77"/>
          </table:table-cell>
          <table:table-cell table:style-name="Table3.B14" office:value-type="string">
            <text:p text:style-name="P161"/>
          </table:table-cell>
          <table:table-cell table:style-name="Table3.C14" office:value-type="string">
            <text:p text:style-name="P118">If scholarship is 1-10000:</text:p>
            <text:p text:style-name="P119"/>
            <text:p text:style-name="P175">Test input: </text:p>
            <text:p text:style-name="P162"><text:span text:style-name="T69"><text:s text:c="5"/>First Name: John</text:span></text:p>
            <text:p text:style-name="P172"><text:s text:c="5"/><text:span text:style-name="T69">Last Name: Doe</text:span></text:p>
            <text:p text:style-name="P172"><text:s text:c="5"/><text:span text:style-name="T69">DOB: 1/2/200</text:span><text:span text:style-name="T87">5</text:span></text:p>
            <text:p text:style-name="P175"><text:span text:style-name="T94"><text:s text:c="5"/>Amount: </text:span>1</text:p>
          </table:table-cell>
          <table:table-cell table:style-name="Table3.D14" office:value-type="string">
            <text:p text:style-name="P179">“<text:span text:style-name="T85">John Doe 1/2/200</text:span><text:span text:style-name="T87">5: </text:span><text:span text:style-name="T95">scholarship amount updated.</text:span>”</text:p>
          </table:table-cell>
        </table:table-row>
        <table:table-row>
          <table:table-cell table:style-name="Table3.A14" office:value-type="string">
            <text:p text:style-name="P77"/>
          </table:table-cell>
          <table:table-cell table:style-name="Table3.B14" office:value-type="string">
            <text:p text:style-name="P161"/>
          </table:table-cell>
          <table:table-cell table:style-name="Table3.C14" office:value-type="string">
            <text:p text:style-name="P119">If scholarship is 1-10000:</text:p>
            <text:p text:style-name="P119"/>
            <text:p text:style-name="P175">Test input: </text:p>
            <text:p text:style-name="P162"><text:span text:style-name="T69"><text:s text:c="5"/>First Name: John</text:span></text:p>
            <text:p text:style-name="P172"><text:s text:c="5"/><text:span text:style-name="T69">Last Name: Doe</text:span></text:p>
            <text:p text:style-name="P172"><text:s text:c="5"/><text:span text:style-name="T69">DOB: 1/2/200</text:span><text:span text:style-name="T87">5</text:span></text:p>
            <text:p text:style-name="P175"><text:span text:style-name="T94"><text:s text:c="5"/>Amount: </text:span>10000</text:p>
          </table:table-cell>
          <table:table-cell table:style-name="Table3.D14" office:value-type="string">
            <text:p text:style-name="P178">“<text:span text:style-name="T85">John Doe 1/2/200</text:span><text:span text:style-name="T87">5: </text:span><text:span text:style-name="T95">scholarship amount updated.</text:span>”</text:p>
          </table:table-cell>
        </table:table-row>
        <table:table-row>
          <table:table-cell table:style-name="Table3.A14" office:value-type="string">
            <text:p text:style-name="P77"/>
          </table:table-cell>
          <table:table-cell table:style-name="Table3.B14" office:value-type="string">
            <text:p text:style-name="P161"/>
          </table:table-cell>
          <table:table-cell table:style-name="Table3.C14" office:value-type="string">
            <text:p text:style-name="P118">If scholarship is 10001 or greater</text:p>
            <text:p text:style-name="P118"/>
            <text:p text:style-name="P118">Test input: 10001</text:p>
          </table:table-cell>
          <table:table-cell table:style-name="Table3.D14" office:value-type="string">
            <text:p text:style-name="P103">“<text:span text:style-name="T84">10001: invalid amount”</text:span></text:p>
          </table:table-cell>
        </table:table-row>
        <table:table-row>
          <table:table-cell table:style-name="Table3.A14" office:value-type="string">
            <text:p text:style-name="P77"/>
          </table:table-cell>
          <table:table-cell table:style-name="Table3.B14" office:value-type="string">
            <text:p text:style-name="P161">Student must be in the roster</text:p>
          </table:table-cell>
          <table:table-cell table:style-name="Table3.C14" office:value-type="string">
            <text:p text:style-name="P120">The inputted student is not in the roster and cant be awarded a scholarship.</text:p>
            <text:p text:style-name="P120"/>
            <text:p text:style-name="P170">Test input:</text:p>
            <text:p text:style-name="P170"><text:s text:c="5"/><text:span text:style-name="T69">First Name: John</text:span></text:p>
            <text:p text:style-name="P170"><text:s text:c="5"/><text:span text:style-name="T69">Last Name: Doe</text:span></text:p>
            <text:p text:style-name="P170"><text:s text:c="5"/><text:span text:style-name="T69">DOB: 1/2/200</text:span><text:span text:style-name="T87">5</text:span></text:p>
            <text:p text:style-name="P170"><text:s text:c="5"/><text:span text:style-name="T86">Amount: 104</text:span></text:p>
          </table:table-cell>
          <table:table-cell table:style-name="Table3.D14" office:value-type="string">
            <text:p text:style-name="P103">“<text:span text:style-name="T85">John Doe 1/2/200</text:span><text:span text:style-name="T87">5</text:span><text:span text:style-name="T85"> is not in the roster.”</text:span></text:p>
          </table:table-cell>
        </table:table-row>
        <table:table-row table:style-name="Table3.19">
          <table:table-cell table:style-name="Table3.A14" office:value-type="string">
            <text:p text:style-name="P77"/>
          </table:table-cell>
          <table:table-cell table:style-name="Table3.B14" office:value-type="string">
            <text:p text:style-name="P161">Student must be <text:span text:style-name="T88">full time to be </text:span>eligible for the scholarship</text:p>
          </table:table-cell>
          <table:table-cell table:style-name="Table3.C14" office:value-type="string">
            <text:p text:style-name="P173">The inputted student is not in the roster and cant be awarded a scholarship.</text:p>
            <text:p text:style-name="P173"/>
            <text:p text:style-name="P171">Test input:</text:p>
            <text:p text:style-name="P171"><text:s text:c="5"/><text:span text:style-name="T69">First Name: John</text:span></text:p>
            <text:p text:style-name="P171"><text:s text:c="5"/><text:span text:style-name="T69">Last Name: Doe</text:span></text:p>
            <text:p text:style-name="P171"><text:s text:c="5"/><text:span text:style-name="T69">DOB: 1/2/200</text:span><text:span text:style-name="T87">5</text:span></text:p>
            <text:p text:style-name="P171"><text:s text:c="5"/><text:span text:style-name="T86">Amount: 104</text:span></text:p>
          </table:table-cell>
          <table:table-cell table:style-name="Table3.D14" office:value-type="string">
            <text:p text:style-name="P177">“<text:span text:style-name="T85">John Doe 1/2/200</text:span><text:span text:style-name="T87">5 </text:span><text:span text:style-name="T92">part time student is not eligible for the scholarship.</text:span><text:span text:style-name="T85">”</text:span></text:p>
          </table:table-cell>
        </table:table-row>
        <text:soft-page-break/>
        <table:table-row>
          <table:table-cell table:style-name="Table3.A14" office:value-type="string">
            <text:p text:style-name="P77"/>
          </table:table-cell>
          <table:table-cell table:style-name="Table3.B14" office:value-type="string">
            <text:p text:style-name="P180"><text:span text:style-name="T88">Student must be resident to be </text:span>eligible for scholarship</text:p>
          </table:table-cell>
          <table:table-cell table:style-name="Table3.C14" office:value-type="string">
            <text:p text:style-name="P173">The inputted student is not in the roster and cant be awarded a scholarship.</text:p>
            <text:p text:style-name="P173"/>
            <text:p text:style-name="P171">Test input:</text:p>
            <text:p text:style-name="P171"><text:s text:c="5"/><text:span text:style-name="T69">First Name: John</text:span></text:p>
            <text:p text:style-name="P171"><text:s text:c="5"/><text:span text:style-name="T69">Last Name: Doe</text:span></text:p>
            <text:p text:style-name="P171"><text:s text:c="5"/><text:span text:style-name="T69">DOB: 1/2/200</text:span><text:span text:style-name="T87">5</text:span></text:p>
            <text:p text:style-name="P171"><text:s text:c="5"/><text:span text:style-name="T86">Amount: 104</text:span></text:p>
            <text:p text:style-name="P171"><text:s text:c="5"/><text:span text:style-name="T91">(Status: Non-Resident)</text:span></text:p>
          </table:table-cell>
          <table:table-cell table:style-name="Table3.D14" office:value-type="string">
            <text:p text:style-name="P177">“<text:span text:style-name="T85">John Doe 1/2/200</text:span><text:span text:style-name="T87">5</text:span><text:span text:style-name="T85"> </text:span><text:span text:style-name="T93">(Non-Resident) is not eligible for the scholarship.</text:span><text:span text:style-name="T85">”</text:span></text:p>
          </table:table-cell>
        </table:table-row>
        <table:table-row>
          <table:table-cell table:style-name="Table3.A21" office:value-type="string">
            <text:p text:style-name="P77"/>
          </table:table-cell>
          <table:table-cell table:style-name="Table3.B21" office:value-type="string">
            <text:p text:style-name="P161">Amount must be an integer.</text:p>
          </table:table-cell>
          <table:table-cell table:style-name="Table3.C21" office:value-type="string">
            <text:p text:style-name="P174">The user inputs an amount that is not an integer.</text:p>
            <text:p text:style-name="P173"/>
            <text:p text:style-name="P171">Test input:</text:p>
            <text:p text:style-name="P171"><text:s text:c="5"/><text:span text:style-name="T69">First Name: John</text:span></text:p>
            <text:p text:style-name="P171"><text:s text:c="5"/><text:span text:style-name="T69">Last Name: Doe</text:span></text:p>
            <text:p text:style-name="P171"><text:s text:c="5"/><text:span text:style-name="T69">DOB: 1/2/200</text:span><text:span text:style-name="T87">5</text:span></text:p>
            <text:p text:style-name="P171"><text:s text:c="5"/><text:span text:style-name="T86">Amount: “</text:span><text:span text:style-name="T89">Hey man”</text:span></text:p>
          </table:table-cell>
          <table:table-cell table:style-name="Table3.D21" office:value-type="string">
            <text:p text:style-name="P106">“<text:span text:style-name="T90">Amount is not an integer”</text:span></text:p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4" office:value-type="string">
            <text:p text:style-name="P81">Print tab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Test Case #</text:p>
          </table:table-cell>
          <table:table-cell table:style-name="Table2.A2" office:value-type="string">
            <text:p text:style-name="P12">Requirement</text:p>
          </table:table-cell>
          <table:table-cell table:style-name="Table2.A2" office:value-type="string">
            <text:p text:style-name="P12">Test description and Input Data</text:p>
          </table:table-cell>
          <table:table-cell table:style-name="Table2.A2" office:value-type="string">
            <text:p text:style-name="P12">Expected result/output</text:p>
          </table:table-cell>
        </table:table-row>
        <table:table-row>
          <table:table-cell table:style-name="Table2.A3" office:value-type="string">
            <text:p text:style-name="P8">1</text:p>
          </table:table-cell>
          <table:table-cell table:style-name="Table2.B3" office:value-type="string">
            <text:p text:style-name="P81">When the roster is empty, the user cannot print the roster. </text:p>
          </table:table-cell>
          <table:table-cell table:style-name="Table2.C3" office:value-type="string">
            <text:p text:style-name="P82">The student has yet to add any students to the roster.</text:p>
            <text:p text:style-name="P82"/>
            <text:p text:style-name="P185">Test input: any which print the roster</text:p>
          </table:table-cell>
          <table:table-cell table:style-name="Table2.D3" office:value-type="string">
            <text:p text:style-name="P2">“<text:span text:style-name="T42">Roster is empty!”</text:span></text:p>
          </table:table-cell>
        </table:table-row>
        <table:table-row>
          <table:table-cell table:style-name="Table2.A4" office:value-type="string">
            <text:p text:style-name="P8">2</text:p>
          </table:table-cell>
          <table:table-cell table:style-name="Table2.B4" office:value-type="string">
            <text:p text:style-name="P81">When the enrollment is empty, the user cannot print the roster.</text:p>
          </table:table-cell>
          <table:table-cell table:style-name="Table2.C4" office:value-type="string">
            <text:p text:style-name="P82">The student has yet to enroll any students.</text:p>
            <text:p text:style-name="P82"/>
            <text:p text:style-name="P185">Test input: any which print the enrollment</text:p>
          </table:table-cell>
          <table:table-cell table:style-name="Table2.D4" office:value-type="string">
            <text:p text:style-name="P2">“<text:span text:style-name="T42">Enrollment is empty!”</text:span></text:p>
          </table:table-cell>
        </table:table-row>
        <table:table-row>
          <table:table-cell table:style-name="Table2.A3" office:value-type="string">
            <text:p text:style-name="P8">3</text:p>
          </table:table-cell>
          <table:table-cell table:style-name="Table2.B3" office:value-type="string">
            <text:p text:style-name="P81"/>
          </table:table-cell>
          <table:table-cell table:style-name="Table2.C3" office:value-type="string">
            <text:p text:style-name="P8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4" office:value-type="string">
            <text:p text:style-name="P8">4</text:p>
          </table:table-cell>
          <table:table-cell table:style-name="Table2.B4" office:value-type="string">
            <text:p text:style-name="P7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3" office:value-type="string">
            <text:p text:style-name="P8">5</text:p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4" office:value-type="string">
            <text:p text:style-name="P8">6</text:p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3" office:value-type="string">
            <text:p text:style-name="P8">7</text:p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4" office:value-type="string">
            <text:p text:style-name="P8">8</text:p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3" office:value-type="string">
            <text:p text:style-name="P8">9</text:p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12" office:value-type="string">
            <text:p text:style-name="P7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13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12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ext:soft-page-break/>
        <table:table-row>
          <table:table-cell table:style-name="Table2.A13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12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13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  <table:table-row>
          <table:table-cell table:style-name="Table2.A12" office:value-type="string">
            <text:p text:style-name="P2"/>
          </table:table-cell>
          <table:table-cell table:style-name="Table2.B4" office:value-type="string">
            <text:p text:style-name="P2"/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13" office:value-type="string">
            <text:p text:style-name="P2"/>
          </table:table-cell>
          <table:table-cell table:style-name="Table2.B3" office:value-type="string">
            <text:p text:style-name="P2"/>
          </table:table-cell>
          <table:table-cell table:style-name="Table2.C3" office:value-type="string">
            <text:p text:style-name="P2"/>
          </table:table-cell>
          <table:table-cell table:style-name="Table2.D3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10:57:09.188000000</meta:creation-date>
    <dc:date>2023-03-20T02:29:37.910000000</dc:date>
    <meta:editing-duration>PT15H29M35S</meta:editing-duration>
    <meta:editing-cycles>146</meta:editing-cycles>
    <meta:generator>LibreOffice/7.5.1.2$Windows_X86_64 LibreOffice_project/fcbaee479e84c6cd81291587d2ee68cba099e129</meta:generator>
    <meta:document-statistic meta:table-count="4" meta:image-count="0" meta:object-count="0" meta:page-count="12" meta:paragraph-count="407" meta:word-count="3152" meta:character-count="18562" meta:non-whitespace-character-count="15240"/>
  </office:meta>
</office:document-meta>
</file>